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46mm" fo:break-before="auto" style:use-optimal-row-height="true"/>
    </style:style>
    <style:style style:name="ro3" style:family="table-row">
      <style:table-row-properties style:row-height="10mm" fo:break-before="auto" style:use-optimal-row-height="true"/>
    </style:style>
    <style:style style:name="ro4" style:family="table-row">
      <style:table-row-properties style:row-height="32.37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9.53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35mm" fo:break-before="auto" style:use-optimal-row-height="false"/>
    </style:style>
    <style:style style:name="ro10" style:family="table-row">
      <style:table-row-properties style:row-height="6mm" fo:break-before="auto" style:use-optimal-row-height="true"/>
    </style:style>
    <style:style style:name="ro11" style:family="table-row">
      <style:table-row-properties style:row-height="5.56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ro13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padding="0.71mm" style:vertical-align="top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1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3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65" style:family="table-cell" style:parent-style-name="Default">
      <style:table-cell-properties fo:wrap-option="wrap" style:vertical-align="top"/>
    </style:style>
    <style:style style:name="ce15" style:family="table-cell" style:parent-style-name="Default">
      <style:table-cell-properties fo:background-color="#e6e6ff" fo:wrap-option="wrap" style:vertical-align="top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6" style:family="table-cell" style:parent-style-name="Default">
      <style:table-cell-properties fo:padding="0.71mm"/>
    </style:style>
    <style:style style:name="ce17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2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4" style:family="table-cell" style:parent-style-name="Default" style:data-style-name="N100">
      <style:table-cell-properties fo:wrap-option="wrap" style:vertical-align="top"/>
    </style:style>
    <style:style style:name="ce25" style:family="table-cell" style:parent-style-name="Default" style:data-style-name="N100">
      <style:table-cell-properties fo:background-color="#e6e6ff" fo:wrap-option="wrap" style:vertical-align="top"/>
    </style:style>
    <style:style style:name="ce26" style:family="table-cell" style:parent-style-name="Default" style:data-style-name="N100">
      <style:table-cell-properties fo:padding="0.71mm"/>
    </style:style>
    <style:style style:name="ce27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mm"/>
    </style:style>
    <style:style style:name="ce16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 style:data-style-name="N100"/>
    <style:style style:name="ce35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170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8" style:family="table-cell" style:parent-style-name="Default" style:data-style-name="N100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 fo:padding="0.71mm" style:vertical-align="top"/>
    </style:style>
    <style:style style:name="ce40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7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 style:data-style-name="N100">
      <style:table-cell-properties fo:padding="0.71mm" style:vertical-align="top"/>
    </style:style>
    <style:style style:name="ce4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48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87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8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9" style:family="table-cell" style:parent-style-name="Default" style:data-style-name="N164">
      <style:table-cell-properties fo:padding="0.71mm"/>
    </style:style>
    <style:style style:name="ce6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1" style:family="table-cell" style:parent-style-name="Default" style:data-style-name="N164">
      <style:table-cell-properties fo:padding="0.71mm" style:vertical-align="top"/>
    </style:style>
    <style:style style:name="ce62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96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 style:data-style-name="N164"/>
    <style:style style:name="ce19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6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71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7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8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79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80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7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88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9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7" style:family="table-cell" style:parent-style-name="Default" style:data-style-name="N1">
      <style:table-cell-properties fo:padding="0.71mm"/>
    </style:style>
    <style:style style:name="ce98" style:family="table-cell" style:parent-style-name="Default" style:data-style-name="N1">
      <style:table-cell-properties fo:padding="0.71mm" style:vertical-align="top"/>
    </style:style>
    <style:style style:name="ce99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0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1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2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1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3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4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5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6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8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1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33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34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8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9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41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2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3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4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9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5">
        <office:forms form:automatic-focus="false" form:apply-design-mode="false"/>
        <table:table-header-columns>
          <table:table-column table:style-name="co1" table:default-cell-style-name="ce7"/>
          <table:table-column table:style-name="co2" table:default-cell-style-name="ce6"/>
          <table:table-column table:style-name="co3" table:default-cell-style-name="ce156"/>
        </table:table-header-columns>
        <table:table-column table:style-name="co4" table:default-cell-style-name="ce170"/>
        <table:table-column table:style-name="co5" table:default-cell-style-name="ce170"/>
        <table:table-column table:style-name="co6" table:default-cell-style-name="ce170"/>
        <table:table-column table:style-name="co7" table:default-cell-style-name="ce170"/>
        <table:table-column table:style-name="co8" table:default-cell-style-name="ce187"/>
        <table:table-column table:style-name="co9" table:default-cell-style-name="ce66"/>
        <table:table-column table:style-name="co10" table:default-cell-style-name="ce73"/>
        <table:table-column table:style-name="co11" table:default-cell-style-name="ce80"/>
        <table:table-column table:style-name="co12" table:default-cell-style-name="ce91"/>
        <table:table-column table:style-name="co10" table:default-cell-style-name="ce73"/>
        <table:table-column table:style-name="co11" table:default-cell-style-name="ce80"/>
        <table:table-column table:style-name="co13" table:default-cell-style-name="ce91"/>
        <table:table-column table:style-name="co14" table:default-cell-style-name="ce73"/>
        <table:table-column table:style-name="co15" table:default-cell-style-name="ce73"/>
        <table:table-column table:style-name="co11" table:default-cell-style-name="ce79"/>
        <table:table-column table:style-name="co16" table:default-cell-style-name="ce91"/>
        <table:table-column table:style-name="co17" table:default-cell-style-name="ce170"/>
        <table:table-column table:style-name="co11" table:default-cell-style-name="ce106"/>
        <table:table-column table:style-name="co9" table:default-cell-style-name="ce91"/>
        <table:table-column table:style-name="co1" table:default-cell-style-name="ce114"/>
        <table:table-column table:style-name="co18" table:default-cell-style-name="ce91"/>
        <table:table-column table:style-name="co19" table:default-cell-style-name="ce127"/>
        <table:table-column table:style-name="co11" table:default-cell-style-name="ce134"/>
        <table:table-column table:style-name="co20" table:default-cell-style-name="ce127"/>
        <table:table-column table:style-name="co21" table:default-cell-style-name="ce147"/>
        <table:table-column table:style-name="co22" table:number-columns-repeated="222" table:default-cell-style-name="ce16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3"/>
            <table:table-cell table:style-name="ce8"/>
            <table:table-cell table:style-name="ce2"/>
            <table:table-cell table:style-name="ce177" office:value-type="string" calcext:value-type="string" table:number-columns-spanned="4" table:number-rows-spanned="1">
              <text:p>Farnell / Element14</text:p>
            </table:table-cell>
            <table:covered-table-cell table:style-name="ce177"/>
            <table:covered-table-cell table:style-name="ce49"/>
            <table:covered-table-cell table:style-name="ce55"/>
            <table:table-cell table:style-name="ce67" office:value-type="string" calcext:value-type="string" table:number-columns-spanned="2" table:number-rows-spanned="1">
              <text:p>Digi-Key</text:p>
            </table:table-cell>
            <table:covered-table-cell table:style-name="ce74"/>
            <table:table-cell table:style-name="ce214"/>
            <table:table-cell table:style-name="ce67" office:value-type="string" calcext:value-type="string" table:number-columns-spanned="2" table:number-rows-spanned="1">
              <text:p>Mouser</text:p>
            </table:table-cell>
            <table:covered-table-cell table:style-name="ce74"/>
            <table:table-cell table:style-name="ce214"/>
            <table:table-cell table:style-name="ce177" office:value-type="string" calcext:value-type="string" table:number-columns-spanned="4" table:number-rows-spanned="1">
              <text:p>RS Components</text:p>
            </table:table-cell>
            <table:covered-table-cell table:style-name="ce177"/>
            <table:covered-table-cell table:style-name="ce94"/>
            <table:covered-table-cell table:style-name="ce96"/>
            <table:table-cell table:style-name="ce101" office:value-type="string" calcext:value-type="string" table:number-columns-spanned="3" table:number-rows-spanned="1">
              <text:p>TME</text:p>
            </table:table-cell>
            <table:covered-table-cell table:style-name="ce104"/>
            <table:covered-table-cell table:style-name="ce214"/>
            <table:table-cell table:style-name="ce109"/>
            <table:table-cell table:style-name="ce115"/>
            <table:table-cell table:style-name="ce253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53"/>
            <table:table-cell table:style-name="ce148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8" office:value-type="string" calcext:value-type="string">
              <text:p>Package</text:p>
            </table:table-cell>
            <table:table-cell table:style-name="ce2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6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5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82" office:value-type="string" calcext:value-type="string">
              <text:p>MOQ</text:p>
            </table:table-cell>
            <table:table-cell table:style-name="ce109" office:value-type="string" calcext:value-type="string">
              <text:p>THT</text:p>
            </table:table-cell>
            <table:table-cell table:style-name="ce109" office:value-type="string" calcext:value-type="string">
              <text:p>SMD</text:p>
            </table:table-cell>
            <table:table-cell table:style-name="ce121" office:value-type="string" calcext:value-type="string">
              <text:p>Best Supplier</text:p>
            </table:table-cell>
            <table:table-cell table:style-name="ce128" office:value-type="string" calcext:value-type="string">
              <text:p>Lowest unit price €</text:p>
            </table:table-cell>
            <table:table-cell table:style-name="ce135" office:value-type="string" calcext:value-type="string">
              <text:p>Order Qty</text:p>
            </table:table-cell>
            <table:table-cell table:style-name="ce139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8401-46 or DS1092-16-B6P</text:p>
          </table:table-cell>
          <table:table-cell table:style-name="ce24" office:value-type="string" calcext:value-type="string">
            <text:p><text:span text:style-name="T1">THT</text:span>; CR2032 cell battery holder; vertical</text:p>
          </table:table-cell>
          <table:table-cell table:style-name="ce65" office:value-type="string" calcext:value-type="string">
            <text:p>B1</text:p>
          </table:table-cell>
          <table:table-cell table:style-name="ce18" office:value-type="string" calcext:value-type="string">
            <text:p>2115304</text:p>
          </table:table-cell>
          <table:table-cell table:style-name="ce18" office:value-type="string" calcext:value-type="string">
            <text:p>S8401-46</text:p>
          </table:table-cell>
          <table:table-cell table:style-name="ce50" office:value-type="float" office:value="2.19" calcext:value-type="float">
            <text:p>2,19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952-1743-1-ND</text:p>
          </table:table-cell>
          <table:table-cell table:style-name="ce76" office:value-type="float" office:value="1.23" calcext:value-type="float">
            <text:p>1,23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S8401-46 </text:p>
          </table:table-cell>
          <table:table-cell table:style-name="ce76" office:value-type="float" office:value="1.22" calcext:value-type="float">
            <text:p>1,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61-3709</text:p>
          </table:table-cell>
          <table:table-cell table:style-name="ce18" office:value-type="string" calcext:value-type="string">
            <text:p>S8401-46</text:p>
          </table:table-cell>
          <table:table-cell table:style-name="ce76" office:value-type="float" office:value="1.454" calcext:value-type="float">
            <text:p>1,45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DS1092-16-B6P</text:p>
          </table:table-cell>
          <table:table-cell table:style-name="ce50" office:value-type="float" office:value="0.1467" calcext:value-type="float">
            <text:p>0,147</text:p>
          </table:table-cell>
          <table:table-cell table:style-name="ce83" office:value-type="float" office:value="10" calcext:value-type="float">
            <text:p>10</text:p>
          </table:table-cell>
          <table:table-cell table:style-name="ce110" table:formula="of:=[.B3]" office:value-type="float" office:value="1" calcext:value-type="float">
            <text:p>1</text:p>
          </table:table-cell>
          <table:table-cell table:style-name="ce83" table:formula="of:=IF([.W3]&lt;&gt;&quot;&quot;;&quot;&quot;;[.B3])">
            <text:p/>
          </table:table-cell>
          <table:table-cell table:style-name="ce122" table:formula="of:=IF([.Z3]=[.H3];&quot;Farnell&quot;; IF([.Z3]=[.K3]; &quot;Digikey&quot;; IF([.Z3]=[.N3]; &quot;Mouser&quot;; IF([.Z3]=[.R3]; &quot;RS&quot;; IF([.Z3]=[.U3]; &quot;TME&quot;)))))" office:value-type="string" office:string-value="TME" calcext:value-type="string">
            <text:p>TME</text:p>
          </table:table-cell>
          <table:table-cell table:style-name="ce129" table:formula="of:=IF([.B3]&lt;&gt;&quot;&quot;;MIN([.H3];[.K3];[.N3];[.R3];[.U3]);&quot;&quot;)" office:value-type="currency" office:currency="EUR" office:value="0.1467" calcext:value-type="currency">
            <text:p>0,147 €</text:p>
          </table:table-cell>
          <table:table-cell table:style-name="ce122" table:formula="of:=[.B3]" office:value-type="float" office:value="1" calcext:value-type="float">
            <text:p>1</text:p>
          </table:table-cell>
          <table:table-cell table:style-name="ce140" table:formula="of:=[.Z3]*[.AA3]" office:value-type="float" office:value="0.1467" calcext:value-type="float">
            <text:p>0,14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" calcext:value-type="float">
            <text:p>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p7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10, C12</text:p>
          </table:table-cell>
          <table:table-cell table:style-name="ce45" office:value-type="string" calcext:value-type="string">
            <text:p>2627469</text:p>
          </table:table-cell>
          <table:table-cell table:style-name="ce48" office:value-type="string" calcext:value-type="string">
            <text:p>MC0603N4R7C500CT</text:p>
          </table:table-cell>
          <table:table-cell table:style-name="ce51" office:value-type="float" office:value="0.329" calcext:value-type="float">
            <text:p>0,32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740-1-ND</text:p>
          </table:table-cell>
          <table:table-cell table:style-name="ce77" office:value-type="float" office:value="0.054" calcext:value-type="float">
            <text:p>0,05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006049</text:p>
          </table:table-cell>
          <table:table-cell table:style-name="ce77" office:value-type="float" office:value="0.072" calcext:value-type="float">
            <text:p>0,0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98-9315</text:p>
          </table:table-cell>
          <table:table-cell table:style-name="ce93" office:value-type="string" calcext:value-type="string">
            <text:p>C0603C479C5GACTU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CL10C4R7CB8NNNC</text:p>
          </table:table-cell>
          <table:table-cell table:style-name="ce51" office:value-type="float" office:value="0.024" calcext:value-type="float">
            <text:p>0,024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]&lt;&gt;&quot;&quot;;&quot;&quot;;[.B4])" office:value-type="float" office:value="2" calcext:value-type="float">
            <text:p>2</text:p>
          </table:table-cell>
          <table:table-cell table:style-name="ce122" table:formula="of:=IF([.Z4]=[.H4];&quot;Farnell&quot;; IF([.Z4]=[.K4]; &quot;Digikey&quot;; IF([.Z4]=[.N4]; &quot;Mouser&quot;; IF([.Z4]=[.R4]; &quot;RS&quot;; IF([.Z4]=[.U4]; &quot;TME&quot;)))))" office:value-type="string" office:string-value="RS" calcext:value-type="string">
            <text:p>RS</text:p>
          </table:table-cell>
          <table:table-cell table:style-name="ce129" table:formula="of:=IF([.B4]&lt;&gt;&quot;&quot;;MIN([.H4];[.K4];[.N4];[.R4];[.U4]);&quot;&quot;)" office:value-type="currency" office:currency="EUR" office:value="0.024" calcext:value-type="currency">
            <text:p>0,024 €</text:p>
          </table:table-cell>
          <table:table-cell table:style-name="ce122" table:formula="of:=[.B4]" office:value-type="float" office:value="2" calcext:value-type="float">
            <text:p>2</text:p>
          </table:table-cell>
          <table:table-cell table:style-name="ce140" table:formula="of:=[.Z4]*[.AA4]" office:value-type="float" office:value="0.048" calcext:value-type="float">
            <text:p>0,04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EEEFK1V470P</text:p>
          </table:table-cell>
          <table:table-cell table:style-name="ce24" office:value-type="string" calcext:value-type="string">
            <text:p>Ø6.3 x 5.8 mm</text:p>
          </table:table-cell>
          <table:table-cell table:style-name="ce65" office:value-type="string" calcext:value-type="string">
            <text:p>C13</text:p>
          </table:table-cell>
          <table:table-cell table:style-name="ce18" office:value-type="string" calcext:value-type="string">
            <text:p>9695850</text:p>
          </table:table-cell>
          <table:table-cell table:style-name="ce18" office:value-type="string" calcext:value-type="string">
            <text:p>EEEFK1V470P</text:p>
          </table:table-cell>
          <table:table-cell table:style-name="ce50" office:value-type="float" office:value="0.364" calcext:value-type="float">
            <text:p>0,364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PCE3842CT-ND</text:p>
          </table:table-cell>
          <table:table-cell table:style-name="ce76" office:value-type="float" office:value="0.302" calcext:value-type="float">
            <text:p>0,302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67-EEE-FK1V470P</text:p>
          </table:table-cell>
          <table:table-cell table:style-name="ce76" office:value-type="float" office:value="0.238" calcext:value-type="float">
            <text:p>0,23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537-0657</text:p>
          </table:table-cell>
          <table:table-cell table:style-name="ce18" office:value-type="string" calcext:value-type="string">
            <text:p>EEEFK1V470P</text:p>
          </table:table-cell>
          <table:table-cell table:style-name="ce76" office:value-type="float" office:value="0.394" calcext:value-type="float">
            <text:p>0,394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50" office:value-type="float" office:value="0.13" calcext:value-type="float">
            <text:p>0,130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5]&lt;&gt;&quot;&quot;;&quot;&quot;;[.B5])" office:value-type="float" office:value="1" calcext:value-type="float">
            <text:p>1</text:p>
          </table:table-cell>
          <table:table-cell table:style-name="ce122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9" table:formula="of:=IF([.B5]&lt;&gt;&quot;&quot;;MIN([.H5];[.K5];[.N5];[.R5];[.U5]);&quot;&quot;)" office:value-type="currency" office:currency="EUR" office:value="0.13" calcext:value-type="currency">
            <text:p>0,130 €</text:p>
          </table:table-cell>
          <table:table-cell table:style-name="ce122" table:formula="of:=[.B5]" office:value-type="float" office:value="1" calcext:value-type="float">
            <text:p>1</text:p>
          </table:table-cell>
          <table:table-cell table:style-name="ce140" table:formula="of:=[.Z5]*[.AA5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/6.3V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15, C22, C49</text:p>
            <text:p/>
          </table:table-cell>
          <table:table-cell table:style-name="ce45" office:value-type="string" calcext:value-type="string">
            <text:p>2321209</text:p>
          </table:table-cell>
          <table:table-cell table:style-name="ce48" office:value-type="string" calcext:value-type="string">
            <text:p>T491A475K006AT </text:p>
          </table:table-cell>
          <table:table-cell table:style-name="ce51" office:value-type="float" office:value="0.421" calcext:value-type="float">
            <text:p>0,42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9717-1-ND</text:p>
          </table:table-cell>
          <table:table-cell table:style-name="ce77" office:value-type="float" office:value="0.259" calcext:value-type="float">
            <text:p>0,25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475K006AT</text:p>
          </table:table-cell>
          <table:table-cell table:style-name="ce77" office:value-type="float" office:value="0.184" calcext:value-type="float">
            <text:p>0,18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538-2335</text:p>
          </table:table-cell>
          <table:table-cell table:style-name="ce93" office:value-type="string" calcext:value-type="string">
            <text:p>T491A475K006AT</text:p>
          </table:table-cell>
          <table:table-cell table:style-name="ce77" office:value-type="float" office:value="0.337" calcext:value-type="float">
            <text:p>0,337</text:p>
          </table:table-cell>
          <table:table-cell table:style-name="ce84" office:value-type="float" office:value="10" calcext:value-type="float">
            <text:p>10</text:p>
          </table:table-cell>
          <table:table-cell table:style-name="ce103" office:value-type="string" calcext:value-type="string">
            <text:p><text:s/>T491A475K006AT</text:p>
          </table:table-cell>
          <table:table-cell table:style-name="ce51" office:value-type="float" office:value="0.0936" calcext:value-type="float">
            <text:p>0,094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6]&lt;&gt;&quot;&quot;;&quot;&quot;;[.B6])" office:value-type="float" office:value="3" calcext:value-type="float">
            <text:p>3</text:p>
          </table:table-cell>
          <table:table-cell table:style-name="ce122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9" table:formula="of:=IF([.B6]&lt;&gt;&quot;&quot;;MIN([.H6];[.K6];[.N6];[.R6];[.U6]);&quot;&quot;)" office:value-type="currency" office:currency="EUR" office:value="0.0936" calcext:value-type="currency">
            <text:p>0,094 €</text:p>
          </table:table-cell>
          <table:table-cell table:style-name="ce122" table:formula="of:=[.B6]" office:value-type="float" office:value="3" calcext:value-type="float">
            <text:p>3</text:p>
          </table:table-cell>
          <table:table-cell table:style-name="ce140" table:formula="of:=[.Z6]*[.AA6]" office:value-type="float" office:value="0.2808" calcext:value-type="float">
            <text:p>0,281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1u</text:p>
          </table:table-cell>
          <table:table-cell table:style-name="ce24" office:value-type="string" calcext:value-type="string">
            <text:p>0805, C48 must be 25 V or more</text:p>
          </table:table-cell>
          <table:table-cell table:style-name="ce65" office:value-type="string" calcext:value-type="string">
            <text:p>C24, C33, C34, C48, C56</text:p>
            <text:p/>
          </table:table-cell>
          <table:table-cell table:style-name="ce18" office:value-type="string" calcext:value-type="string">
            <text:p>2495193</text:p>
          </table:table-cell>
          <table:table-cell table:style-name="ce18" office:value-type="string" calcext:value-type="string">
            <text:p>885012207078 </text:p>
          </table:table-cell>
          <table:table-cell table:style-name="ce50" office:value-type="float" office:value="0.139" calcext:value-type="float">
            <text:p>0,139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1066-1-ND </text:p>
          </table:table-cell>
          <table:table-cell table:style-name="ce76" office:value-type="float" office:value="0.07" calcext:value-type="float">
            <text:p>0,07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963-TMK212B7105KG-T</text:p>
          </table:table-cell>
          <table:table-cell table:style-name="ce76" office:value-type="float" office:value="0.05" calcext:value-type="float">
            <text:p>0,050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378-665</text:p>
          </table:table-cell>
          <table:table-cell table:style-name="ce18" office:value-type="string" calcext:value-type="string">
            <text:p>08052R104K8BB</text:p>
          </table:table-cell>
          <table:table-cell table:style-name="ce76" office:value-type="float" office:value="0.038" calcext:value-type="float">
            <text:p>0,03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VJ0805Y105KXXTW1BC</text:p>
          </table:table-cell>
          <table:table-cell table:style-name="ce50" office:value-type="float" office:value="0.01444" calcext:value-type="float">
            <text:p>0,014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7]&lt;&gt;&quot;&quot;;&quot;&quot;;[.B7])" office:value-type="float" office:value="5" calcext:value-type="float">
            <text:p>5</text:p>
          </table:table-cell>
          <table:table-cell table:style-name="ce122" table:formula="of:=IF([.Z7]=[.H7];&quot;Farnell&quot;; IF([.Z7]=[.K7]; &quot;Digikey&quot;; IF([.Z7]=[.N7]; &quot;Mouser&quot;; IF([.Z7]=[.R7]; &quot;RS&quot;; IF([.Z7]=[.U7]; &quot;TME&quot;)))))" office:value-type="string" office:string-value="TME" calcext:value-type="string">
            <text:p>TME</text:p>
          </table:table-cell>
          <table:table-cell table:style-name="ce129" table:formula="of:=IF([.B7]&lt;&gt;&quot;&quot;;MIN([.H7];[.K7];[.N7];[.R7];[.U7]);&quot;&quot;)" office:value-type="currency" office:currency="EUR" office:value="0.01444" calcext:value-type="currency">
            <text:p>0,014 €</text:p>
          </table:table-cell>
          <table:table-cell table:style-name="ce122" table:formula="of:=[.B7]" office:value-type="float" office:value="5" calcext:value-type="float">
            <text:p>5</text:p>
          </table:table-cell>
          <table:table-cell table:style-name="ce140" table:formula="of:=[.Z7]*[.AA7]" office:value-type="float" office:value="0.0722" calcext:value-type="float">
            <text:p>0,07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10n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3, C4, C6, C7</text:p>
            <text:p/>
          </table:table-cell>
          <table:table-cell table:style-name="ce45" office:value-type="string" calcext:value-type="string">
            <text:p>2896555</text:p>
          </table:table-cell>
          <table:table-cell table:style-name="ce48" office:value-type="string" calcext:value-type="string">
            <text:p>VJ0805Y103JXXPW1BC</text:p>
          </table:table-cell>
          <table:table-cell table:style-name="ce51" office:value-type="float" office:value="0.0651" calcext:value-type="float">
            <text:p>0,065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490-7194-1-ND 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012207122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464-6672</text:p>
          </table:table-cell>
          <table:table-cell table:style-name="ce93" office:value-type="string" calcext:value-type="string">
            <text:p>08055C103KAT2A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C0805KRX7R9103</text:p>
          </table:table-cell>
          <table:table-cell table:style-name="ce51" office:value-type="float" office:value="0.0269" calcext:value-type="float">
            <text:p>0,027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8]&lt;&gt;&quot;&quot;;&quot;&quot;;[.B8])" office:value-type="float" office:value="4" calcext:value-type="float">
            <text:p>4</text:p>
          </table:table-cell>
          <table:table-cell table:style-name="ce122" table:formula="of:=IF([.Z8]=[.H8];&quot;Farnell&quot;; IF([.Z8]=[.K8]; &quot;Digikey&quot;; IF([.Z8]=[.N8]; &quot;Mouser&quot;; IF([.Z8]=[.R8]; &quot;RS&quot;; IF([.Z8]=[.U8]; &quot;TME&quot;)))))" office:value-type="string" office:string-value="Digikey" calcext:value-type="string">
            <text:p>Digikey</text:p>
          </table:table-cell>
          <table:table-cell table:style-name="ce129" table:formula="of:=IF([.B8]&lt;&gt;&quot;&quot;;MIN([.H8];[.K8];[.N8];[.R8];[.U8]);&quot;&quot;)" office:value-type="currency" office:currency="EUR" office:value="0.017" calcext:value-type="currency">
            <text:p>0,017 €</text:p>
          </table:table-cell>
          <table:table-cell table:style-name="ce122" table:formula="of:=[.B8]" office:value-type="float" office:value="4" calcext:value-type="float">
            <text:p>4</text:p>
          </table:table-cell>
          <table:table-cell table:style-name="ce140" table:formula="of:=[.Z8]*[.AA8]" office:value-type="float" office:value="0.068" calcext:value-type="float">
            <text:p>0,06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65" office:value-type="string" calcext:value-type="string">
            <text:p>2u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36, C37, C50</text:p>
          </table:table-cell>
          <table:table-cell table:style-name="ce18" office:value-type="string" calcext:value-type="string">
            <text:p>1828829</text:p>
          </table:table-cell>
          <table:table-cell table:style-name="ce18" office:value-type="string" calcext:value-type="string">
            <text:p>GRM21BR71C225KA12L</text:p>
          </table:table-cell>
          <table:table-cell table:style-name="ce50" office:value-type="float" office:value="0.198" calcext:value-type="float">
            <text:p>0,198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276-2954-1-ND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0-C0805C225M4RECLR</text:p>
          </table:table-cell>
          <table:table-cell table:style-name="ce76" office:value-type="float" office:value="0.078" calcext:value-type="float">
            <text:p>0,078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66-1031</text:p>
          </table:table-cell>
          <table:table-cell table:style-name="ce18" office:value-type="string" calcext:value-type="string">
            <text:p>CL21B225KAFNNNF</text:p>
          </table:table-cell>
          <table:table-cell table:style-name="ce76" office:value-type="float" office:value="0.069" calcext:value-type="float">
            <text:p>0,069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B225KOFNNNG</text:p>
          </table:table-cell>
          <table:table-cell table:style-name="ce50" office:value-type="float" office:value="0.0711" calcext:value-type="float">
            <text:p>0,071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9]&lt;&gt;&quot;&quot;;&quot;&quot;;[.B9])" office:value-type="float" office:value="3" calcext:value-type="float">
            <text:p>3</text:p>
          </table:table-cell>
          <table:table-cell table:style-name="ce122" table:formula="of:=IF([.Z9]=[.H9];&quot;Farnell&quot;; IF([.Z9]=[.K9]; &quot;Digikey&quot;; IF([.Z9]=[.N9]; &quot;Mouser&quot;; IF([.Z9]=[.R9]; &quot;RS&quot;; IF([.Z9]=[.U9]; &quot;TME&quot;)))))" office:value-type="string" office:string-value="RS" calcext:value-type="string">
            <text:p>RS</text:p>
          </table:table-cell>
          <table:table-cell table:style-name="ce129" table:formula="of:=IF([.B9]&lt;&gt;&quot;&quot;;MIN([.H9];[.K9];[.N9];[.R9];[.U9]);&quot;&quot;)" office:value-type="currency" office:currency="EUR" office:value="0.069" calcext:value-type="currency">
            <text:p>0,069 €</text:p>
          </table:table-cell>
          <table:table-cell table:style-name="ce122" table:formula="of:=[.B9]" office:value-type="float" office:value="3" calcext:value-type="float">
            <text:p>3</text:p>
          </table:table-cell>
          <table:table-cell table:style-name="ce140" table:formula="of:=[.Z9]*[.AA9]" office:value-type="float" office:value="0.207" calcext:value-type="float">
            <text:p>0,20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8" calcext:value-type="float">
            <text:p>8</text:p>
          </table:table-cell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4u7</text:p>
          </table:table-cell>
          <table:table-cell table:style-name="ce25" office:value-type="string" calcext:value-type="string">
            <text:p>1206</text:p>
          </table:table-cell>
          <table:table-cell table:style-name="ce15" office:value-type="string" calcext:value-type="string">
            <text:p>C39, C47, C53</text:p>
          </table:table-cell>
          <table:table-cell table:style-name="ce45" office:value-type="string" calcext:value-type="string">
            <text:p>1907356</text:p>
          </table:table-cell>
          <table:table-cell table:style-name="ce48" office:value-type="string" calcext:value-type="string">
            <text:p>C3216X7R1E475K160AC</text:p>
          </table:table-cell>
          <table:table-cell table:style-name="ce51" office:value-type="float" office:value="0.282" calcext:value-type="float">
            <text:p>0,282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276-2970-1-ND</text:p>
          </table:table-cell>
          <table:table-cell table:style-name="ce77" office:value-type="float" office:value="0.199" calcext:value-type="float">
            <text:p>0,19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963-EMK316B7475ML-T</text:p>
          </table:table-cell>
          <table:table-cell table:style-name="ce77" office:value-type="float" office:value="0.12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1-1221</text:p>
          </table:table-cell>
          <table:table-cell table:style-name="ce93" office:value-type="string" calcext:value-type="string">
            <text:p>C1206C475K3RACTU</text:p>
          </table:table-cell>
          <table:table-cell table:style-name="ce77" office:value-type="float" office:value="0.232" calcext:value-type="float">
            <text:p>0,23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GCM31CR71E475KA55L</text:p>
          </table:table-cell>
          <table:table-cell table:style-name="ce51" office:value-type="float" office:value="0.381" calcext:value-type="float">
            <text:p>0,381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10]&lt;&gt;&quot;&quot;;&quot;&quot;;[.B10])" office:value-type="float" office:value="3" calcext:value-type="float">
            <text:p>3</text:p>
          </table:table-cell>
          <table:table-cell table:style-name="ce122" table:formula="of:=IF([.Z10]=[.H10];&quot;Farnell&quot;; IF([.Z10]=[.K10]; &quot;Digikey&quot;; IF([.Z10]=[.N10]; &quot;Mouser&quot;; IF([.Z10]=[.R10]; &quot;RS&quot;; IF([.Z10]=[.U10]; &quot;TME&quot;)))))" office:value-type="string" office:string-value="Mouser" calcext:value-type="string">
            <text:p>Mouser</text:p>
          </table:table-cell>
          <table:table-cell table:style-name="ce129" table:formula="of:=IF([.B10]&lt;&gt;&quot;&quot;;MIN([.H10];[.K10];[.N10];[.R10];[.U10]);&quot;&quot;)" office:value-type="currency" office:currency="EUR" office:value="0.129" calcext:value-type="currency">
            <text:p>0,129 €</text:p>
          </table:table-cell>
          <table:table-cell table:style-name="ce122" table:formula="of:=[.B10]" office:value-type="float" office:value="3" calcext:value-type="float">
            <text:p>3</text:p>
          </table:table-cell>
          <table:table-cell table:style-name="ce140" table:formula="of:=[.Z10]*[.AA10]" office:value-type="float" office:value="0.387" calcext:value-type="float">
            <text:p>0,38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9" calcext:value-type="float">
            <text:p>9</text:p>
          </table:table-cell>
          <table:table-cell table:style-name="ce10" office:value-type="float" office:value="36" calcext:value-type="float">
            <text:p>36</text:p>
          </table:table-cell>
          <table:table-cell table:style-name="ce65" office:value-type="string" calcext:value-type="string">
            <text:p>100n</text:p>
          </table:table-cell>
          <table:table-cell table:style-name="ce24" office:value-type="string" calcext:value-type="string">
            <text:p>0603</text:p>
          </table:table-cell>
          <table:table-cell table:style-name="ce65" office:value-type="string" calcext:value-type="string">
            <text:p>C5, C14, C16, C17, C18, C19, C20, C21, C23, C26, C27, C28, C29, C30, C31, C32, C35, C40, C41, C42, C43, C44, C45, C46, C52, C55, C58, C59, C60, C61, C62, C63, C65, C66, C67, C68</text:p>
          </table:table-cell>
          <table:table-cell table:style-name="ce18" office:value-type="string" calcext:value-type="string">
            <text:p>2522597</text:p>
          </table:table-cell>
          <table:table-cell table:style-name="ce18" office:value-type="string" calcext:value-type="string">
            <text:p>C0603C104K4RAC7081</text:p>
          </table:table-cell>
          <table:table-cell table:style-name="ce50" office:value-type="float" office:value="0.0732" calcext:value-type="float">
            <text:p>0,0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4774-1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00" calcext:value-type="float">
            <text:p>100</text:p>
          </table:table-cell>
          <table:table-cell table:style-name="ce68" office:value-type="string" calcext:value-type="string">
            <text:p>80-C0603C104M4R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0" calcext:value-type="float">
            <text:p>100</text:p>
          </table:table-cell>
          <table:table-cell table:style-name="ce92" office:value-type="string" calcext:value-type="string">
            <text:p>264-4630</text:p>
          </table:table-cell>
          <table:table-cell table:style-name="ce18" office:value-type="string" calcext:value-type="string">
            <text:p>C0603C104K4RACTU</text:p>
          </table:table-cell>
          <table:table-cell table:style-name="ce76" office:value-type="float" office:value="0.035" calcext:value-type="float">
            <text:p>0,035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CL10B104KA8NNNC</text:p>
          </table:table-cell>
          <table:table-cell table:style-name="ce50" office:value-type="float" office:value="0.098" calcext:value-type="float">
            <text:p>0,098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1]&lt;&gt;&quot;&quot;;&quot;&quot;;[.B11])" office:value-type="float" office:value="36" calcext:value-type="float">
            <text:p>36</text:p>
          </table:table-cell>
          <table:table-cell table:style-name="ce122" table:formula="of:=IF([.Z11]=[.H11];&quot;Farnell&quot;; IF([.Z11]=[.K11]; &quot;Digikey&quot;; IF([.Z11]=[.N11]; &quot;Mouser&quot;; IF([.Z11]=[.R11]; &quot;RS&quot;; IF([.Z11]=[.U11]; &quot;TME&quot;)))))" office:value-type="string" office:string-value="RS" calcext:value-type="string">
            <text:p>RS</text:p>
          </table:table-cell>
          <table:table-cell table:style-name="ce129" table:formula="of:=IF([.B11]&lt;&gt;&quot;&quot;;MIN([.H11];[.K11];[.N11];[.R11];[.U11]);&quot;&quot;)" office:value-type="currency" office:currency="EUR" office:value="0.035" calcext:value-type="currency">
            <text:p>0,035 €</text:p>
          </table:table-cell>
          <table:table-cell table:style-name="ce122" table:formula="of:=[.B11]" office:value-type="float" office:value="36" calcext:value-type="float">
            <text:p>36</text:p>
          </table:table-cell>
          <table:table-cell table:style-name="ce140" table:formula="of:=[.Z11]*[.AA11]" office:value-type="float" office:value="1.26" calcext:value-type="float">
            <text:p>1,26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0u</text:p>
          </table:table-cell>
          <table:table-cell table:style-name="ce25" office:value-type="string" calcext:value-type="string">
            <text:p>1206, Tant.</text:p>
          </table:table-cell>
          <table:table-cell table:style-name="ce15" office:value-type="string" calcext:value-type="string">
            <text:p>C64</text:p>
          </table:table-cell>
          <table:table-cell table:style-name="ce45" office:value-type="string" calcext:value-type="string">
            <text:p>1457412</text:p>
          </table:table-cell>
          <table:table-cell table:style-name="ce48" office:value-type="string" calcext:value-type="string">
            <text:p>T491A106K006AT</text:p>
          </table:table-cell>
          <table:table-cell table:style-name="ce51" office:value-type="float" office:value="0.259" calcext:value-type="float">
            <text:p>0,259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399-3683-1-ND</text:p>
          </table:table-cell>
          <table:table-cell table:style-name="ce77" office:value-type="float" office:value="0.238" calcext:value-type="float">
            <text:p>0,23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T491A106K0067280</text:p>
          </table:table-cell>
          <table:table-cell table:style-name="ce77" office:value-type="float" office:value="0.173" calcext:value-type="float">
            <text:p>0,17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36-2614</text:p>
          </table:table-cell>
          <table:table-cell table:style-name="ce93" office:value-type="string" calcext:value-type="string">
            <text:p><text:s/>F930J106MA</text:p>
          </table:table-cell>
          <table:table-cell table:style-name="ce77" office:value-type="float" office:value="0.182" calcext:value-type="float">
            <text:p>0,182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<text:s/>T491A106K006AT</text:p>
          </table:table-cell>
          <table:table-cell table:style-name="ce51" office:value-type="float" office:value="0.0687" calcext:value-type="float">
            <text:p>0,069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2]&lt;&gt;&quot;&quot;;&quot;&quot;;[.B12])" office:value-type="float" office:value="1" calcext:value-type="float">
            <text:p>1</text:p>
          </table:table-cell>
          <table:table-cell table:style-name="ce122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9" table:formula="of:=IF([.B12]&lt;&gt;&quot;&quot;;MIN([.H12];[.K12];[.N12];[.R12];[.U12]);&quot;&quot;)" office:value-type="currency" office:currency="EUR" office:value="0.0687" calcext:value-type="currency">
            <text:p>0,069 €</text:p>
          </table:table-cell>
          <table:table-cell table:style-name="ce122" table:formula="of:=[.B12]" office:value-type="float" office:value="1" calcext:value-type="float">
            <text:p>1</text:p>
          </table:table-cell>
          <table:table-cell table:style-name="ce140" table:formula="of:=[.Z12]*[.AA12]" office:value-type="float" office:value="0.0687" calcext:value-type="float">
            <text:p>0,06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1" calcext:value-type="float">
            <text:p>1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n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C8</text:p>
          </table:table-cell>
          <table:table-cell table:style-name="ce18" office:value-type="string" calcext:value-type="string">
            <text:p>2896470</text:p>
          </table:table-cell>
          <table:table-cell table:style-name="ce18" office:value-type="string" calcext:value-type="string">
            <text:p>VJ0805A102JXACW1BC</text:p>
          </table:table-cell>
          <table:table-cell table:style-name="ce50" office:value-type="float" office:value="0.0437" calcext:value-type="float">
            <text:p>0,044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7858-1-ND </text:p>
          </table:table-cell>
          <table:table-cell table:style-name="ce76" office:value-type="float" office:value="0.05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0-885012007040 </text:p>
          </table:table-cell>
          <table:table-cell table:style-name="ce76" office:value-type="float" office:value="0.052" calcext:value-type="float">
            <text:p>0,052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23-6408</text:p>
          </table:table-cell>
          <table:table-cell table:style-name="ce18" office:value-type="string" calcext:value-type="string">
            <text:p>GRM2195C1H102JA01D</text:p>
          </table:table-cell>
          <table:table-cell table:style-name="ce76" office:value-type="float" office:value="0.031" calcext:value-type="float">
            <text:p>0,031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CL21C102JBCNNNC</text:p>
          </table:table-cell>
          <table:table-cell table:style-name="ce50" office:value-type="float" office:value="0.0256" calcext:value-type="float">
            <text:p>0,026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13]&lt;&gt;&quot;&quot;;&quot;&quot;;[.B13])" office:value-type="float" office:value="1" calcext:value-type="float">
            <text:p>1</text:p>
          </table:table-cell>
          <table:table-cell table:style-name="ce122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9" table:formula="of:=IF([.B13]&lt;&gt;&quot;&quot;;MIN([.H13];[.K13];[.N13];[.R13];[.U13]);&quot;&quot;)" office:value-type="currency" office:currency="EUR" office:value="0.0256" calcext:value-type="currency">
            <text:p>0,026 €</text:p>
          </table:table-cell>
          <table:table-cell table:style-name="ce122" table:formula="of:=[.B13]" office:value-type="float" office:value="1" calcext:value-type="float">
            <text:p>1</text:p>
          </table:table-cell>
          <table:table-cell table:style-name="ce140" table:formula="of:=[.Z13]*[.AA13]" office:value-type="float" office:value="0.0256" calcext:value-type="float">
            <text:p>0,026</text:p>
          </table:table-cell>
          <table:table-cell table:style-name="Default" table:number-columns-repeated="222"/>
          <table:table-cell table:number-columns-repeated="774"/>
        </table:table-row>
        <table:table-row table:style-name="ro2">
          <table:table-cell table:style-name="ce3" table:formula="of:=ROW()-2" office:value-type="float" office:value="12" calcext:value-type="float">
            <text:p>1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8p</text:p>
          </table:table-cell>
          <table:table-cell table:style-name="ce25" office:value-type="string" calcext:value-type="string">
            <text:p>0603, C0G</text:p>
          </table:table-cell>
          <table:table-cell table:style-name="ce15" office:value-type="string" calcext:value-type="string">
            <text:p>C9, C11</text:p>
          </table:table-cell>
          <table:table-cell table:style-name="ce45" office:value-type="string" calcext:value-type="string">
            <text:p>2896373</text:p>
          </table:table-cell>
          <table:table-cell table:style-name="ce48" office:value-type="string" calcext:value-type="string">
            <text:p>VJ0603A180JXACW1BC</text:p>
          </table:table-cell>
          <table:table-cell table:style-name="ce51" office:value-type="float" office:value="0.0164" calcext:value-type="float">
            <text:p>0,016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1276-1089-1-ND</text:p>
          </table:table-cell>
          <table:table-cell table:style-name="ce77" office:value-type="float" office:value="0.048" calcext:value-type="float">
            <text:p>0,048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0-C0603C180J5G7867</text:p>
          </table:table-cell>
          <table:table-cell table:style-name="ce77" office:value-type="float" office:value="0.023" calcext:value-type="float">
            <text:p>0,023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147-415</text:p>
          </table:table-cell>
          <table:table-cell table:style-name="ce93" office:value-type="string" calcext:value-type="string">
            <text:p>C0603C180J5GACTU</text:p>
          </table:table-cell>
          <table:table-cell table:style-name="ce77" office:value-type="float" office:value="0.032" calcext:value-type="float">
            <text:p>0,032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CL10C180JB8NNNC</text:p>
          </table:table-cell>
          <table:table-cell table:style-name="ce51" office:value-type="float" office:value="0.01518" calcext:value-type="float">
            <text:p>0,01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14]&lt;&gt;&quot;&quot;;&quot;&quot;;[.B14])" office:value-type="float" office:value="2" calcext:value-type="float">
            <text:p>2</text:p>
          </table:table-cell>
          <table:table-cell table:style-name="ce122" table:formula="of:=IF([.Z14]=[.H14];&quot;Farnell&quot;; IF([.Z14]=[.K14]; &quot;Digikey&quot;; IF([.Z14]=[.N14]; &quot;Mouser&quot;; IF([.Z14]=[.R14]; &quot;RS&quot;; IF([.Z14]=[.U14]; &quot;TME&quot;)))))" office:value-type="string" office:string-value="TME" calcext:value-type="string">
            <text:p>TME</text:p>
          </table:table-cell>
          <table:table-cell table:style-name="ce129" table:formula="of:=IF([.B14]&lt;&gt;&quot;&quot;;MIN([.H14];[.K14];[.N14];[.R14];[.U14]);&quot;&quot;)" office:value-type="currency" office:currency="EUR" office:value="0.01518" calcext:value-type="currency">
            <text:p>0,015 €</text:p>
          </table:table-cell>
          <table:table-cell table:style-name="ce122" table:formula="of:=[.B14]" office:value-type="float" office:value="2" calcext:value-type="float">
            <text:p>2</text:p>
          </table:table-cell>
          <table:table-cell table:style-name="ce140" table:formula="of:=[.Z14]*[.AA14]" office:value-type="float" office:value="0.03036" calcext:value-type="float">
            <text:p>0,0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SMBJ5.0A-TR</text:p>
          </table:table-cell>
          <table:table-cell table:style-name="ce24" office:value-type="string" calcext:value-type="string">
            <text:p>DO-214AA</text:p>
          </table:table-cell>
          <table:table-cell table:style-name="ce65" office:value-type="string" calcext:value-type="string">
            <text:p>D1</text:p>
          </table:table-cell>
          <table:table-cell table:style-name="ce18" office:value-type="string" calcext:value-type="string">
            <text:p>2353654</text:p>
          </table:table-cell>
          <table:table-cell table:style-name="ce18" office:value-type="string" calcext:value-type="string">
            <text:p>SMBJ5.0ATR</text:p>
          </table:table-cell>
          <table:table-cell table:style-name="ce50" office:value-type="float" office:value="0.232" calcext:value-type="float">
            <text:p>0,232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497-3144-1-ND</text:p>
          </table:table-cell>
          <table:table-cell table:style-name="ce76" office:value-type="float" office:value="0.263" calcext:value-type="float">
            <text:p>0,26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11-SMBJ5.0A</text:p>
          </table:table-cell>
          <table:table-cell table:style-name="ce76" office:value-type="float" office:value="0.306" calcext:value-type="float">
            <text:p>0,30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14-7210</text:p>
          </table:table-cell>
          <table:table-cell table:style-name="ce18" office:value-type="string" calcext:value-type="string">
            <text:p>SMBJ5.0A-TR</text:p>
          </table:table-cell>
          <table:table-cell table:style-name="ce76" office:value-type="float" office:value="0.268" calcext:value-type="float">
            <text:p>0,268</text:p>
          </table:table-cell>
          <table:table-cell table:style-name="ce83" office:value-type="float" office:value="25" calcext:value-type="float">
            <text:p>25</text:p>
          </table:table-cell>
          <table:table-cell table:style-name="ce102" office:value-type="string" calcext:value-type="string">
            <text:p>SMBJ5.0A-TR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83" office:value-type="float" office:value="5" calcext:value-type="float">
            <text:p>5</text:p>
          </table:table-cell>
          <table:table-cell table:style-name="ce110"/>
          <table:table-cell table:style-name="ce83" table:formula="of:=IF([.W15]&lt;&gt;&quot;&quot;;&quot;&quot;;[.B15])" office:value-type="float" office:value="1" calcext:value-type="float">
            <text:p>1</text:p>
          </table:table-cell>
          <table:table-cell table:style-name="ce122" table:formula="of:=IF([.Z15]=[.H15];&quot;Farnell&quot;; IF([.Z15]=[.K15]; &quot;Digikey&quot;; IF([.Z15]=[.N15]; &quot;Mouser&quot;; IF([.Z15]=[.R15]; &quot;RS&quot;; IF([.Z15]=[.U15]; &quot;TME&quot;)))))" office:value-type="string" office:string-value="TME" calcext:value-type="string">
            <text:p>TME</text:p>
          </table:table-cell>
          <table:table-cell table:style-name="ce129" table:formula="of:=IF([.B15]&lt;&gt;&quot;&quot;;MIN([.H15];[.K15];[.N15];[.R15];[.U15]);&quot;&quot;)" office:value-type="currency" office:currency="EUR" office:value="0.114" calcext:value-type="currency">
            <text:p>0,114 €</text:p>
          </table:table-cell>
          <table:table-cell table:style-name="ce122" table:formula="of:=[.B15]" office:value-type="float" office:value="1" calcext:value-type="float">
            <text:p>1</text:p>
          </table:table-cell>
          <table:table-cell table:style-name="ce140" table:formula="of:=[.Z15]*[.AA15]" office:value-type="float" office:value="0.114" calcext:value-type="float">
            <text:p>0,114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4" calcext:value-type="float">
            <text:p>1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RB751V40T1G</text:p>
          </table:table-cell>
          <table:table-cell table:style-name="ce25" office:value-type="string" calcext:value-type="string">
            <text:p>SOD-323, low capacitance switching diode</text:p>
          </table:table-cell>
          <table:table-cell table:style-name="ce15" office:value-type="string" calcext:value-type="string">
            <text:p>D2</text:p>
          </table:table-cell>
          <table:table-cell table:style-name="ce45" office:value-type="string" calcext:value-type="string">
            <text:p>1459171</text:p>
          </table:table-cell>
          <table:table-cell table:style-name="ce48" office:value-type="string" calcext:value-type="string">
            <text:p>RB751V40T1G</text:p>
          </table:table-cell>
          <table:table-cell table:style-name="ce51" office:value-type="float" office:value="0.143" calcext:value-type="float">
            <text:p>0,14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RB751V40T1GOSCT-ND </text:p>
          </table:table-cell>
          <table:table-cell table:style-name="ce77" office:value-type="float" office:value="0.192" calcext:value-type="float">
            <text:p>0,19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63-RB751V40T1G</text:p>
          </table:table-cell>
          <table:table-cell table:style-name="ce77" office:value-type="float" office:value="0.146" calcext:value-type="float">
            <text:p>0,14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0-0022</text:p>
          </table:table-cell>
          <table:table-cell table:style-name="ce93" office:value-type="string" calcext:value-type="string">
            <text:p><text:s/>RB751V40T1G</text:p>
          </table:table-cell>
          <table:table-cell table:style-name="ce77" office:value-type="float" office:value="0.137" calcext:value-type="float">
            <text:p>0,137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RB751V40T1G</text:p>
          </table:table-cell>
          <table:table-cell table:style-name="ce51" office:value-type="float" office:value="0.0362" calcext:value-type="float">
            <text:p>0,036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16]&lt;&gt;&quot;&quot;;&quot;&quot;;[.B16])" office:value-type="float" office:value="1" calcext:value-type="float">
            <text:p>1</text:p>
          </table:table-cell>
          <table:table-cell table:style-name="ce122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9" table:formula="of:=IF([.B16]&lt;&gt;&quot;&quot;;MIN([.H16];[.K16];[.N16];[.R16];[.U16]);&quot;&quot;)" office:value-type="currency" office:currency="EUR" office:value="0.0362" calcext:value-type="currency">
            <text:p>0,036 €</text:p>
          </table:table-cell>
          <table:table-cell table:style-name="ce122" table:formula="of:=[.B16]" office:value-type="float" office:value="1" calcext:value-type="float">
            <text:p>1</text:p>
          </table:table-cell>
          <table:table-cell table:style-name="ce140" table:formula="of:=[.Z16]*[.AA16]" office:value-type="float" office:value="0.0362" calcext:value-type="float">
            <text:p>0,03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5" calcext:value-type="float">
            <text:p>1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LM18AG102SH1D</text:p>
          </table:table-cell>
          <table:table-cell table:style-name="ce24" office:value-type="string" calcext:value-type="string">
            <text:p>0603 ferrite bead; 60R; 100MHz</text:p>
          </table:table-cell>
          <table:table-cell table:style-name="ce65" office:value-type="string" calcext:value-type="string">
            <text:p>FB1, FB2</text:p>
          </table:table-cell>
          <table:table-cell table:style-name="ce18" office:value-type="string" calcext:value-type="string">
            <text:p>1669708</text:p>
          </table:table-cell>
          <table:table-cell table:style-name="ce18" office:value-type="string" calcext:value-type="string">
            <text:p>MMZ1608Y102B</text:p>
          </table:table-cell>
          <table:table-cell table:style-name="ce50" office:value-type="float" office:value="0.0723" calcext:value-type="float">
            <text:p>0,07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490-7809-1-ND </text:p>
          </table:table-cell>
          <table:table-cell table:style-name="ce76" office:value-type="float" office:value="0.0524" calcext:value-type="float">
            <text:p>0,052</text:p>
          </table:table-cell>
          <table:table-cell table:style-name="ce83" office:value-type="float" office:value="50" calcext:value-type="float">
            <text:p>50</text:p>
          </table:table-cell>
          <table:table-cell table:style-name="ce68" office:value-type="string" calcext:value-type="string">
            <text:p>81-BLM18AG102SH1D </text:p>
          </table:table-cell>
          <table:table-cell table:style-name="ce76" office:value-type="float" office:value="0.063" calcext:value-type="float">
            <text:p>0,06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839-0803</text:p>
          </table:table-cell>
          <table:table-cell table:style-name="ce18" office:value-type="string" calcext:value-type="string">
            <text:p>BLM18AG102SH1D</text:p>
          </table:table-cell>
          <table:table-cell table:style-name="ce76" office:value-type="float" office:value="0.043" calcext:value-type="float">
            <text:p>0,043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BLM18AG102SH1D</text:p>
          </table:table-cell>
          <table:table-cell table:style-name="ce50" office:value-type="float" office:value="0.0156" calcext:value-type="float">
            <text:p>0,016</text:p>
          </table:table-cell>
          <table:table-cell table:style-name="ce83" office:value-type="float" office:value="50" calcext:value-type="float">
            <text:p>50</text:p>
          </table:table-cell>
          <table:table-cell table:style-name="ce110"/>
          <table:table-cell table:style-name="ce83" table:formula="of:=IF([.W17]&lt;&gt;&quot;&quot;;&quot;&quot;;[.B17])" office:value-type="float" office:value="1" calcext:value-type="float">
            <text:p>1</text:p>
          </table:table-cell>
          <table:table-cell table:style-name="ce122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9" table:formula="of:=IF([.B17]&lt;&gt;&quot;&quot;;MIN([.H17];[.K17];[.N17];[.R17];[.U17]);&quot;&quot;)" office:value-type="currency" office:currency="EUR" office:value="0.0156" calcext:value-type="currency">
            <text:p>0,016 €</text:p>
          </table:table-cell>
          <table:table-cell table:style-name="ce122" table:formula="of:=[.B17]" office:value-type="float" office:value="1" calcext:value-type="float">
            <text:p>1</text:p>
          </table:table-cell>
          <table:table-cell table:style-name="ce140" table:formula="of:=[.Z17]*[.AA17]" office:value-type="float" office:value="0.0156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6" calcext:value-type="float">
            <text:p>1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15" office:value-type="string" calcext:value-type="string">
            <text:p>IC1, IC10</text:p>
          </table:table-cell>
          <table:table-cell table:style-name="ce45" office:value-type="string" calcext:value-type="string">
            <text:p>1611469</text:p>
          </table:table-cell>
          <table:table-cell table:style-name="ce48" office:value-type="string" calcext:value-type="string">
            <text:p>TPD4E001DRLR</text:p>
          </table:table-cell>
          <table:table-cell table:style-name="ce51" office:value-type="float" office:value="0.453" calcext:value-type="float">
            <text:p>0,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,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93" office:value-type="string" calcext:value-type="string">
            <text:p>TPD4E001DRLR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18]&lt;&gt;&quot;&quot;;&quot;&quot;;[.B18])" office:value-type="float" office:value="2" calcext:value-type="float">
            <text:p>2</text:p>
          </table:table-cell>
          <table:table-cell table:style-name="ce122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9" table:formula="of:=IF([.B18]&lt;&gt;&quot;&quot;;MIN([.H18];[.K18];[.N18];[.R18];[.U18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18]*[.AA18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17" calcext:value-type="float">
            <text:p>1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SC2007IPW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12</text:p>
          </table:table-cell>
          <table:table-cell table:style-name="ce18" office:value-type="string" calcext:value-type="string">
            <text:p>2769429</text:p>
          </table:table-cell>
          <table:table-cell table:style-name="ce18" office:value-type="string" calcext:value-type="string">
            <text:p>TSC2007IPWR</text:p>
          </table:table-cell>
          <table:table-cell table:style-name="ce50" office:value-type="float" office:value="1.7" calcext:value-type="float">
            <text:p>1,70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27124-1-ND</text:p>
          </table:table-cell>
          <table:table-cell table:style-name="ce76" office:value-type="float" office:value="2.11" calcext:value-type="float">
            <text:p>2,1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SC2007IPWR</text:p>
          </table:table-cell>
          <table:table-cell table:style-name="ce76" office:value-type="float" office:value="2.04" calcext:value-type="float">
            <text:p>2,04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661-3545</text:p>
          </table:table-cell>
          <table:table-cell table:style-name="ce18" office:value-type="string" calcext:value-type="string">
            <text:p>TSC2007IPW</text:p>
          </table:table-cell>
          <table:table-cell table:style-name="ce76" office:value-type="float" office:value="2.34" calcext:value-type="float">
            <text:p>2,34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19]&lt;&gt;&quot;&quot;;&quot;&quot;;[.B19])" office:value-type="float" office:value="1" calcext:value-type="float">
            <text:p>1</text:p>
          </table:table-cell>
          <table:table-cell table:style-name="ce122" table:formula="of:=IF([.Z19]=[.H19];&quot;Farnell&quot;; IF([.Z19]=[.K19]; &quot;Digikey&quot;; IF([.Z19]=[.N19]; &quot;Mouser&quot;; IF([.Z19]=[.R19]; &quot;RS&quot;; IF([.Z19]=[.U19]; &quot;TME&quot;)))))" office:value-type="string" office:string-value="Farnell" calcext:value-type="string">
            <text:p>Farnell</text:p>
          </table:table-cell>
          <table:table-cell table:style-name="ce129" table:formula="of:=IF([.B19]&lt;&gt;&quot;&quot;;MIN([.H19];[.K19];[.N19];[.R19];[.U19]);&quot;&quot;)" office:value-type="currency" office:currency="EUR" office:value="1.7" calcext:value-type="currency">
            <text:p>1,700 €</text:p>
          </table:table-cell>
          <table:table-cell table:style-name="ce122" table:formula="of:=[.B19]" office:value-type="float" office:value="1" calcext:value-type="float">
            <text:p>1</text:p>
          </table:table-cell>
          <table:table-cell table:style-name="ce140" table:formula="of:=[.Z19]*[.AA19]" office:value-type="float" office:value="1.7" calcext:value-type="float">
            <text:p>1,7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8" calcext:value-type="float">
            <text:p>1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P83848CVV/NOPB</text:p>
          </table:table-cell>
          <table:table-cell table:style-name="ce25" office:value-type="string" calcext:value-type="string">
            <text:p>LQFP-48</text:p>
          </table:table-cell>
          <table:table-cell table:style-name="ce15" office:value-type="string" calcext:value-type="string">
            <text:p>IC14</text:p>
          </table:table-cell>
          <table:table-cell table:style-name="ce45" office:value-type="string" calcext:value-type="string">
            <text:p>1685784</text:p>
          </table:table-cell>
          <table:table-cell table:style-name="ce48" office:value-type="string" calcext:value-type="string">
            <text:p>DP83848CVV/NOPB</text:p>
          </table:table-cell>
          <table:table-cell table:style-name="ce51" office:value-type="float" office:value="4.85" calcext:value-type="float">
            <text:p>4,85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DP83848CVV/NOPB-ND</text:p>
          </table:table-cell>
          <table:table-cell table:style-name="ce77" office:value-type="float" office:value="4.28" calcext:value-type="float">
            <text:p>4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926-DP83848CVV/NOPB</text:p>
          </table:table-cell>
          <table:table-cell table:style-name="ce77" office:value-type="float" office:value="4.26" calcext:value-type="float">
            <text:p>4,2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51-5738</text:p>
          </table:table-cell>
          <table:table-cell table:style-name="ce93" office:value-type="string" calcext:value-type="string">
            <text:p>DP83848CVV/NOPB</text:p>
          </table:table-cell>
          <table:table-cell table:style-name="ce77" office:value-type="float" office:value="4.31" calcext:value-type="float">
            <text:p>4,31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P83848CVV/NOPB</text:p>
          </table:table-cell>
          <table:table-cell table:style-name="ce51" office:value-type="float" office:value="3" calcext:value-type="float">
            <text:p>3,00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0]&lt;&gt;&quot;&quot;;&quot;&quot;;[.B20])" office:value-type="float" office:value="1" calcext:value-type="float">
            <text:p>1</text:p>
          </table:table-cell>
          <table:table-cell table:style-name="ce122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9" table:formula="of:=IF([.B20]&lt;&gt;&quot;&quot;;MIN([.H20];[.K20];[.N20];[.R20];[.U20]);&quot;&quot;)" office:value-type="currency" office:currency="EUR" office:value="3" calcext:value-type="currency">
            <text:p>3,000 €</text:p>
          </table:table-cell>
          <table:table-cell table:style-name="ce122" table:formula="of:=[.B20]" office:value-type="float" office:value="1" calcext:value-type="float">
            <text:p>1</text:p>
          </table:table-cell>
          <table:table-cell table:style-name="ce140" table:formula="of:=[.Z20]*[.AA20]" office:value-type="float" office:value="3" calcext:value-type="float">
            <text:p>3,00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19" calcext:value-type="float">
            <text:p>1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CD74HC4050PWR</text:p>
          </table:table-cell>
          <table:table-cell table:style-name="ce24" office:value-type="string" calcext:value-type="string">
            <text:p>TSSOP-16</text:p>
          </table:table-cell>
          <table:table-cell table:style-name="ce65" office:value-type="string" calcext:value-type="string">
            <text:p>IC2</text:p>
          </table:table-cell>
          <table:table-cell table:style-name="ce18" office:value-type="string" calcext:value-type="string">
            <text:p>1753505</text:p>
          </table:table-cell>
          <table:table-cell table:style-name="ce18" office:value-type="string" calcext:value-type="string">
            <text:p>CD74HC4050PW</text:p>
          </table:table-cell>
          <table:table-cell table:style-name="ce50" office:value-type="float" office:value="0.436" calcext:value-type="float">
            <text:p>0,436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296-9215-1-ND</text:p>
          </table:table-cell>
          <table:table-cell table:style-name="ce76" office:value-type="float" office:value="0.4" calcext:value-type="float">
            <text:p>0,40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CD74HC4050PWR</text:p>
          </table:table-cell>
          <table:table-cell table:style-name="ce76" office:value-type="float" office:value="0.376" calcext:value-type="float">
            <text:p>0,37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62-7131</text:p>
          </table:table-cell>
          <table:table-cell table:style-name="ce18" office:value-type="string" calcext:value-type="string">
            <text:p>CD74HC4050PWR</text:p>
          </table:table-cell>
          <table:table-cell table:style-name="ce76" office:value-type="float" office:value="0.309" calcext:value-type="float">
            <text:p>0,30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1]&lt;&gt;&quot;&quot;;&quot;&quot;;[.B21])" office:value-type="float" office:value="1" calcext:value-type="float">
            <text:p>1</text:p>
          </table:table-cell>
          <table:table-cell table:style-name="ce122" table:formula="of:=IF([.Z21]=[.H21];&quot;Farnell&quot;; IF([.Z21]=[.K21]; &quot;Digikey&quot;; IF([.Z21]=[.N21]; &quot;Mouser&quot;; IF([.Z21]=[.R21]; &quot;RS&quot;; IF([.Z21]=[.U21]; &quot;TME&quot;)))))" office:value-type="string" office:string-value="RS" calcext:value-type="string">
            <text:p>RS</text:p>
          </table:table-cell>
          <table:table-cell table:style-name="ce129" table:formula="of:=IF([.B21]&lt;&gt;&quot;&quot;;MIN([.H21];[.K21];[.N21];[.R21];[.U21]);&quot;&quot;)" office:value-type="currency" office:currency="EUR" office:value="0.309" calcext:value-type="currency">
            <text:p>0,309 €</text:p>
          </table:table-cell>
          <table:table-cell table:style-name="ce122" table:formula="of:=[.B21]" office:value-type="float" office:value="1" calcext:value-type="float">
            <text:p>1</text:p>
          </table:table-cell>
          <table:table-cell table:style-name="ce140" table:formula="of:=[.Z21]*[.AA21]" office:value-type="float" office:value="0.309" calcext:value-type="float">
            <text:p>0,30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0" calcext:value-type="float">
            <text:p>2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STM32F769IIT6</text:p>
          </table:table-cell>
          <table:table-cell table:style-name="ce25" office:value-type="string" calcext:value-type="string">
            <text:p>LQFP-176</text:p>
          </table:table-cell>
          <table:table-cell table:style-name="ce15" office:value-type="string" calcext:value-type="string">
            <text:p>IC3</text:p>
          </table:table-cell>
          <table:table-cell table:style-name="ce45" office:value-type="string" calcext:value-type="string">
            <text:p>2849930</text:p>
          </table:table-cell>
          <table:table-cell table:style-name="ce48" office:value-type="string" calcext:value-type="string">
            <text:p>STM32F769IIT6</text:p>
          </table:table-cell>
          <table:table-cell table:style-name="ce51" office:value-type="float" office:value="15.1" calcext:value-type="float">
            <text:p>15,10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497-16649-ND</text:p>
          </table:table-cell>
          <table:table-cell table:style-name="ce77" office:value-type="float" office:value="14.8" calcext:value-type="float">
            <text:p>14,80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11-STM32F769IIT6 </text:p>
          </table:table-cell>
          <table:table-cell table:style-name="ce77" office:value-type="float" office:value="14.51" calcext:value-type="float">
            <text:p>14,5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STM32F769IIT6</text:p>
          </table:table-cell>
          <table:table-cell table:style-name="ce51" office:value-type="float" office:value="13.01" calcext:value-type="float">
            <text:p>13,010</text:p>
          </table:table-cell>
          <table:table-cell table:style-name="ce84" office:value-type="float" office:value="400" calcext:value-type="float">
            <text:p>400</text:p>
          </table:table-cell>
          <table:table-cell table:style-name="ce111"/>
          <table:table-cell table:style-name="ce84" table:formula="of:=IF([.W22]&lt;&gt;&quot;&quot;;&quot;&quot;;[.B22])" office:value-type="float" office:value="1" calcext:value-type="float">
            <text:p>1</text:p>
          </table:table-cell>
          <table:table-cell table:style-name="ce122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9" table:formula="of:=IF([.B22]&lt;&gt;&quot;&quot;;MIN([.H22];[.K22];[.N22];[.R22];[.U22]);&quot;&quot;)" office:value-type="currency" office:currency="EUR" office:value="13.01" calcext:value-type="currency">
            <text:p>13,010 €</text:p>
          </table:table-cell>
          <table:table-cell table:style-name="ce122" table:formula="of:=[.B22]" office:value-type="float" office:value="1" calcext:value-type="float">
            <text:p>1</text:p>
          </table:table-cell>
          <table:table-cell table:style-name="ce140" table:formula="of:=[.Z22]*[.AA22]" office:value-type="float" office:value="13.01" calcext:value-type="float">
            <text:p>13,010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1" calcext:value-type="float">
            <text:p>2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D1117ADT33TR</text:p>
          </table:table-cell>
          <table:table-cell table:style-name="ce24" office:value-type="string" calcext:value-type="string">
            <text:p>TO-252 (DPAK)</text:p>
          </table:table-cell>
          <table:table-cell table:style-name="ce65" office:value-type="string" calcext:value-type="string">
            <text:p>IC4</text:p>
          </table:table-cell>
          <table:table-cell table:style-name="ce18" office:value-type="string" calcext:value-type="string">
            <text:p>2849768</text:p>
          </table:table-cell>
          <table:table-cell table:style-name="ce18" office:value-type="string" calcext:value-type="string">
            <text:p>LD1117ADT33TR</text:p>
          </table:table-cell>
          <table:table-cell table:style-name="ce50" office:value-type="float" office:value="0.419" calcext:value-type="float">
            <text:p>0,419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497-3455-1-ND</text:p>
          </table:table-cell>
          <table:table-cell table:style-name="ce76" office:value-type="float" office:value="0.42" calcext:value-type="float">
            <text:p>0,42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11-LD1117ADT33-TR </text:p>
          </table:table-cell>
          <table:table-cell table:style-name="ce76" office:value-type="float" office:value="0.408" calcext:value-type="float">
            <text:p>0,40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6-9123</text:p>
          </table:table-cell>
          <table:table-cell table:style-name="ce18" office:value-type="string" calcext:value-type="string">
            <text:p>LD1117ADT33TR</text:p>
          </table:table-cell>
          <table:table-cell table:style-name="ce76" office:value-type="float" office:value="0.499" calcext:value-type="float">
            <text:p>0,499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LD1117ADT33</text:p>
          </table:table-cell>
          <table:table-cell table:style-name="ce50" office:value-type="float" office:value="0.5213" calcext:value-type="float">
            <text:p>0,521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3]&lt;&gt;&quot;&quot;;&quot;&quot;;[.B23])" office:value-type="float" office:value="1" calcext:value-type="float">
            <text:p>1</text:p>
          </table:table-cell>
          <table:table-cell table:style-name="ce122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9" table:formula="of:=IF([.B23]&lt;&gt;&quot;&quot;;MIN([.H23];[.K23];[.N23];[.R23];[.U23]);&quot;&quot;)" office:value-type="currency" office:currency="EUR" office:value="0.408" calcext:value-type="currency">
            <text:p>0,408 €</text:p>
          </table:table-cell>
          <table:table-cell table:style-name="ce122" table:formula="of:=[.B23]" office:value-type="float" office:value="1" calcext:value-type="float">
            <text:p>1</text:p>
          </table:table-cell>
          <table:table-cell table:style-name="ce140" table:formula="of:=[.Z23]*[.AA23]" office:value-type="float" office:value="0.408" calcext:value-type="float">
            <text:p>0,40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22" calcext:value-type="float">
            <text:p>2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IS42S16400J</text:p>
          </table:table-cell>
          <table:table-cell table:style-name="ce25" office:value-type="string" calcext:value-type="string">
            <text:p>TSOP-II</text:p>
          </table:table-cell>
          <table:table-cell table:style-name="ce15" office:value-type="string" calcext:value-type="string">
            <text:p>IC6</text:p>
          </table:table-cell>
          <table:table-cell table:style-name="ce45" office:value-type="string" calcext:value-type="string">
            <text:p>2901167</text:p>
          </table:table-cell>
          <table:table-cell table:style-name="ce48" office:value-type="string" calcext:value-type="string">
            <text:p>IS42S16400J-6TLI </text:p>
          </table:table-cell>
          <table:table-cell table:style-name="ce51" office:value-type="float" office:value="2.71" calcext:value-type="float">
            <text:p>2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IS42S16400J-7TLI</text:p>
          </table:table-cell>
          <table:table-cell table:style-name="ce77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70-IS42S16400J-7TL</text:p>
          </table:table-cell>
          <table:table-cell table:style-name="ce77" office:value-type="float" office:value="1.41" calcext:value-type="float">
            <text:p>1,41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11-5125</text:p>
          </table:table-cell>
          <table:table-cell table:style-name="ce93" office:value-type="string" calcext:value-type="string">
            <text:p>IS42S16400J-7TLI</text:p>
          </table:table-cell>
          <table:table-cell table:style-name="ce77" office:value-type="float" office:value="2.565" calcext:value-type="float">
            <text:p>2,565</text:p>
          </table:table-cell>
          <table:table-cell table:style-name="ce84" office:value-type="float" office:value="2" calcext:value-type="float">
            <text:p>2</text:p>
          </table:table-cell>
          <table:table-cell table:style-name="ce103" office:value-type="string" calcext:value-type="string">
            <text:p>IS42S16400J-7TL</text:p>
          </table:table-cell>
          <table:table-cell table:style-name="ce51" office:value-type="float" office:value="2.05" calcext:value-type="float">
            <text:p>2,05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 table:formula="of:=IF([.W24]&lt;&gt;&quot;&quot;;&quot;&quot;;[.B24])" office:value-type="float" office:value="1" calcext:value-type="float">
            <text:p>1</text:p>
          </table:table-cell>
          <table:table-cell table:style-name="ce122" table:formula="of:=IF([.Z24]=[.H24];&quot;Farnell&quot;; IF([.Z24]=[.K24]; &quot;Digikey&quot;; IF([.Z24]=[.N24]; &quot;Mouser&quot;; IF([.Z24]=[.R24]; &quot;RS&quot;; IF([.Z24]=[.U24]; &quot;TME&quot;)))))" office:value-type="string" office:string-value="Mouser" calcext:value-type="string">
            <text:p>Mouser</text:p>
          </table:table-cell>
          <table:table-cell table:style-name="ce129" table:formula="of:=IF([.B24]&lt;&gt;&quot;&quot;;MIN([.H24];[.K24];[.N24];[.R24];[.U24]);&quot;&quot;)" office:value-type="currency" office:currency="EUR" office:value="1.41" calcext:value-type="currency">
            <text:p>1,410 €</text:p>
          </table:table-cell>
          <table:table-cell table:style-name="ce122" table:formula="of:=[.B24]" office:value-type="float" office:value="1" calcext:value-type="float">
            <text:p>1</text:p>
          </table:table-cell>
          <table:table-cell table:style-name="ce140" table:formula="of:=[.Z24]*[.AA24]" office:value-type="float" office:value="1.41" calcext:value-type="float">
            <text:p>1,41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T24C256C-SSHL-B</text:p>
          </table:table-cell>
          <table:table-cell table:style-name="ce24" office:value-type="string" calcext:value-type="string">
            <text:p>SOIC-8</text:p>
          </table:table-cell>
          <table:table-cell table:style-name="ce65" office:value-type="string" calcext:value-type="string">
            <text:p>IC7</text:p>
          </table:table-cell>
          <table:table-cell table:style-name="ce18" office:value-type="string" calcext:value-type="string">
            <text:p>1972001</text:p>
          </table:table-cell>
          <table:table-cell table:style-name="ce18" office:value-type="string" calcext:value-type="string">
            <text:p>AT24C256C-SSHL-B</text:p>
          </table:table-cell>
          <table:table-cell table:style-name="ce50" office:value-type="float" office:value="0.685" calcext:value-type="float">
            <text:p>0,685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AT24C256C-SSHL-B-ND </text:p>
          </table:table-cell>
          <table:table-cell table:style-name="ce76" office:value-type="float" office:value="0.54" calcext:value-type="float">
            <text:p>0,5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56-AT24C256C-SSHL-B</text:p>
          </table:table-cell>
          <table:table-cell table:style-name="ce76" office:value-type="float" office:value="0.541" calcext:value-type="float">
            <text:p>0,541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738-0041</text:p>
          </table:table-cell>
          <table:table-cell table:style-name="ce18" office:value-type="string" calcext:value-type="string">
            <text:p>AT24C256C-SSHL-B</text:p>
          </table:table-cell>
          <table:table-cell table:style-name="ce76" office:value-type="float" office:value="0.488" calcext:value-type="float">
            <text:p>0,488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AT24C256C-SSHL-B</text:p>
          </table:table-cell>
          <table:table-cell table:style-name="ce50" office:value-type="float" office:value="0.47" calcext:value-type="float">
            <text:p>0,470</text:p>
          </table:table-cell>
          <table:table-cell table:style-name="ce83" office:value-type="float" office:value="3" calcext:value-type="float">
            <text:p>3</text:p>
          </table:table-cell>
          <table:table-cell table:style-name="ce110"/>
          <table:table-cell table:style-name="ce83" table:formula="of:=IF([.W25]&lt;&gt;&quot;&quot;;&quot;&quot;;[.B25])" office:value-type="float" office:value="1" calcext:value-type="float">
            <text:p>1</text:p>
          </table:table-cell>
          <table:table-cell table:style-name="ce122" table:formula="of:=IF([.Z25]=[.H25];&quot;Farnell&quot;; IF([.Z25]=[.K25]; &quot;Digikey&quot;; IF([.Z25]=[.N25]; &quot;Mouser&quot;; IF([.Z25]=[.R25]; &quot;RS&quot;; IF([.Z25]=[.U25]; &quot;TME&quot;)))))" office:value-type="string" office:string-value="TME" calcext:value-type="string">
            <text:p>TME</text:p>
          </table:table-cell>
          <table:table-cell table:style-name="ce129" table:formula="of:=IF([.B25]&lt;&gt;&quot;&quot;;MIN([.H25];[.K25];[.N25];[.R25];[.U25]);&quot;&quot;)" office:value-type="currency" office:currency="EUR" office:value="0.47" calcext:value-type="currency">
            <text:p>0,470 €</text:p>
          </table:table-cell>
          <table:table-cell table:style-name="ce122" table:formula="of:=[.B25]" office:value-type="float" office:value="1" calcext:value-type="float">
            <text:p>1</text:p>
          </table:table-cell>
          <table:table-cell table:style-name="ce140" table:formula="of:=[.Z25]*[.AA25]" office:value-type="float" office:value="0.47" calcext:value-type="float">
            <text:p>0,47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4" calcext:value-type="float">
            <text:p>2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PS2051BDBVR</text:p>
          </table:table-cell>
          <table:table-cell table:style-name="ce25" office:value-type="string" calcext:value-type="string">
            <text:p>SOT-23-5</text:p>
          </table:table-cell>
          <table:table-cell table:style-name="ce15" office:value-type="string" calcext:value-type="string">
            <text:p>IC8</text:p>
          </table:table-cell>
          <table:table-cell table:style-name="ce45" office:value-type="string" calcext:value-type="string">
            <text:p>2296067</text:p>
          </table:table-cell>
          <table:table-cell table:style-name="ce48" office:value-type="string" calcext:value-type="string">
            <text:p>TPS2051BDBVR</text:p>
          </table:table-cell>
          <table:table-cell table:style-name="ce51" office:value-type="float" office:value="1.08" calcext:value-type="float">
            <text:p>1,0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96-21265-1-ND</text:p>
          </table:table-cell>
          <table:table-cell table:style-name="ce77" office:value-type="float" office:value="1.28" calcext:value-type="float">
            <text:p>1,2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S2051BDBVR</text:p>
          </table:table-cell>
          <table:table-cell table:style-name="ce77" office:value-type="float" office:value="1.22" calcext:value-type="float">
            <text:p>1,22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662-2384</text:p>
          </table:table-cell>
          <table:table-cell table:style-name="ce93" office:value-type="string" calcext:value-type="string">
            <text:p>TPS2051BDBVT</text:p>
          </table:table-cell>
          <table:table-cell table:style-name="ce77" office:value-type="float" office:value="1.284" calcext:value-type="float">
            <text:p>1,284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26]&lt;&gt;&quot;&quot;;&quot;&quot;;[.B26])" office:value-type="float" office:value="1" calcext:value-type="float">
            <text:p>1</text:p>
          </table:table-cell>
          <table:table-cell table:style-name="ce122" table:formula="of:=IF([.Z26]=[.H26];&quot;Farnell&quot;; IF([.Z26]=[.K26]; &quot;Digikey&quot;; IF([.Z26]=[.N26]; &quot;Mouser&quot;; IF([.Z26]=[.R26]; &quot;RS&quot;; IF([.Z26]=[.U26]; &quot;TME&quot;)))))" office:value-type="string" office:string-value="Farnell" calcext:value-type="string">
            <text:p>Farnell</text:p>
          </table:table-cell>
          <table:table-cell table:style-name="ce129" table:formula="of:=IF([.B26]&lt;&gt;&quot;&quot;;MIN([.H26];[.K26];[.N26];[.R26];[.U26]);&quot;&quot;)" office:value-type="currency" office:currency="EUR" office:value="1.08" calcext:value-type="currency">
            <text:p>1,080 €</text:p>
          </table:table-cell>
          <table:table-cell table:style-name="ce122" table:formula="of:=[.B26]" office:value-type="float" office:value="1" calcext:value-type="float">
            <text:p>1</text:p>
          </table:table-cell>
          <table:table-cell table:style-name="ce140" table:formula="of:=[.Z26]*[.AA26]" office:value-type="float" office:value="1.08" calcext:value-type="float">
            <text:p>1,0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5" calcext:value-type="float">
            <text:p>2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TPS61169DCKR</text:p>
          </table:table-cell>
          <table:table-cell table:style-name="ce24" office:value-type="string" calcext:value-type="string">
            <text:p>SC-70-5</text:p>
          </table:table-cell>
          <table:table-cell table:style-name="ce65" office:value-type="string" calcext:value-type="string">
            <text:p>IC9</text:p>
          </table:table-cell>
          <table:table-cell table:style-name="ce18" office:value-type="string" calcext:value-type="string">
            <text:p>2542731</text:p>
          </table:table-cell>
          <table:table-cell table:style-name="ce18" office:value-type="string" calcext:value-type="string">
            <text:p>TPS61169DCKR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296-40821-1-ND</text:p>
          </table:table-cell>
          <table:table-cell table:style-name="ce76" office:value-type="float" office:value="0.79" calcext:value-type="float">
            <text:p>0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95-TPS61169DCKR </text:p>
          </table:table-cell>
          <table:table-cell table:style-name="ce76" office:value-type="float" office:value="0.77" calcext:value-type="float">
            <text:p>0,7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27]&lt;&gt;&quot;&quot;;&quot;&quot;;[.B27])" office:value-type="float" office:value="1" calcext:value-type="float">
            <text:p>1</text:p>
          </table:table-cell>
          <table:table-cell table:style-name="ce122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9" table:formula="of:=IF([.B27]&lt;&gt;&quot;&quot;;MIN([.H27];[.K27];[.N27];[.R27];[.U27]);&quot;&quot;)" office:value-type="currency" office:currency="EUR" office:value="0.661" calcext:value-type="currency">
            <text:p>0,661 €</text:p>
          </table:table-cell>
          <table:table-cell table:style-name="ce122" table:formula="of:=[.B27]" office:value-type="float" office:value="1" calcext:value-type="float">
            <text:p>1</text:p>
          </table:table-cell>
          <table:table-cell table:style-name="ce140" table:formula="of:=[.Z27]*[.AA27]" office:value-type="float" office:value="0.661" calcext:value-type="float">
            <text:p>0,661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6" calcext:value-type="float">
            <text:p>2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503398-1892</text:p>
          </table:table-cell>
          <table:table-cell table:style-name="ce25" office:value-type="string" calcext:value-type="string">
            <text:p>Micro SD, push-push, 8-pin</text:p>
          </table:table-cell>
          <table:table-cell table:style-name="ce15" office:value-type="string" calcext:value-type="string">
            <text:p>J1</text:p>
          </table:table-cell>
          <table:table-cell table:style-name="ce45" office:value-type="string" calcext:value-type="string">
            <text:p>2358234</text:p>
          </table:table-cell>
          <table:table-cell table:style-name="ce48" office:value-type="string" calcext:value-type="string">
            <text:p>503398-1892</text:p>
          </table:table-cell>
          <table:table-cell table:style-name="ce51" office:value-type="float" office:value="1.98" calcext:value-type="float">
            <text:p>1,98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WM11190CT-ND </text:p>
          </table:table-cell>
          <table:table-cell table:style-name="ce77" office:value-type="float" office:value="2.16" calcext:value-type="float">
            <text:p>2,1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38-503398-1892</text:p>
          </table:table-cell>
          <table:table-cell table:style-name="ce77" office:value-type="float" office:value="1.96" calcext:value-type="float">
            <text:p>1,9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880-1277</text:p>
          </table:table-cell>
          <table:table-cell table:style-name="ce93" office:value-type="string" calcext:value-type="string">
            <text:p>503398-1892</text:p>
          </table:table-cell>
          <table:table-cell table:style-name="ce77" office:value-type="float" office:value="2.6" calcext:value-type="float">
            <text:p>2,60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MX-503398-1892</text:p>
          </table:table-cell>
          <table:table-cell table:style-name="ce51" office:value-type="float" office:value="0.86" calcext:value-type="float">
            <text:p>0,860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28]&lt;&gt;&quot;&quot;;&quot;&quot;;[.B28])" office:value-type="float" office:value="1" calcext:value-type="float">
            <text:p>1</text:p>
          </table:table-cell>
          <table:table-cell table:style-name="ce122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9" table:formula="of:=IF([.B28]&lt;&gt;&quot;&quot;;MIN([.H28];[.K28];[.N28];[.R28];[.U28]);&quot;&quot;)" office:value-type="currency" office:currency="EUR" office:value="0.86" calcext:value-type="currency">
            <text:p>0,860 €</text:p>
          </table:table-cell>
          <table:table-cell table:style-name="ce122" table:formula="of:=[.B28]" office:value-type="float" office:value="1" calcext:value-type="float">
            <text:p>1</text:p>
          </table:table-cell>
          <table:table-cell table:style-name="ce140" table:formula="of:=[.Z28]*[.AA28]" office:value-type="float" office:value="0.86" calcext:value-type="float">
            <text:p>0,86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7" calcext:value-type="float">
            <text:p>2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67803-8020</text:p>
          </table:table-cell>
          <table:table-cell table:style-name="ce24" office:value-type="string" calcext:value-type="string">
            <text:p>USB mini AB, OTG, 5-pin</text:p>
          </table:table-cell>
          <table:table-cell table:style-name="ce65" office:value-type="string" calcext:value-type="string">
            <text:p>J2</text:p>
          </table:table-cell>
          <table:table-cell table:style-name="ce18" office:value-type="string" calcext:value-type="string">
            <text:p>1355761</text:p>
          </table:table-cell>
          <table:table-cell table:style-name="ce18" office:value-type="string" calcext:value-type="string">
            <text:p>67803-8020</text:p>
          </table:table-cell>
          <table:table-cell table:style-name="ce50" office:value-type="float" office:value="1.47" calcext:value-type="float">
            <text:p>1,47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WM17148CT-ND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67803-8020 </text:p>
          </table:table-cell>
          <table:table-cell table:style-name="ce76" office:value-type="float" office:value="1.79" calcext:value-type="float">
            <text:p>1,79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<text:s/>720-6618</text:p>
          </table:table-cell>
          <table:table-cell table:style-name="ce18" office:value-type="string" calcext:value-type="string">
            <text:p>67803-8020</text:p>
          </table:table-cell>
          <table:table-cell table:style-name="ce76" office:value-type="float" office:value="1.54" calcext:value-type="float">
            <text:p>1,540</text:p>
          </table:table-cell>
          <table:table-cell table:style-name="ce83" office:value-type="float" office:value="5" calcext:value-type="float">
            <text:p>5</text:p>
          </table:table-cell>
          <table:table-cell table:style-name="ce102" office:value-type="string" calcext:value-type="string">
            <text:p>MX-67803-8020</text:p>
          </table:table-cell>
          <table:table-cell table:style-name="ce50" office:value-type="float" office:value="0.59" calcext:value-type="float">
            <text:p>0,59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 table:formula="of:=IF([.W29]&lt;&gt;&quot;&quot;;&quot;&quot;;[.B29])" office:value-type="float" office:value="1" calcext:value-type="float">
            <text:p>1</text:p>
          </table:table-cell>
          <table:table-cell table:style-name="ce122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9" table:formula="of:=IF([.B29]&lt;&gt;&quot;&quot;;MIN([.H29];[.K29];[.N29];[.R29];[.U29]);&quot;&quot;)" office:value-type="currency" office:currency="EUR" office:value="0.59" calcext:value-type="currency">
            <text:p>0,590 €</text:p>
          </table:table-cell>
          <table:table-cell table:style-name="ce122" table:formula="of:=[.B29]" office:value-type="float" office:value="1" calcext:value-type="float">
            <text:p>1</text:p>
          </table:table-cell>
          <table:table-cell table:style-name="ce140" table:formula="of:=[.Z29]*[.AA29]" office:value-type="float" office:value="0.59" calcext:value-type="float">
            <text:p>0,5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8" calcext:value-type="float">
            <text:p>2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LG-0403-4R7</text:p>
          </table:table-cell>
          <table:table-cell table:style-name="ce25" office:value-type="string" calcext:value-type="string">
            <text:p>0403 power inductor</text:p>
          </table:table-cell>
          <table:table-cell table:style-name="ce15" office:value-type="string" calcext:value-type="string">
            <text:p>L1</text:p>
          </table:table-cell>
          <table:table-cell table:style-name="ce45" office:value-type="string" calcext:value-type="string">
            <text:p>1827980</text:p>
          </table:table-cell>
          <table:table-cell table:style-name="ce48" office:value-type="string" calcext:value-type="string">
            <text:p>SDR0403-4R7ML</text:p>
          </table:table-cell>
          <table:table-cell table:style-name="ce51" office:value-type="float" office:value="0.406" calcext:value-type="float">
            <text:p>0,40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SDR0403-4R7MLCT-ND</text:p>
          </table:table-cell>
          <table:table-cell table:style-name="ce77" office:value-type="float" office:value="0.424" calcext:value-type="float">
            <text:p>0,42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52-SDR0403-4R7ML</text:p>
          </table:table-cell>
          <table:table-cell table:style-name="ce77" office:value-type="float" office:value="0.272" calcext:value-type="float">
            <text:p>0,272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DLG-0403-4R7</text:p>
          </table:table-cell>
          <table:table-cell table:style-name="ce51" office:value-type="float" office:value="0.1289" calcext:value-type="float">
            <text:p>0,129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30]&lt;&gt;&quot;&quot;;&quot;&quot;;[.B30])" office:value-type="float" office:value="1" calcext:value-type="float">
            <text:p>1</text:p>
          </table:table-cell>
          <table:table-cell table:style-name="ce122" table:formula="of:=IF([.Z30]=[.H30];&quot;Farnell&quot;; IF([.Z30]=[.K30]; &quot;Digikey&quot;; IF([.Z30]=[.N30]; &quot;Mouser&quot;; IF([.Z30]=[.R30]; &quot;RS&quot;; IF([.Z30]=[.U30]; &quot;TME&quot;)))))" office:value-type="string" office:string-value="TME" calcext:value-type="string">
            <text:p>TME</text:p>
          </table:table-cell>
          <table:table-cell table:style-name="ce129" table:formula="of:=IF([.B30]&lt;&gt;&quot;&quot;;MIN([.H30];[.K30];[.N30];[.R30];[.U30]);&quot;&quot;)" office:value-type="currency" office:currency="EUR" office:value="0.1289" calcext:value-type="currency">
            <text:p>0,129 €</text:p>
          </table:table-cell>
          <table:table-cell table:style-name="ce122" table:formula="of:=[.B30]" office:value-type="float" office:value="1" calcext:value-type="float">
            <text:p>1</text:p>
          </table:table-cell>
          <table:table-cell table:style-name="ce140" table:formula="of:=[.Z30]*[.AA30]" office:value-type="float" office:value="0.1289" calcext:value-type="float">
            <text:p>0,129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29" calcext:value-type="float">
            <text:p>29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505110-4091</text:p>
          </table:table-cell>
          <table:table-cell table:style-name="ce24" office:value-type="string" calcext:value-type="string">
            <text:p>SMD; FFC/FPC 40-pin lower side entry</text:p>
          </table:table-cell>
          <table:table-cell table:style-name="ce65" office:value-type="string" calcext:value-type="string">
            <text:p>LCD1</text:p>
          </table:table-cell>
          <table:table-cell table:style-name="ce18" office:value-type="string" calcext:value-type="string">
            <text:p>2500025</text:p>
          </table:table-cell>
          <table:table-cell table:style-name="ce18" office:value-type="string" calcext:value-type="string">
            <text:p>505110-4091</text:p>
          </table:table-cell>
          <table:table-cell table:style-name="ce50" office:value-type="string" calcext:value-type="string">
            <text:p>-</text:p>
          </table:table-cell>
          <table:table-cell table:style-name="ce57"/>
          <table:table-cell table:style-name="ce68" office:value-type="string" calcext:value-type="string">
            <text:p>WM11292CT-ND</text:p>
          </table:table-cell>
          <table:table-cell table:style-name="ce76" office:value-type="float" office:value="1.25" calcext:value-type="float">
            <text:p>1,2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538-505110-4091</text:p>
          </table:table-cell>
          <table:table-cell table:style-name="ce76" office:value-type="float" office:value="1.15" calcext:value-type="float">
            <text:p>1,1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 table:formula="of:=IF([.W31]&lt;&gt;&quot;&quot;;&quot;&quot;;[.B31])" office:value-type="float" office:value="1" calcext:value-type="float">
            <text:p>1</text:p>
          </table:table-cell>
          <table:table-cell table:style-name="ce122" table:formula="of:=IF([.Z31]=[.H31];&quot;Farnell&quot;; IF([.Z31]=[.K31]; &quot;Digikey&quot;; IF([.Z31]=[.N31]; &quot;Mouser&quot;; IF([.Z31]=[.R31]; &quot;RS&quot;; IF([.Z31]=[.U31]; &quot;TME&quot;)))))" office:value-type="string" office:string-value="Mouser" calcext:value-type="string">
            <text:p>Mouser</text:p>
          </table:table-cell>
          <table:table-cell table:style-name="ce129" table:formula="of:=IF([.B31]&lt;&gt;&quot;&quot;;MIN([.H31];[.K31];[.N31];[.R31];[.U31]);&quot;&quot;)" office:value-type="currency" office:currency="EUR" office:value="1.15" calcext:value-type="currency">
            <text:p>1,150 €</text:p>
          </table:table-cell>
          <table:table-cell table:style-name="ce122" table:formula="of:=[.B31]" office:value-type="float" office:value="1" calcext:value-type="float">
            <text:p>1</text:p>
          </table:table-cell>
          <table:table-cell table:style-name="ce140" table:formula="of:=[.Z31]*[.AA31]" office:value-type="float" office:value="1.15" calcext:value-type="float">
            <text:p>1,15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0" calcext:value-type="float">
            <text:p>3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N27002</text:p>
          </table:table-cell>
          <table:table-cell table:style-name="ce25" office:value-type="string" calcext:value-type="string">
            <text:p>SOT-23</text:p>
          </table:table-cell>
          <table:table-cell table:style-name="ce15" office:value-type="string" calcext:value-type="string">
            <text:p>Q2</text:p>
          </table:table-cell>
          <table:table-cell table:style-name="ce45" office:value-type="float" office:value="1713823" calcext:value-type="float">
            <text:p>1713823</text:p>
          </table:table-cell>
          <table:table-cell table:style-name="ce48" office:value-type="string" calcext:value-type="string">
            <text:p>2N7002-7-F</text:p>
          </table:table-cell>
          <table:table-cell table:style-name="ce51" office:value-type="float" office:value="0.118" calcext:value-type="float">
            <text:p>0,118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N7002LT1GOSCT-ND</text:p>
          </table:table-cell>
          <table:table-cell table:style-name="ce77" office:value-type="float" office:value="0.15" calcext:value-type="float">
            <text:p>0,1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863-2N7002LT1G</text:p>
          </table:table-cell>
          <table:table-cell table:style-name="ce77" office:value-type="float" office:value="0.128" calcext:value-type="float">
            <text:p>0,128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545-0012</text:p>
          </table:table-cell>
          <table:table-cell table:style-name="ce93" office:value-type="string" calcext:value-type="string">
            <text:p>2N7002LT1G</text:p>
          </table:table-cell>
          <table:table-cell table:style-name="ce77" office:value-type="float" office:value="0.126" calcext:value-type="float">
            <text:p>0,12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2N7002LT1G</text:p>
          </table:table-cell>
          <table:table-cell table:style-name="ce51" office:value-type="float" office:value="0.0246" calcext:value-type="float">
            <text:p>0,025</text:p>
          </table:table-cell>
          <table:table-cell table:style-name="ce84" office:value-type="float" office:value="25" calcext:value-type="float">
            <text:p>25</text:p>
          </table:table-cell>
          <table:table-cell table:style-name="ce111"/>
          <table:table-cell table:style-name="ce84" table:formula="of:=IF([.W32]&lt;&gt;&quot;&quot;;&quot;&quot;;[.B32])" office:value-type="float" office:value="1" calcext:value-type="float">
            <text:p>1</text:p>
          </table:table-cell>
          <table:table-cell table:style-name="ce122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9" table:formula="of:=IF([.B32]&lt;&gt;&quot;&quot;;MIN([.H32];[.K32];[.N32];[.R32];[.U32]);&quot;&quot;)" office:value-type="currency" office:currency="EUR" office:value="0.0246" calcext:value-type="currency">
            <text:p>0,025 €</text:p>
          </table:table-cell>
          <table:table-cell table:style-name="ce122" table:formula="of:=[.B32]" office:value-type="float" office:value="1" calcext:value-type="float">
            <text:p>1</text:p>
          </table:table-cell>
          <table:table-cell table:style-name="ce140" table:formula="of:=[.Z32]*[.AA32]" office:value-type="float" office:value="0.0246" calcext:value-type="float">
            <text:p>0,025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1" calcext:value-type="float">
            <text:p>31</text:p>
          </table:table-cell>
          <table:table-cell table:style-name="ce10" office:value-type="float" office:value="10" calcext:value-type="float">
            <text:p>10</text:p>
          </table:table-cell>
          <table:table-cell table:style-name="ce65" office:value-type="string" calcext:value-type="string">
            <text:p>4K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, R3, R4, R6, R7, R8, R11, R14, R15, R16</text:p>
          </table:table-cell>
          <table:table-cell table:style-name="ce18" office:value-type="string" calcext:value-type="string">
            <text:p>2861530</text:p>
          </table:table-cell>
          <table:table-cell table:style-name="ce18" office:value-type="string" calcext:value-type="string">
            <text:p>CRGCQ0805F4K7</text:p>
          </table:table-cell>
          <table:table-cell table:style-name="ce50" office:value-type="float" office:value="0.0086" calcext:value-type="float">
            <text:p>0,00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70KCR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03-RC0805FR-074K7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528</text:p>
          </table:table-cell>
          <table:table-cell table:style-name="ce18" office:value-type="string" calcext:value-type="string">
            <text:p>CRG0805F4K7</text:p>
          </table:table-cell>
          <table:table-cell table:style-name="ce76" office:value-type="float" office:value="0.01" calcext:value-type="float">
            <text:p>0,010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K7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3]&lt;&gt;&quot;&quot;;&quot;&quot;;[.B33])" office:value-type="float" office:value="10" calcext:value-type="float">
            <text:p>10</text:p>
          </table:table-cell>
          <table:table-cell table:style-name="ce122" table:formula="of:=IF([.Z33]=[.H33];&quot;Farnell&quot;; IF([.Z33]=[.K33]; &quot;Digikey&quot;; IF([.Z33]=[.N33]; &quot;Mouser&quot;; IF([.Z33]=[.R33]; &quot;RS&quot;; IF([.Z33]=[.U33]; &quot;TME&quot;)))))" office:value-type="string" office:string-value="Farnell" calcext:value-type="string">
            <text:p>Farnell</text:p>
          </table:table-cell>
          <table:table-cell table:style-name="ce129" table:formula="of:=IF([.B33]&lt;&gt;&quot;&quot;;MIN([.H33];[.K33];[.N33];[.R33];[.U33]);&quot;&quot;)" office:value-type="currency" office:currency="EUR" office:value="0.0086" calcext:value-type="currency">
            <text:p>0,009 €</text:p>
          </table:table-cell>
          <table:table-cell table:style-name="ce122" table:formula="of:=[.B33]" office:value-type="float" office:value="10" calcext:value-type="float">
            <text:p>10</text:p>
          </table:table-cell>
          <table:table-cell table:style-name="ce140" table:formula="of:=[.Z33]*[.AA33]" office:value-type="float" office:value="0.086" calcext:value-type="float">
            <text:p>0,086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2" calcext:value-type="float">
            <text:p>3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47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7</text:p>
          </table:table-cell>
          <table:table-cell table:style-name="ce45" office:value-type="string" calcext:value-type="string">
            <text:p>2861899</text:p>
          </table:table-cell>
          <table:table-cell table:style-name="ce48" office:value-type="string" calcext:value-type="string">
            <text:p>CRGCQ0805J47R</text:p>
          </table:table-cell>
          <table:table-cell table:style-name="ce51" office:value-type="float" office:value="0.0065" calcext:value-type="float">
            <text:p>0,007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P47.0CCT-ND </text:p>
          </table:table-cell>
          <table:table-cell table:style-name="ce77" office:value-type="float" office:value="0.069" calcext:value-type="float">
            <text:p>0,06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279-CRGCQ0805F47R</text:p>
          </table:table-cell>
          <table:table-cell table:style-name="ce77" office:value-type="float" office:value="0.028" calcext:value-type="float">
            <text:p>0,028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<text:s/>223-0253</text:p>
          </table:table-cell>
          <table:table-cell table:style-name="ce93" office:value-type="string" calcext:value-type="string">
            <text:p>CRG0805F47R</text:p>
          </table:table-cell>
          <table:table-cell table:style-name="ce77" office:value-type="float" office:value="0.016" calcext:value-type="float">
            <text:p>0,01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4]&lt;&gt;&quot;&quot;;&quot;&quot;;[.B34])" office:value-type="float" office:value="1" calcext:value-type="float">
            <text:p>1</text:p>
          </table:table-cell>
          <table:table-cell table:style-name="ce122" table:formula="of:=IF([.Z34]=[.H34];&quot;Farnell&quot;; IF([.Z34]=[.K34]; &quot;Digikey&quot;; IF([.Z34]=[.N34]; &quot;Mouser&quot;; IF([.Z34]=[.R34]; &quot;RS&quot;; IF([.Z34]=[.U34]; &quot;TME&quot;)))))" office:value-type="string" office:string-value="Farnell" calcext:value-type="string">
            <text:p>Farnell</text:p>
          </table:table-cell>
          <table:table-cell table:style-name="ce129" table:formula="of:=IF([.B34]&lt;&gt;&quot;&quot;;MIN([.H34];[.K34];[.N34];[.R34];[.U34]);&quot;&quot;)" office:value-type="currency" office:currency="EUR" office:value="0.0065" calcext:value-type="currency">
            <text:p>0,007 €</text:p>
          </table:table-cell>
          <table:table-cell table:style-name="ce122" table:formula="of:=[.B34]" office:value-type="float" office:value="1" calcext:value-type="float">
            <text:p>1</text:p>
          </table:table-cell>
          <table:table-cell table:style-name="ce140" table:formula="of:=[.Z34]*[.AA34]" office:value-type="float" office:value="0.0065" calcext:value-type="float">
            <text:p>0,007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3" calcext:value-type="float">
            <text:p>33</text:p>
          </table:table-cell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10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, R10, R12, R13, R30</text:p>
          </table:table-cell>
          <table:table-cell table:style-name="ce18" office:value-type="float" office:value="9237755" calcext:value-type="float">
            <text:p>9237755</text:p>
          </table:table-cell>
          <table:table-cell table:style-name="ce18" office:value-type="string" calcext:value-type="string">
            <text:p>RC0805FR-0710KL</text:p>
          </table:table-cell>
          <table:table-cell table:style-name="ce50" office:value-type="float" office:value="0.0217" calcext:value-type="float">
            <text:p>0,022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10KL</text:p>
          </table:table-cell>
          <table:table-cell table:style-name="ce76" office:value-type="float" office:value="0.014" calcext:value-type="float">
            <text:p>0,014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125-1189</text:p>
          </table:table-cell>
          <table:table-cell table:style-name="ce18" office:value-type="string" calcext:value-type="string">
            <text:p>CRG0805F10K</text:p>
          </table:table-cell>
          <table:table-cell table:style-name="ce76" office:value-type="float" office:value="0.002" calcext:value-type="float">
            <text:p>0,002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RC0805FR-0710K</text:p>
          </table:table-cell>
          <table:table-cell table:style-name="ce50" office:value-type="float" office:value="0.02227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5]&lt;&gt;&quot;&quot;;&quot;&quot;;[.B35])" office:value-type="float" office:value="5" calcext:value-type="float">
            <text:p>5</text:p>
          </table:table-cell>
          <table:table-cell table:style-name="ce122" table:formula="of:=IF([.Z35]=[.H35];&quot;Farnell&quot;; IF([.Z35]=[.K35]; &quot;Digikey&quot;; IF([.Z35]=[.N35]; &quot;Mouser&quot;; IF([.Z35]=[.R35]; &quot;RS&quot;; IF([.Z35]=[.U35]; &quot;TME&quot;)))))" office:value-type="string" office:string-value="RS" calcext:value-type="string">
            <text:p>RS</text:p>
          </table:table-cell>
          <table:table-cell table:style-name="ce129" table:formula="of:=IF([.B35]&lt;&gt;&quot;&quot;;MIN([.H35];[.K35];[.N35];[.R35];[.U35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35]*[.AA35]" office:value-type="float" office:value="0.004" calcext:value-type="float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4" calcext:value-type="float">
            <text:p>34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47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1, R22</text:p>
          </table:table-cell>
          <table:table-cell table:style-name="ce45" office:value-type="string" calcext:value-type="string">
            <text:p>2447664</text:p>
          </table:table-cell>
          <table:table-cell table:style-name="ce48" office:value-type="string" calcext:value-type="string">
            <text:p>MCWR08X4702FTL</text:p>
          </table:table-cell>
          <table:table-cell table:style-name="ce51" office:value-type="float" office:value="0.0096" calcext:value-type="float">
            <text:p>0,010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HM47KKCT-ND</text:p>
          </table:table-cell>
          <table:table-cell table:style-name="ce77" office:value-type="float" office:value="0.074" calcext:value-type="float">
            <text:p>0,074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7K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34</text:p>
          </table:table-cell>
          <table:table-cell table:style-name="ce93" office:value-type="string" calcext:value-type="string">
            <text:p>CRCW080547K0FKEA</text:p>
          </table:table-cell>
          <table:table-cell table:style-name="ce77" office:value-type="float" office:value="0.046" calcext:value-type="float">
            <text:p>0,04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47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6]&lt;&gt;&quot;&quot;;&quot;&quot;;[.B36])" office:value-type="float" office:value="2" calcext:value-type="float">
            <text:p>2</text:p>
          </table:table-cell>
          <table:table-cell table:style-name="ce122" table:formula="of:=IF([.Z36]=[.H36];&quot;Farnell&quot;; IF([.Z36]=[.K36]; &quot;Digikey&quot;; IF([.Z36]=[.N36]; &quot;Mouser&quot;; IF([.Z36]=[.R36]; &quot;RS&quot;; IF([.Z36]=[.U36]; &quot;TME&quot;)))))" office:value-type="string" office:string-value="Farnell" calcext:value-type="string">
            <text:p>Farnell</text:p>
          </table:table-cell>
          <table:table-cell table:style-name="ce129" table:formula="of:=IF([.B36]&lt;&gt;&quot;&quot;;MIN([.H36];[.K36];[.N36];[.R36];[.U36]);&quot;&quot;)" office:value-type="currency" office:currency="EUR" office:value="0.0096" calcext:value-type="currency">
            <text:p>0,010 €</text:p>
          </table:table-cell>
          <table:table-cell table:style-name="ce122" table:formula="of:=[.B36]" office:value-type="float" office:value="2" calcext:value-type="float">
            <text:p>2</text:p>
          </table:table-cell>
          <table:table-cell table:style-name="ce140" table:formula="of:=[.Z36]*[.AA36]" office:value-type="float" office:value="0.0192" calcext:value-type="float">
            <text:p>0,019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5" calcext:value-type="float">
            <text:p>35</text:p>
          </table:table-cell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10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3, R25 </text:p>
          </table:table-cell>
          <table:table-cell table:style-name="ce18" office:value-type="string" calcext:value-type="string">
            <text:p>2447556</text:p>
          </table:table-cell>
          <table:table-cell table:style-name="ce18" office:value-type="string" calcext:value-type="string">
            <text:p>MCWR08X10R0FTL</text:p>
          </table:table-cell>
          <table:table-cell table:style-name="ce50" office:value-type="float" office:value="0.0066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10.0CRCT-ND </text:p>
          </table:table-cell>
          <table:table-cell table:style-name="ce76" office:value-type="float" office:value="0.064" calcext:value-type="float">
            <text:p>0,06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1-CRCW080510R0FKEAC</text:p>
          </table:table-cell>
          <table:table-cell table:style-name="ce76" office:value-type="float" office:value="0.047" calcext:value-type="float">
            <text:p>0,04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152</text:p>
          </table:table-cell>
          <table:table-cell table:style-name="ce18" office:value-type="string" calcext:value-type="string">
            <text:p>CRG0805F10R</text:p>
          </table:table-cell>
          <table:table-cell table:style-name="ce76" office:value-type="float" office:value="0.019" calcext:value-type="float">
            <text:p>0,01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0805S8F100JT5E</text:p>
          </table:table-cell>
          <table:table-cell table:style-name="ce50" office:value-type="float" office:value="0.01475" calcext:value-type="float">
            <text:p>0,01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7]&lt;&gt;&quot;&quot;;&quot;&quot;;[.B37])" office:value-type="float" office:value="2" calcext:value-type="float">
            <text:p>2</text:p>
          </table:table-cell>
          <table:table-cell table:style-name="ce122" table:formula="of:=IF([.Z37]=[.H37];&quot;Farnell&quot;; IF([.Z37]=[.K37]; &quot;Digikey&quot;; IF([.Z37]=[.N37]; &quot;Mouser&quot;; IF([.Z37]=[.R37]; &quot;RS&quot;; IF([.Z37]=[.U37]; &quot;TME&quot;)))))" office:value-type="string" office:string-value="Farnell" calcext:value-type="string">
            <text:p>Farnell</text:p>
          </table:table-cell>
          <table:table-cell table:style-name="ce129" table:formula="of:=IF([.B37]&lt;&gt;&quot;&quot;;MIN([.H37];[.K37];[.N37];[.R37];[.U37]);&quot;&quot;)" office:value-type="currency" office:currency="EUR" office:value="0.0066" calcext:value-type="currency">
            <text:p>0,007 €</text:p>
          </table:table-cell>
          <table:table-cell table:style-name="ce122" table:formula="of:=[.B37]" office:value-type="float" office:value="2" calcext:value-type="float">
            <text:p>2</text:p>
          </table:table-cell>
          <table:table-cell table:style-name="ce140" table:formula="of:=[.Z37]*[.AA37]" office:value-type="float" office:value="0.0132" calcext:value-type="float">
            <text:p>0,013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36" calcext:value-type="float">
            <text:p>36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8, R29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R0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RC0805FR-07220R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24" calcext:value-type="float">
            <text:p>0,024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38]&lt;&gt;&quot;&quot;;&quot;&quot;;[.B38])" office:value-type="float" office:value="2" calcext:value-type="float">
            <text:p>2</text:p>
          </table:table-cell>
          <table:table-cell table:style-name="ce122" table:formula="of:=IF([.Z38]=[.H38];&quot;Farnell&quot;; IF([.Z38]=[.K38]; &quot;Digikey&quot;; IF([.Z38]=[.N38]; &quot;Mouser&quot;; IF([.Z38]=[.R38]; &quot;RS&quot;; IF([.Z38]=[.U38]; &quot;TME&quot;)))))" office:value-type="string" office:string-value="Farnell" calcext:value-type="string">
            <text:p>Farnell</text:p>
          </table:table-cell>
          <table:table-cell table:style-name="ce129" table:formula="of:=IF([.B38]&lt;&gt;&quot;&quot;;MIN([.H38];[.K38];[.N38];[.R38];[.U38]);&quot;&quot;)" office:value-type="currency" office:currency="EUR" office:value="0.0189" calcext:value-type="currency">
            <text:p>0,019 €</text:p>
          </table:table-cell>
          <table:table-cell table:style-name="ce122" table:formula="of:=[.B38]" office:value-type="float" office:value="2" calcext:value-type="float">
            <text:p>2</text:p>
          </table:table-cell>
          <table:table-cell table:style-name="ce140" table:formula="of:=[.Z38]*[.AA38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1K5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1</text:p>
          </table:table-cell>
          <table:table-cell table:style-name="ce18" office:value-type="string" calcext:value-type="string">
            <text:p>2861908</text:p>
          </table:table-cell>
          <table:table-cell table:style-name="ce18" office:value-type="string" calcext:value-type="string">
            <text:p>CRGCQ0805J1K5</text:p>
          </table:table-cell>
          <table:table-cell table:style-name="ce50" office:value-type="float" office:value="0.0065" calcext:value-type="float">
            <text:p>0,00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<text:s/>541-4161-1-ND</text:p>
          </table:table-cell>
          <table:table-cell table:style-name="ce76" office:value-type="float" office:value="0.041" calcext:value-type="float">
            <text:p>0,0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279-CRGCQ0805F1K5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449</text:p>
          </table:table-cell>
          <table:table-cell table:style-name="ce18" office:value-type="string" calcext:value-type="string">
            <text:p>CRG0805F1K5</text:p>
          </table:table-cell>
          <table:table-cell table:style-name="ce76" office:value-type="float" office:value="0.036" calcext:value-type="float">
            <text:p>0,03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1K5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39]&lt;&gt;&quot;&quot;;&quot;&quot;;[.B39])" office:value-type="float" office:value="1" calcext:value-type="float">
            <text:p>1</text:p>
          </table:table-cell>
          <table:table-cell table:style-name="ce122" table:formula="of:=IF([.Z39]=[.H39];&quot;Farnell&quot;; IF([.Z39]=[.K39]; &quot;Digikey&quot;; IF([.Z39]=[.N39]; &quot;Mouser&quot;; IF([.Z39]=[.R39]; &quot;RS&quot;; IF([.Z39]=[.U39]; &quot;TME&quot;)))))" office:value-type="string" office:string-value="Farnell" calcext:value-type="string">
            <text:p>Farnell</text:p>
          </table:table-cell>
          <table:table-cell table:style-name="ce129" table:formula="of:=IF([.B39]&lt;&gt;&quot;&quot;;MIN([.H39];[.K39];[.N39];[.R39];[.U39]);&quot;&quot;)" office:value-type="currency" office:currency="EUR" office:value="0.0065" calcext:value-type="currency">
            <text:p>0,007 €</text:p>
          </table:table-cell>
          <table:table-cell table:style-name="ce122" table:formula="of:=[.B39]" office:value-type="float" office:value="1" calcext:value-type="float">
            <text:p>1</text:p>
          </table:table-cell>
          <table:table-cell table:style-name="ce140" table:formula="of:=[.Z39]*[.AA39]" office:value-type="float" office:value="0.0065" calcext:value-type="float">
            <text:p>0,007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8" calcext:value-type="float">
            <text:p>38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string" calcext:value-type="string">
            <text:p>49R9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2, R33, R36, R41</text:p>
          </table:table-cell>
          <table:table-cell table:style-name="ce45" office:value-type="string" calcext:value-type="string">
            <text:p>2447669</text:p>
          </table:table-cell>
          <table:table-cell table:style-name="ce48" office:value-type="string" calcext:value-type="string">
            <text:p>MCWR08X49R9FTL</text:p>
          </table:table-cell>
          <table:table-cell table:style-name="ce51" office:value-type="float" office:value="0.0093" calcext:value-type="float">
            <text:p>0,00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49.9CRCT-ND 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49R9L</text:p>
          </table:table-cell>
          <table:table-cell table:style-name="ce77" office:value-type="float" office:value="0.026" calcext:value-type="float">
            <text:p>0,02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79-1462</text:p>
          </table:table-cell>
          <table:table-cell table:style-name="ce93" office:value-type="string" calcext:value-type="string">
            <text:p>CRCW080549R9FKEA</text:p>
          </table:table-cell>
          <table:table-cell table:style-name="ce77" office:value-type="float" office:value="0.036" calcext:value-type="float">
            <text:p>0,036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RC0805FR-0749R9</text:p>
          </table:table-cell>
          <table:table-cell table:style-name="ce51" office:value-type="float" office:value="0.035" calcext:value-type="float">
            <text:p>0,035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0]&lt;&gt;&quot;&quot;;&quot;&quot;;[.B40])" office:value-type="float" office:value="4" calcext:value-type="float">
            <text:p>4</text:p>
          </table:table-cell>
          <table:table-cell table:style-name="ce122" table:formula="of:=IF([.Z40]=[.H40];&quot;Farnell&quot;; IF([.Z40]=[.K40]; &quot;Digikey&quot;; IF([.Z40]=[.N40]; &quot;Mouser&quot;; IF([.Z40]=[.R40]; &quot;RS&quot;; IF([.Z40]=[.U40]; &quot;TME&quot;)))))" office:value-type="string" office:string-value="Farnell" calcext:value-type="string">
            <text:p>Farnell</text:p>
          </table:table-cell>
          <table:table-cell table:style-name="ce129" table:formula="of:=IF([.B40]&lt;&gt;&quot;&quot;;MIN([.H40];[.K40];[.N40];[.R40];[.U40]);&quot;&quot;)" office:value-type="currency" office:currency="EUR" office:value="0.0093" calcext:value-type="currency">
            <text:p>0,009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0]*[.AA40]" office:value-type="float" office:value="0.0186" calcext:value-type="float">
            <text:p>0,019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39" calcext:value-type="float">
            <text:p>39</text:p>
          </table:table-cell>
          <table:table-cell table:style-name="ce10" office:value-type="float" office:value="9" calcext:value-type="float">
            <text:p>9</text:p>
          </table:table-cell>
          <table:table-cell table:style-name="ce65" office:value-type="string" calcext:value-type="string">
            <text:p>2K2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34, R35, R37, R39, R40, R42, R45, R46, R48</text:p>
          </table:table-cell>
          <table:table-cell table:style-name="ce18" office:value-type="string" calcext:value-type="string">
            <text:p>9237534</text:p>
          </table:table-cell>
          <table:table-cell table:style-name="ce18" office:value-type="string" calcext:value-type="string">
            <text:p>RC0805FR-072K2L</text:p>
          </table:table-cell>
          <table:table-cell table:style-name="ce50" office:value-type="float" office:value="0.0373" calcext:value-type="float">
            <text:p>0,037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2.20KCRCT-ND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2K2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207</text:p>
          </table:table-cell>
          <table:table-cell table:style-name="ce18" office:value-type="string" calcext:value-type="string">
            <text:p>CRCW08052K20FKEA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1]&lt;&gt;&quot;&quot;;&quot;&quot;;[.B41])" office:value-type="float" office:value="9" calcext:value-type="float">
            <text:p>9</text:p>
          </table:table-cell>
          <table:table-cell table:style-name="ce122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9" table:formula="of:=IF([.B41]&lt;&gt;&quot;&quot;;MIN([.H41];[.K41];[.N41];[.R41];[.U41]);&quot;&quot;)" office:value-type="currency" office:currency="EUR" office:value="0.02234" calcext:value-type="currency">
            <text:p>0,02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1]*[.AA41]" office:value-type="float" office:value="0.04468" calcext:value-type="float">
            <text:p>0,04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0" calcext:value-type="float">
            <text:p>40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43, R44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0805S8F2200T5E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2]&lt;&gt;&quot;&quot;;&quot;&quot;;[.B42])" office:value-type="float" office:value="2" calcext:value-type="float">
            <text:p>2</text:p>
          </table:table-cell>
          <table:table-cell table:style-name="ce122" table:formula="of:=IF([.Z42]=[.H42];&quot;Farnell&quot;; IF([.Z42]=[.K42]; &quot;Digikey&quot;; IF([.Z42]=[.N42]; &quot;Mouser&quot;; IF([.Z42]=[.R42]; &quot;RS&quot;; IF([.Z42]=[.U42]; &quot;TME&quot;)))))" office:value-type="string" office:string-value="RS" calcext:value-type="string">
            <text:p>RS</text:p>
          </table:table-cell>
          <table:table-cell table:style-name="ce129" table:formula="of:=IF([.B42]&lt;&gt;&quot;&quot;;MIN([.H42];[.K42];[.N42];[.R42];[.U42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42]*[.AA42]" office:value-type="float" office:value="0.036" calcext:value-type="float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1" calcext:value-type="float">
            <text:p>4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K87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47</text:p>
          </table:table-cell>
          <table:table-cell table:style-name="ce18" office:value-type="string" calcext:value-type="string">
            <text:p>1469925</text:p>
          </table:table-cell>
          <table:table-cell table:style-name="ce18" office:value-type="string" calcext:value-type="string">
            <text:p>CRCW08054K87FKEA</text:p>
          </table:table-cell>
          <table:table-cell table:style-name="ce50" office:value-type="float" office:value="0.0157" calcext:value-type="float">
            <text:p>0,016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311-4.87KCRCT-ND </text:p>
          </table:table-cell>
          <table:table-cell table:style-name="ce76" office:value-type="float" office:value="0.039" calcext:value-type="float">
            <text:p>0,03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52-CR0805FX-4871ELF</text:p>
          </table:table-cell>
          <table:table-cell table:style-name="ce76" office:value-type="float" office:value="0.037" calcext:value-type="float">
            <text:p>0,03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RC0805FR-074K87</text:p>
          </table:table-cell>
          <table:table-cell table:style-name="ce50" office:value-type="float" office:value="0.03505" calcext:value-type="float">
            <text:p>0,035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3]&lt;&gt;&quot;&quot;;&quot;&quot;;[.B43])" office:value-type="float" office:value="1" calcext:value-type="float">
            <text:p>1</text:p>
          </table:table-cell>
          <table:table-cell table:style-name="ce122" table:formula="of:=IF([.Z43]=[.H43];&quot;Farnell&quot;; IF([.Z43]=[.K43]; &quot;Digikey&quot;; IF([.Z43]=[.N43]; &quot;Mouser&quot;; IF([.Z43]=[.R43]; &quot;RS&quot;; IF([.Z43]=[.U43]; &quot;TME&quot;)))))" office:value-type="string" office:string-value="Farnell" calcext:value-type="string">
            <text:p>Farnell</text:p>
          </table:table-cell>
          <table:table-cell table:style-name="ce129" table:formula="of:=IF([.B43]&lt;&gt;&quot;&quot;;MIN([.H43];[.K43];[.N43];[.R43];[.U43]);&quot;&quot;)" office:value-type="currency" office:currency="EUR" office:value="0.0157" calcext:value-type="currency">
            <text:p>0,016 €</text:p>
          </table:table-cell>
          <table:table-cell table:style-name="ce122" table:formula="of:=[.B43]" office:value-type="float" office:value="1" calcext:value-type="float">
            <text:p>1</text:p>
          </table:table-cell>
          <table:table-cell table:style-name="ce140" table:formula="of:=[.Z43]*[.AA43]" office:value-type="float" office:value="0.0157" calcext:value-type="float">
            <text:p>0,016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2" calcext:value-type="float">
            <text:p>42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5, R9</text:p>
          </table:table-cell>
          <table:table-cell table:style-name="ce45" office:value-type="float" office:value="1099800" calcext:value-type="float">
            <text:p>1099800</text:p>
          </table:table-cell>
          <table:table-cell table:style-name="ce48" office:value-type="string" calcext:value-type="string">
            <text:p>WCR0805-1K0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C0805FR-071KL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KL</text:p>
          </table:table-cell>
          <table:table-cell table:style-name="ce77" office:value-type="float" office:value="0.015" calcext:value-type="float">
            <text:p>0,015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427</text:p>
          </table:table-cell>
          <table:table-cell table:style-name="ce93" office:value-type="string" calcext:value-type="string">
            <text:p>CRG0805F1K0</text:p>
          </table:table-cell>
          <table:table-cell table:style-name="ce77" office:value-type="float" office:value="0.017" calcext:value-type="float">
            <text:p>0,017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1K-1%</text:p>
          </table:table-cell>
          <table:table-cell table:style-name="ce51" office:value-type="float" office:value="0.02234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44]&lt;&gt;&quot;&quot;;&quot;&quot;;[.B44])" office:value-type="float" office:value="2" calcext:value-type="float">
            <text:p>2</text:p>
          </table:table-cell>
          <table:table-cell table:style-name="ce122" table:formula="of:=IF([.Z44]=[.H44];&quot;Farnell&quot;; IF([.Z44]=[.K44]; &quot;Digikey&quot;; IF([.Z44]=[.N44]; &quot;Mouser&quot;; IF([.Z44]=[.R44]; &quot;RS&quot;; IF([.Z44]=[.U44]; &quot;TME&quot;)))))" office:value-type="string" office:string-value="Mouser" calcext:value-type="string">
            <text:p>Mouser</text:p>
          </table:table-cell>
          <table:table-cell table:style-name="ce129" table:formula="of:=IF([.B44]&lt;&gt;&quot;&quot;;MIN([.H44];[.K44];[.N44];[.R44];[.U44]);&quot;&quot;)" office:value-type="currency" office:currency="EUR" office:value="0.015" calcext:value-type="currency">
            <text:p>0,015 €</text:p>
          </table:table-cell>
          <table:table-cell table:style-name="ce122" table:formula="of:=[.B44]" office:value-type="float" office:value="2" calcext:value-type="float">
            <text:p>2</text:p>
          </table:table-cell>
          <table:table-cell table:style-name="ce140" table:formula="of:=[.Z44]*[.AA44]" office:value-type="float" office:value="0.03" calcext:value-type="float">
            <text:p>0,030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43" calcext:value-type="float">
            <text:p>43</text:p>
          </table:table-cell>
          <table:table-cell table:style-name="ce10" office:value-type="float" office:value="4" calcext:value-type="float">
            <text:p>4</text:p>
          </table:table-cell>
          <table:table-cell table:style-name="ce65" office:value-type="string" calcext:value-type="string">
            <text:p>DR1206-33R-4/8</text:p>
          </table:table-cell>
          <table:table-cell table:style-name="ce24" office:value-type="string" calcext:value-type="string">
            <text:p>1206; resistor array</text:p>
          </table:table-cell>
          <table:table-cell table:style-name="ce65" office:value-type="string" calcext:value-type="string">
            <text:p>RN1, RN2, RN3, RN4</text:p>
          </table:table-cell>
          <table:table-cell table:style-name="ce18" office:value-type="string" calcext:value-type="string">
            <text:p>1770128</text:p>
          </table:table-cell>
          <table:table-cell table:style-name="ce18" office:value-type="string" calcext:value-type="string">
            <text:p>CAY16-330J4LF</text:p>
          </table:table-cell>
          <table:table-cell table:style-name="ce50" office:value-type="float" office:value="0.0688" calcext:value-type="float">
            <text:p>0,06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CAY16-330J4LFCT-ND</text:p>
          </table:table-cell>
          <table:table-cell table:style-name="ce76" office:value-type="float" office:value="0.09" calcext:value-type="float">
            <text:p>0,09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CAY16-330J4LF</text:p>
          </table:table-cell>
          <table:table-cell table:style-name="ce76" office:value-type="float" office:value="0.085" calcext:value-type="float">
            <text:p>0,085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22-5670</text:p>
          </table:table-cell>
          <table:table-cell table:style-name="ce18" office:value-type="string" calcext:value-type="string">
            <text:p>CAY16-330J4LF</text:p>
          </table:table-cell>
          <table:table-cell table:style-name="ce76" office:value-type="float" office:value="0.004" calcext:value-type="float">
            <text:p>0,00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DR1206-33R-4/8</text:p>
          </table:table-cell>
          <table:table-cell table:style-name="ce50" office:value-type="float" office:value="0.00885" calcext:value-type="float">
            <text:p>0,009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45]&lt;&gt;&quot;&quot;;&quot;&quot;;[.B45])" office:value-type="float" office:value="4" calcext:value-type="float">
            <text:p>4</text:p>
          </table:table-cell>
          <table:table-cell table:style-name="ce122" table:formula="of:=IF([.Z45]=[.H45];&quot;Farnell&quot;; IF([.Z45]=[.K45]; &quot;Digikey&quot;; IF([.Z45]=[.N45]; &quot;Mouser&quot;; IF([.Z45]=[.R45]; &quot;RS&quot;; IF([.Z45]=[.U45]; &quot;TME&quot;)))))" office:value-type="string" office:string-value="RS" calcext:value-type="string">
            <text:p>RS</text:p>
          </table:table-cell>
          <table:table-cell table:style-name="ce129" table:formula="of:=IF([.B45]&lt;&gt;&quot;&quot;;MIN([.H45];[.K45];[.N45];[.R45];[.U45]);&quot;&quot;)" office:value-type="currency" office:currency="EUR" office:value="0.004" calcext:value-type="currency">
            <text:p>0,004 €</text:p>
          </table:table-cell>
          <table:table-cell table:style-name="ce122" table:formula="of:=[.B45]" office:value-type="float" office:value="4" calcext:value-type="float">
            <text:p>4</text:p>
          </table:table-cell>
          <table:table-cell table:style-name="ce140" table:formula="of:=[.Z45]*[.AA45]" office:value-type="float" office:value="0.016" calcext:value-type="float">
            <text:p>0,016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4" calcext:value-type="float">
            <text:p>44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D-BZEN 0903</text:p>
          </table:table-cell>
          <table:table-cell table:style-name="ce25" office:value-type="string" calcext:value-type="string">
            <text:p><text:span text:style-name="T1">THT</text:span>; buzzer Ø9 or Ø12 mm</text:p>
          </table:table-cell>
          <table:table-cell table:style-name="ce15" office:value-type="string" calcext:value-type="string">
            <text:p>SP1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D-BZEN-0903</text:p>
          </table:table-cell>
          <table:table-cell table:style-name="ce51" office:value-type="float" office:value="0.4976" calcext:value-type="float">
            <text:p>0,498</text:p>
          </table:table-cell>
          <table:table-cell table:style-name="ce84" office:value-type="float" office:value="1" calcext:value-type="float">
            <text:p>1</text:p>
          </table:table-cell>
          <table:table-cell table:style-name="ce111" office:value-type="float" office:value="1" calcext:value-type="float">
            <text:p>1</text:p>
          </table:table-cell>
          <table:table-cell table:style-name="ce84" table:formula="of:=IF([.W46]&lt;&gt;&quot;&quot;;&quot;&quot;;[.B46])">
            <text:p/>
          </table:table-cell>
          <table:table-cell table:style-name="ce122" table:formula="of:=IF([.Z46]=[.H46];&quot;Farnell&quot;; IF([.Z46]=[.K46]; &quot;Digikey&quot;; IF([.Z46]=[.N46]; &quot;Mouser&quot;; IF([.Z46]=[.R46]; &quot;RS&quot;; IF([.Z46]=[.U46]; &quot;TME&quot;)))))" office:value-type="string" office:string-value="TME" calcext:value-type="string">
            <text:p>TME</text:p>
          </table:table-cell>
          <table:table-cell table:style-name="ce129" table:formula="of:=IF([.B46]&lt;&gt;&quot;&quot;;MIN([.H46];[.K46];[.N46];[.R46];[.U46]);&quot;&quot;)" office:value-type="currency" office:currency="EUR" office:value="0.4976" calcext:value-type="currency">
            <text:p>0,498 €</text:p>
          </table:table-cell>
          <table:table-cell table:style-name="ce122" table:formula="of:=[.B46]" office:value-type="float" office:value="1" calcext:value-type="float">
            <text:p>1</text:p>
          </table:table-cell>
          <table:table-cell table:style-name="ce140" table:formula="of:=[.Z46]*[.AA46]" office:value-type="float" office:value="0.4976" calcext:value-type="float">
            <text:p>0,498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5" calcext:value-type="float">
            <text:p>45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PEC16-2215F-S0024</text:p>
          </table:table-cell>
          <table:table-cell table:style-name="ce24" office:value-type="string" calcext:value-type="string">
            <text:p><text:span text:style-name="T1">THT</text:span>; encoder with switch</text:p>
          </table:table-cell>
          <table:table-cell table:style-name="ce65" office:value-type="string" calcext:value-type="string">
            <text:p>SW1</text:p>
          </table:table-cell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PEC16-2215F-S0024-ND </text:p>
          </table:table-cell>
          <table:table-cell table:style-name="ce76" office:value-type="float" office:value="1.34" calcext:value-type="float">
            <text:p>1,34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52-PEC16-2215FS0024</text:p>
          </table:table-cell>
          <table:table-cell table:style-name="ce76" office:value-type="float" office:value="1.22" calcext:value-type="float">
            <text:p>1,22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47]" office:value-type="float" office:value="1" calcext:value-type="float">
            <text:p>1</text:p>
          </table:table-cell>
          <table:table-cell table:style-name="ce83" table:formula="of:=IF([.W47]&lt;&gt;&quot;&quot;;&quot;&quot;;[.B47])">
            <text:p/>
          </table:table-cell>
          <table:table-cell table:style-name="ce122" table:formula="of:=IF([.Z47]=[.H47];&quot;Farnell&quot;; IF([.Z47]=[.K47]; &quot;Digikey&quot;; IF([.Z47]=[.N47]; &quot;Mouser&quot;; IF([.Z47]=[.R47]; &quot;RS&quot;; IF([.Z47]=[.U47]; &quot;TME&quot;)))))" office:value-type="string" office:string-value="Mouser" calcext:value-type="string">
            <text:p>Mouser</text:p>
          </table:table-cell>
          <table:table-cell table:style-name="ce129" table:formula="of:=IF([.B47]&lt;&gt;&quot;&quot;;MIN([.H47];[.K47];[.N47];[.R47];[.U47]);&quot;&quot;)" office:value-type="currency" office:currency="EUR" office:value="1.22" calcext:value-type="currency">
            <text:p>1,220 €</text:p>
          </table:table-cell>
          <table:table-cell table:style-name="ce122" table:formula="of:=[.B47]" office:value-type="float" office:value="1" calcext:value-type="float">
            <text:p>1</text:p>
          </table:table-cell>
          <table:table-cell table:style-name="ce140" table:formula="of:=[.Z47]*[.AA47]" office:value-type="float" office:value="1.22" calcext:value-type="float">
            <text:p>1,22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6" calcext:value-type="float">
            <text:p>46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TL1100CF160Q</text:p>
          </table:table-cell>
          <table:table-cell table:style-name="ce25" office:value-type="string" calcext:value-type="string">
            <text:p><text:span text:style-name="T1">THT</text:span>; tactile switch, without cap</text:p>
          </table:table-cell>
          <table:table-cell table:style-name="ce15" office:value-type="string" calcext:value-type="string">
            <text:p>SW2</text:p>
          </table:table-cell>
          <table:table-cell table:style-name="ce45" office:value-type="string" calcext:value-type="string">
            <text:p>2830627</text:p>
          </table:table-cell>
          <table:table-cell table:style-name="ce48" office:value-type="string" calcext:value-type="string">
            <text:p>TL1100CF160Q</text:p>
          </table:table-cell>
          <table:table-cell table:style-name="ce51" office:value-type="float" office:value="0.474" calcext:value-type="float">
            <text:p>0,474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G1822-ND</text:p>
          </table:table-cell>
          <table:table-cell table:style-name="ce77" office:value-type="float" office:value="0.38" calcext:value-type="float">
            <text:p>0,38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12-TL1100C</text:p>
          </table:table-cell>
          <table:table-cell table:style-name="ce77" office:value-type="float" office:value="0.442" calcext:value-type="float">
            <text:p>0,442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 table:formula="of:=[.B48]" office:value-type="float" office:value="1" calcext:value-type="float">
            <text:p>1</text:p>
          </table:table-cell>
          <table:table-cell table:style-name="ce84" table:formula="of:=IF([.W48]&lt;&gt;&quot;&quot;;&quot;&quot;;[.B48])">
            <text:p/>
          </table:table-cell>
          <table:table-cell table:style-name="ce122" table:formula="of:=IF([.Z48]=[.H48];&quot;Farnell&quot;; IF([.Z48]=[.K48]; &quot;Digikey&quot;; IF([.Z48]=[.N48]; &quot;Mouser&quot;; IF([.Z48]=[.R48]; &quot;RS&quot;; IF([.Z48]=[.U48]; &quot;TME&quot;)))))" office:value-type="string" office:string-value="Digikey" calcext:value-type="string">
            <text:p>Digikey</text:p>
          </table:table-cell>
          <table:table-cell table:style-name="ce129" table:formula="of:=IF([.B48]&lt;&gt;&quot;&quot;;MIN([.H48];[.K48];[.N48];[.R48];[.U48]);&quot;&quot;)" office:value-type="currency" office:currency="EUR" office:value="0.38" calcext:value-type="currency">
            <text:p>0,380 €</text:p>
          </table:table-cell>
          <table:table-cell table:style-name="ce122" table:formula="of:=[.B48]" office:value-type="float" office:value="1" calcext:value-type="float">
            <text:p>1</text:p>
          </table:table-cell>
          <table:table-cell table:style-name="ce140" table:formula="of:=[.Z48]*[.AA48]" office:value-type="float" office:value="0.38" calcext:value-type="float">
            <text:p>0,3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7" calcext:value-type="float">
            <text:p>47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DS1024-2*20R0</text:p>
          </table:table-cell>
          <table:table-cell table:style-name="ce24" office:value-type="string" calcext:value-type="string">
            <text:p><text:span text:style-name="T1">THT</text:span>; 40-pin socket; female; angled 90°</text:p>
          </table:table-cell>
          <table:table-cell table:style-name="ce65" office:value-type="string" calcext:value-type="string">
            <text:p>X1</text:p>
          </table:table-cell>
          <table:table-cell table:style-name="ce18" office:value-type="string" calcext:value-type="string">
            <text:p>1805895</text:p>
          </table:table-cell>
          <table:table-cell table:style-name="ce18" office:value-type="string" calcext:value-type="string">
            <text:p>SSW-120-02-T-D-RA</text:p>
          </table:table-cell>
          <table:table-cell table:style-name="ce50" office:value-type="float" office:value="4.9199" calcext:value-type="float">
            <text:p>4,920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SAM11958-ND</text:p>
          </table:table-cell>
          <table:table-cell table:style-name="ce76" office:value-type="float" office:value="3.06" calcext:value-type="float">
            <text:p>3,0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200-SSW12002TDRA</text:p>
          </table:table-cell>
          <table:table-cell table:style-name="ce76" office:value-type="float" office:value="3.05" calcext:value-type="float">
            <text:p>3,05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54-8342</text:p>
          </table:table-cell>
          <table:table-cell table:style-name="ce18" office:value-type="string" calcext:value-type="string">
            <text:p><text:s/>SSW-120-02-F-D-RA</text:p>
          </table:table-cell>
          <table:table-cell table:style-name="ce76" office:value-type="float" office:value="4.32" calcext:value-type="float">
            <text:p>4,32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DS1024-2*20R0</text:p>
          </table:table-cell>
          <table:table-cell table:style-name="ce50" office:value-type="float" office:value="0.6804" calcext:value-type="float">
            <text:p>0,680</text:p>
          </table:table-cell>
          <table:table-cell table:style-name="ce83" office:value-type="float" office:value="1" calcext:value-type="float">
            <text:p>1</text:p>
          </table:table-cell>
          <table:table-cell table:style-name="ce110" table:formula="of:=[.B49]" office:value-type="float" office:value="1" calcext:value-type="float">
            <text:p>1</text:p>
          </table:table-cell>
          <table:table-cell table:style-name="ce83" table:formula="of:=IF([.W49]&lt;&gt;&quot;&quot;;&quot;&quot;;[.B49])">
            <text:p/>
          </table:table-cell>
          <table:table-cell table:style-name="ce122" table:formula="of:=IF([.Z49]=[.H49];&quot;Farnell&quot;; IF([.Z49]=[.K49]; &quot;Digikey&quot;; IF([.Z49]=[.N49]; &quot;Mouser&quot;; IF([.Z49]=[.R49]; &quot;RS&quot;; IF([.Z49]=[.U49]; &quot;TME&quot;)))))" office:value-type="string" office:string-value="TME" calcext:value-type="string">
            <text:p>TME</text:p>
          </table:table-cell>
          <table:table-cell table:style-name="ce129" table:formula="of:=IF([.B49]&lt;&gt;&quot;&quot;;MIN([.H49];[.K49];[.N49];[.R49];[.U49]);&quot;&quot;)" office:value-type="currency" office:currency="EUR" office:value="0.6804" calcext:value-type="currency">
            <text:p>0,680 €</text:p>
          </table:table-cell>
          <table:table-cell table:style-name="ce122" table:formula="of:=[.B49]" office:value-type="float" office:value="1" calcext:value-type="float">
            <text:p>1</text:p>
          </table:table-cell>
          <table:table-cell table:style-name="ce140" table:formula="of:=[.Z49]*[.AA49]" office:value-type="float" office:value="0.6804" calcext:value-type="float">
            <text:p>0,68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48" calcext:value-type="float">
            <text:p>48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DS1013-16SSIB1</text:p>
          </table:table-cell>
          <table:table-cell table:style-name="ce25" office:value-type="string" calcext:value-type="string">
            <text:p><text:span text:style-name="T1">THT</text:span>; 16-pin IDC socket; male</text:p>
          </table:table-cell>
          <table:table-cell table:style-name="ce15" office:value-type="string" calcext:value-type="string">
            <text:p>X2</text:p>
          </table:table-cell>
          <table:table-cell table:style-name="ce45" office:value-type="string" calcext:value-type="string">
            <text:p>2843530</text:p>
          </table:table-cell>
          <table:table-cell table:style-name="ce48" office:value-type="string" calcext:value-type="string">
            <text:p>MC-254-16-00-ST-DIP</text:p>
          </table:table-cell>
          <table:table-cell table:style-name="ce51" office:value-type="float" office:value="0.22" calcext:value-type="float">
            <text:p>0,22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ED10523-ND</text:p>
          </table:table-cell>
          <table:table-cell table:style-name="ce77" office:value-type="float" office:value="0.35" calcext:value-type="float">
            <text:p>0,35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710-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71-8357</text:p>
          </table:table-cell>
          <table:table-cell table:style-name="ce93" office:value-type="string" calcext:value-type="string">
            <text:p>61201621621</text:p>
          </table:table-cell>
          <table:table-cell table:style-name="ce77" office:value-type="float" office:value="0.54" calcext:value-type="float">
            <text:p>0,540</text:p>
          </table:table-cell>
          <table:table-cell table:style-name="ce84" office:value-type="float" office:value="1" calcext:value-type="float">
            <text:p>1</text:p>
          </table:table-cell>
          <table:table-cell table:style-name="ce103" office:value-type="string" calcext:value-type="string">
            <text:p>DS1013-16SSIB1</text:p>
          </table:table-cell>
          <table:table-cell table:style-name="ce51" office:value-type="float" office:value="0.13032" calcext:value-type="float">
            <text:p>0,130</text:p>
          </table:table-cell>
          <table:table-cell table:style-name="ce84" office:value-type="float" office:value="5" calcext:value-type="float">
            <text:p>5</text:p>
          </table:table-cell>
          <table:table-cell table:style-name="ce111" table:formula="of:=[.B50]" office:value-type="float" office:value="1" calcext:value-type="float">
            <text:p>1</text:p>
          </table:table-cell>
          <table:table-cell table:style-name="ce84" table:formula="of:=IF([.W50]&lt;&gt;&quot;&quot;;&quot;&quot;;[.B50])">
            <text:p/>
          </table:table-cell>
          <table:table-cell table:style-name="ce122" table:formula="of:=IF([.Z50]=[.H50];&quot;Farnell&quot;; IF([.Z50]=[.K50]; &quot;Digikey&quot;; IF([.Z50]=[.N50]; &quot;Mouser&quot;; IF([.Z50]=[.R50]; &quot;RS&quot;; IF([.Z50]=[.U50]; &quot;TME&quot;)))))" office:value-type="string" office:string-value="TME" calcext:value-type="string">
            <text:p>TME</text:p>
          </table:table-cell>
          <table:table-cell table:style-name="ce129" table:formula="of:=IF([.B50]&lt;&gt;&quot;&quot;;MIN([.H50];[.K50];[.N50];[.R50];[.U50]);&quot;&quot;)" office:value-type="currency" office:currency="EUR" office:value="0.13032" calcext:value-type="currency">
            <text:p>0,130 €</text:p>
          </table:table-cell>
          <table:table-cell table:style-name="ce122" table:formula="of:=[.B50]" office:value-type="float" office:value="1" calcext:value-type="float">
            <text:p>1</text:p>
          </table:table-cell>
          <table:table-cell table:style-name="ce140" table:formula="of:=[.Z50]*[.AA50]" office:value-type="float" office:value="0.13032" calcext:value-type="float">
            <text:p>0,130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49" calcext:value-type="float">
            <text:p>49</text:p>
          </table:table-cell>
          <table:table-cell table:style-name="ce10" office:value-type="float" office:value="1" calcext:value-type="float">
            <text:p>1</text:p>
          </table:table-cell>
          <table:table-cell table:style-name="ce89" office:value-type="float" office:value="691322110005" calcext:value-type="float">
            <text:p>691322110005</text:p>
          </table:table-cell>
          <table:table-cell table:style-name="ce24" office:value-type="string" calcext:value-type="string">
            <text:p><text:span text:style-name="T1">THT</text:span>; Pluggable Terminal Blocks; 3.5mm; 5-pin</text:p>
          </table:table-cell>
          <table:table-cell table:style-name="ce65" office:value-type="string" calcext:value-type="string">
            <text:p>X3</text:p>
          </table:table-cell>
          <table:table-cell table:style-name="ce18" office:value-type="string" calcext:value-type="string">
            <text:p>2493680</text:p>
          </table:table-cell>
          <table:table-cell table:style-name="ce18" office:value-type="string" calcext:value-type="string">
            <text:p>CTB932HD/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732-2772-ND</text:p>
          </table:table-cell>
          <table:table-cell table:style-name="ce76" office:value-type="float" office:value="1.01" calcext:value-type="float">
            <text:p>1,01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710-691322110005</text:p>
          </table:table-cell>
          <table:table-cell table:style-name="ce76" office:value-type="float" office:value="1" calcext:value-type="float">
            <text:p>1,00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824-6642</text:p>
          </table:table-cell>
          <table:table-cell table:style-name="ce18" office:value-type="string" calcext:value-type="string">
            <text:p>691322110005</text:p>
          </table:table-cell>
          <table:table-cell table:style-name="ce76" office:value-type="float" office:value="0.96" calcext:value-type="float">
            <text:p>0,960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-</text:p>
          </table:table-cell>
          <table:table-cell table:style-name="ce50"/>
          <table:table-cell table:style-name="ce83"/>
          <table:table-cell table:style-name="ce110" table:formula="of:=[.B51]" office:value-type="float" office:value="1" calcext:value-type="float">
            <text:p>1</text:p>
          </table:table-cell>
          <table:table-cell table:style-name="ce83" table:formula="of:=IF([.W51]&lt;&gt;&quot;&quot;;&quot;&quot;;[.B51])">
            <text:p/>
          </table:table-cell>
          <table:table-cell table:style-name="ce122" table:formula="of:=IF([.Z51]=[.H51];&quot;Farnell&quot;; IF([.Z51]=[.K51]; &quot;Digikey&quot;; IF([.Z51]=[.N51]; &quot;Mouser&quot;; IF([.Z51]=[.R51]; &quot;RS&quot;; IF([.Z51]=[.U51]; &quot;TME&quot;)))))" office:value-type="string" office:string-value="Farnell" calcext:value-type="string">
            <text:p>Farnell</text:p>
          </table:table-cell>
          <table:table-cell table:style-name="ce129" table:formula="of:=IF([.B51]&lt;&gt;&quot;&quot;;MIN([.H51];[.K51];[.N51];[.R51];[.U51]);&quot;&quot;)" office:value-type="currency" office:currency="EUR" office:value="0.373" calcext:value-type="currency">
            <text:p>0,373 €</text:p>
          </table:table-cell>
          <table:table-cell table:style-name="ce122" table:formula="of:=[.B51]" office:value-type="float" office:value="1" calcext:value-type="float">
            <text:p>1</text:p>
          </table:table-cell>
          <table:table-cell table:style-name="ce140" table:formula="of:=[.Z51]*[.AA51]" office:value-type="float" office:value="0.373" calcext:value-type="float">
            <text:p>0,373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 table:formula="of:=ROW()-2" office:value-type="float" office:value="50" calcext:value-type="float">
            <text:p>50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MJTAB881243M-L or LMJ30288115CNL</text:p>
          </table:table-cell>
          <table:table-cell table:style-name="ce25" office:value-type="string" calcext:value-type="string">
            <text:p><text:span text:style-name="T1">THT</text:span>; RJ45 socket with magnetics and LEDs; shielded</text:p>
          </table:table-cell>
          <table:table-cell table:style-name="ce15" office:value-type="string" calcext:value-type="string">
            <text:p>X5</text:p>
          </table:table-cell>
          <table:table-cell table:style-name="ce45" office:value-type="string" calcext:value-type="string">
            <text:p>-</text:p>
          </table:table-cell>
          <table:table-cell table:style-name="ce48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Non-Stocked, Call for Quote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03" office:value-type="string" calcext:value-type="string">
            <text:p>LMJTAB881243M-L</text:p>
          </table:table-cell>
          <table:table-cell table:style-name="ce51" office:value-type="float" office:value="1.89" calcext:value-type="float">
            <text:p>1,890</text:p>
          </table:table-cell>
          <table:table-cell table:style-name="ce84" office:value-type="float" office:value="1" calcext:value-type="float">
            <text:p>1</text:p>
          </table:table-cell>
          <table:table-cell table:style-name="ce111" table:formula="of:=[.B52]" office:value-type="float" office:value="1" calcext:value-type="float">
            <text:p>1</text:p>
          </table:table-cell>
          <table:table-cell table:style-name="ce84" table:formula="of:=IF([.W52]&lt;&gt;&quot;&quot;;&quot;&quot;;[.B52])">
            <text:p/>
          </table:table-cell>
          <table:table-cell table:style-name="ce122" table:formula="of:=IF([.Z52]=[.H52];&quot;Farnell&quot;; IF([.Z52]=[.K52]; &quot;Digikey&quot;; IF([.Z52]=[.N52]; &quot;Mouser&quot;; IF([.Z52]=[.R52]; &quot;RS&quot;; IF([.Z52]=[.U52]; &quot;TME&quot;)))))" office:value-type="string" office:string-value="TME" calcext:value-type="string">
            <text:p>TME</text:p>
          </table:table-cell>
          <table:table-cell table:style-name="ce129" table:formula="of:=IF([.B52]&lt;&gt;&quot;&quot;;MIN([.H52];[.K52];[.N52];[.R52];[.U52]);&quot;&quot;)" office:value-type="currency" office:currency="EUR" office:value="1.89" calcext:value-type="currency">
            <text:p>1,890 €</text:p>
          </table:table-cell>
          <table:table-cell table:style-name="ce122" table:formula="of:=[.B52]" office:value-type="float" office:value="1" calcext:value-type="float">
            <text:p>1</text:p>
          </table:table-cell>
          <table:table-cell table:style-name="ce140" table:formula="of:=[.Z52]*[.AA52]" office:value-type="float" office:value="1.89" calcext:value-type="float">
            <text:p>1,890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1" calcext:value-type="float">
            <text:p>51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5 MHz</text:p>
          </table:table-cell>
          <table:table-cell table:style-name="ce24" office:value-type="string" calcext:value-type="string">
            <text:p>SMD; HC-49/US; XTAL</text:p>
          </table:table-cell>
          <table:table-cell table:style-name="ce65" office:value-type="string" calcext:value-type="string">
            <text:p>Y1</text:p>
          </table:table-cell>
          <table:table-cell table:style-name="ce18" office:value-type="string" calcext:value-type="string">
            <text:p>2832034</text:p>
          </table:table-cell>
          <table:table-cell table:style-name="ce18" office:value-type="string" calcext:value-type="string">
            <text:p>LFXTAL033342</text:p>
          </table:table-cell>
          <table:table-cell table:style-name="ce50" office:value-type="float" office:value="0.227" calcext:value-type="float">
            <text:p>0,227</text:p>
          </table:table-cell>
          <table:table-cell table:style-name="ce57" office:value-type="float" office:value="1" calcext:value-type="float">
            <text:p>1</text:p>
          </table:table-cell>
          <table:table-cell table:style-name="ce68" office:value-type="string" calcext:value-type="string">
            <text:p>1923-1536-1-ND</text:p>
          </table:table-cell>
          <table:table-cell table:style-name="ce76" office:value-type="float" office:value="0.36" calcext:value-type="float">
            <text:p>0,3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15-ABLS-25.0M-F-T</text:p>
          </table:table-cell>
          <table:table-cell table:style-name="ce76" office:value-type="float" office:value="0.298" calcext:value-type="float">
            <text:p>0,29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478-9628</text:p>
          </table:table-cell>
          <table:table-cell table:style-name="ce18" office:value-type="string" calcext:value-type="string">
            <text:p><text:s/>LFXTAL010595</text:p>
          </table:table-cell>
          <table:table-cell table:style-name="ce76" office:value-type="float" office:value="0.764" calcext:value-type="float">
            <text:p>0,764</text:p>
          </table:table-cell>
          <table:table-cell table:style-name="ce83" office:value-type="float" office:value="1" calcext:value-type="float">
            <text:p>1</text:p>
          </table:table-cell>
          <table:table-cell table:style-name="ce102" office:value-type="string" calcext:value-type="string">
            <text:p>25.00M-SMDHC49R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83" office:value-type="float" office:value="2" calcext:value-type="float">
            <text:p>2</text:p>
          </table:table-cell>
          <table:table-cell table:style-name="ce110"/>
          <table:table-cell table:style-name="ce83" table:formula="of:=IF([.W53]&lt;&gt;&quot;&quot;;&quot;&quot;;[.B53])" office:value-type="float" office:value="1" calcext:value-type="float">
            <text:p>1</text:p>
          </table:table-cell>
          <table:table-cell table:style-name="ce122" table:formula="of:=IF([.Z53]=[.H53];&quot;Farnell&quot;; IF([.Z53]=[.K53]; &quot;Digikey&quot;; IF([.Z53]=[.N53]; &quot;Mouser&quot;; IF([.Z53]=[.R53]; &quot;RS&quot;; IF([.Z53]=[.U53]; &quot;TME&quot;)))))" office:value-type="string" office:string-value="Farnell" calcext:value-type="string">
            <text:p>Farnell</text:p>
          </table:table-cell>
          <table:table-cell table:style-name="ce129" table:formula="of:=IF([.B53]&lt;&gt;&quot;&quot;;MIN([.H53];[.K53];[.N53];[.R53];[.U53]);&quot;&quot;)" office:value-type="currency" office:currency="EUR" office:value="0.227" calcext:value-type="currency">
            <text:p>0,227 €</text:p>
          </table:table-cell>
          <table:table-cell table:style-name="ce122" table:formula="of:=[.B53]" office:value-type="float" office:value="1" calcext:value-type="float">
            <text:p>1</text:p>
          </table:table-cell>
          <table:table-cell table:style-name="ce140" table:formula="of:=[.Z53]*[.AA53]" office:value-type="float" office:value="0.227" calcext:value-type="float">
            <text:p>0,227</text:p>
          </table:table-cell>
          <table:table-cell table:number-columns-repeated="996"/>
        </table:table-row>
        <table:table-row table:style-name="ro2">
          <table:table-cell table:style-name="ce3" table:formula="of:=ROW()-2" office:value-type="float" office:value="52" calcext:value-type="float">
            <text:p>52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XTAL016178-85SMX </text:p>
          </table:table-cell>
          <table:table-cell table:style-name="ce25" office:value-type="string" calcext:value-type="string">
            <text:p>SMD; 8.7mm x 3.7mm; XTAL</text:p>
          </table:table-cell>
          <table:table-cell table:style-name="ce15" office:value-type="string" calcext:value-type="string">
            <text:p>Y2</text:p>
          </table:table-cell>
          <table:table-cell table:style-name="ce45" office:value-type="string" calcext:value-type="string">
            <text:p>1652572</text:p>
          </table:table-cell>
          <table:table-cell table:style-name="ce48" office:value-type="string" calcext:value-type="string">
            <text:p>XTAL016178-85SMX</text:p>
          </table:table-cell>
          <table:table-cell table:style-name="ce51" office:value-type="float" office:value="0.44" calcext:value-type="float">
            <text:p>0,44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23-1021-1-ND</text:p>
          </table:table-cell>
          <table:table-cell table:style-name="ce77" office:value-type="float" office:value="0.52" calcext:value-type="float">
            <text:p>0,52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449-LFXTAL016178REEL</text:p>
          </table:table-cell>
          <table:table-cell table:style-name="ce77" office:value-type="float" office:value="0.393" calcext:value-type="float">
            <text:p>0,393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48-4350</text:p>
          </table:table-cell>
          <table:table-cell table:style-name="ce93" office:value-type="string" calcext:value-type="string">
            <text:p><text:s/>LFXTAL016178</text:p>
          </table:table-cell>
          <table:table-cell table:style-name="ce77" office:value-type="float" office:value="0.252" calcext:value-type="float">
            <text:p>0,252</text:p>
          </table:table-cell>
          <table:table-cell table:style-name="ce84" office:value-type="float" office:value="20" calcext:value-type="float">
            <text:p>20</text:p>
          </table:table-cell>
          <table:table-cell table:style-name="ce103" office:value-type="string" calcext:value-type="string">
            <text:p>32.768K-85SMXR</text:p>
          </table:table-cell>
          <table:table-cell table:style-name="ce51" office:value-type="float" office:value="0.56922" calcext:value-type="float">
            <text:p>0,569</text:p>
          </table:table-cell>
          <table:table-cell table:style-name="ce84" office:value-type="float" office:value="2" calcext:value-type="float">
            <text:p>2</text:p>
          </table:table-cell>
          <table:table-cell table:style-name="ce111"/>
          <table:table-cell table:style-name="ce84" table:formula="of:=IF([.W54]&lt;&gt;&quot;&quot;;&quot;&quot;;[.B54])" office:value-type="float" office:value="1" calcext:value-type="float">
            <text:p>1</text:p>
          </table:table-cell>
          <table:table-cell table:style-name="ce122" table:formula="of:=IF([.Z54]=[.H54];&quot;Farnell&quot;; IF([.Z54]=[.K54]; &quot;Digikey&quot;; IF([.Z54]=[.N54]; &quot;Mouser&quot;; IF([.Z54]=[.R54]; &quot;RS&quot;; IF([.Z54]=[.U54]; &quot;TME&quot;)))))" office:value-type="string" office:string-value="RS" calcext:value-type="string">
            <text:p>RS</text:p>
          </table:table-cell>
          <table:table-cell table:style-name="ce129" table:formula="of:=IF([.B54]&lt;&gt;&quot;&quot;;MIN([.H54];[.K54];[.N54];[.R54];[.U54]);&quot;&quot;)" office:value-type="currency" office:currency="EUR" office:value="0.252" calcext:value-type="currency">
            <text:p>0,252 €</text:p>
          </table:table-cell>
          <table:table-cell table:style-name="ce122" table:formula="of:=[.B54]" office:value-type="float" office:value="1" calcext:value-type="float">
            <text:p>1</text:p>
          </table:table-cell>
          <table:table-cell table:style-name="ce140" table:formula="of:=[.Z54]*[.AA54]" office:value-type="float" office:value="0.252" calcext:value-type="float">
            <text:p>0,252</text:p>
          </table:table-cell>
          <table:table-cell table:number-columns-repeated="996"/>
        </table:table-row>
        <table:table-row table:style-name="ro3">
          <table:table-cell table:style-name="ce3" table:formula="of:=ROW()-2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BZX384-B30.115</text:p>
          </table:table-cell>
          <table:table-cell table:style-name="ce24" office:value-type="string" calcext:value-type="string">
            <text:p>SOD-323</text:p>
          </table:table-cell>
          <table:table-cell table:style-name="ce65" office:value-type="string" calcext:value-type="string">
            <text:p>ZD1</text:p>
          </table:table-cell>
          <table:table-cell table:style-name="ce18" office:value-type="string" calcext:value-type="string">
            <text:p>2575164</text:p>
          </table:table-cell>
          <table:table-cell table:style-name="ce18" office:value-type="string" calcext:value-type="string">
            <text:p>BZX384-B30</text:p>
          </table:table-cell>
          <table:table-cell table:style-name="ce50" office:value-type="float" office:value="0.157" calcext:value-type="float">
            <text:p>0,157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727-3649-1-ND</text:p>
          </table:table-cell>
          <table:table-cell table:style-name="ce76" office:value-type="float" office:value="0.223" calcext:value-type="float">
            <text:p>0,223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771-BZX384-B30115</text:p>
          </table:table-cell>
          <table:table-cell table:style-name="ce76" office:value-type="float" office:value="0.157" calcext:value-type="float">
            <text:p>0,157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751-3720</text:p>
          </table:table-cell>
          <table:table-cell table:style-name="ce18" office:value-type="string" calcext:value-type="string">
            <text:p>BZT52C30S-7-F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0" calcext:value-type="float">
            <text:p>100</text:p>
          </table:table-cell>
          <table:table-cell table:style-name="ce102" office:value-type="string" calcext:value-type="string">
            <text:p>BZX384-B30.115</text:p>
          </table:table-cell>
          <table:table-cell table:style-name="ce50" office:value-type="float" office:value="0.0294" calcext:value-type="float">
            <text:p>0,029</text:p>
          </table:table-cell>
          <table:table-cell table:style-name="ce83" office:value-type="float" office:value="20" calcext:value-type="float">
            <text:p>20</text:p>
          </table:table-cell>
          <table:table-cell table:style-name="ce110"/>
          <table:table-cell table:style-name="ce83" table:formula="of:=IF([.W55]&lt;&gt;&quot;&quot;;&quot;&quot;;[.B55])" office:value-type="float" office:value="1" calcext:value-type="float">
            <text:p>1</text:p>
          </table:table-cell>
          <table:table-cell table:style-name="ce122" table:formula="of:=IF([.Z55]=[.H55];&quot;Farnell&quot;; IF([.Z55]=[.K55]; &quot;Digikey&quot;; IF([.Z55]=[.N55]; &quot;Mouser&quot;; IF([.Z55]=[.R55]; &quot;RS&quot;; IF([.Z55]=[.U55]; &quot;TME&quot;)))))" office:value-type="string" office:string-value="RS" calcext:value-type="string">
            <text:p>RS</text:p>
          </table:table-cell>
          <table:table-cell table:style-name="ce129" table:formula="of:=IF([.B55]&lt;&gt;&quot;&quot;;MIN([.H55];[.K55];[.N55];[.R55];[.U55]);&quot;&quot;)" office:value-type="currency" office:currency="EUR" office:value="0.02" calcext:value-type="currency">
            <text:p>0,020 €</text:p>
          </table:table-cell>
          <table:table-cell table:style-name="ce122" table:formula="of:=[.B55]" office:value-type="float" office:value="1" calcext:value-type="float">
            <text:p>1</text:p>
          </table:table-cell>
          <table:table-cell table:style-name="ce140" table:formula="of:=[.Z55]*[.AA55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 table:formula="of:=SUM([.W3:.W55])" office:value-type="float" office:value="8" calcext:value-type="float">
            <text:p>8</text:p>
          </table:table-cell>
          <table:table-cell table:style-name="ce116" table:formula="of:=SUM([.X3:.X55])" office:value-type="float" office:value="128" calcext:value-type="float">
            <text:p>128</text:p>
          </table:table-cell>
          <table:table-cell table:style-name="ce123"/>
          <table:table-cell table:style-name="ce130"/>
          <table:table-cell table:style-name="ce123"/>
          <table:table-cell table:style-name="ce141" table:formula="of:=SUM([.AB3:.AB55])" office:value-type="currency" office:currency="EUR" office:value="35.05516" calcext:value-type="currency">
            <text:p>35,06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Not installed / optional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3">
          <table:table-cell table:style-name="ce4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22-2510246</text:p>
          </table:table-cell>
          <table:table-cell table:style-name="ce24" office:value-type="string" calcext:value-type="string">
            <text:p><text:span text:style-name="T1">THT</text:span>; Connector Header; 2 position; 2.00mm</text:p>
          </table:table-cell>
          <table:table-cell table:style-name="ce65" office:value-type="string" calcext:value-type="string">
            <text:p>BOOT1</text:p>
          </table:table-cell>
          <table:table-cell table:style-name="ce18" office:value-type="string" calcext:value-type="string">
            <text:p>2289776</text:p>
          </table:table-cell>
          <table:table-cell table:style-name="ce18" office:value-type="string" calcext:value-type="string">
            <text:p>M22-2510205</text:p>
          </table:table-cell>
          <table:table-cell table:style-name="ce50" office:value-type="float" office:value="0.0955" calcext:value-type="float">
            <text:p>0,096</text:p>
          </table:table-cell>
          <table:table-cell table:style-name="ce57" office:value-type="float" office:value="100" calcext:value-type="float">
            <text:p>100</text:p>
          </table:table-cell>
          <table:table-cell table:style-name="ce68" office:value-type="string" calcext:value-type="string">
            <text:p>952-2280-ND</text:p>
          </table:table-cell>
          <table:table-cell table:style-name="ce76" office:value-type="float" office:value="0.15" calcext:value-type="float">
            <text:p>0,15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55-M22-2510246</text:p>
          </table:table-cell>
          <table:table-cell table:style-name="ce76" office:value-type="float" office:value="0.148" calcext:value-type="float">
            <text:p>0,148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681-3287</text:p>
          </table:table-cell>
          <table:table-cell table:style-name="ce18" office:value-type="string" calcext:value-type="string">
            <text:p>M22-2010205</text:p>
          </table:table-cell>
          <table:table-cell table:style-name="ce76" office:value-type="float" office:value="0.215" calcext:value-type="float">
            <text:p>0,215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ZL303-02P</text:p>
          </table:table-cell>
          <table:table-cell table:style-name="ce50" office:value-type="float" office:value="0.0118" calcext:value-type="float">
            <text:p>0,012</text:p>
          </table:table-cell>
          <table:table-cell table:style-name="ce83" office:value-type="float" office:value="50" calcext:value-type="float">
            <text:p>50</text:p>
          </table:table-cell>
          <table:table-cell table:style-name="ce110" table:formula="of:=[.B59]" office:value-type="float" office:value="1" calcext:value-type="float">
            <text:p>1</text:p>
          </table:table-cell>
          <table:table-cell table:style-name="ce83" table:formula="of:=IF([.W59]&lt;&gt;&quot;&quot;;&quot;&quot;;[.B59])">
            <text:p/>
          </table:table-cell>
          <table:table-cell table:style-name="ce122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9" table:formula="of:=IF([.B59]&lt;&gt;&quot;&quot;;MIN([.H59];[.K59];[.N59];[.R59];[.U59]);&quot;&quot;)" office:value-type="currency" office:currency="EUR" office:value="0.0118" calcext:value-type="currency">
            <text:p>0,012 €</text:p>
          </table:table-cell>
          <table:table-cell table:style-name="ce122" table:formula="of:=[.B59]" office:value-type="float" office:value="1" calcext:value-type="float">
            <text:p>1</text:p>
          </table:table-cell>
          <table:table-cell table:style-name="ce140" table:formula="of:=[.Z59]*[.AA59]" office:value-type="float" office:value="0.0118" calcext:value-type="float">
            <text:p>0,012</text:p>
          </table:table-cell>
          <table:table-cell table:number-columns-repeated="996"/>
        </table:table-row>
        <table:table-row table:style-name="ro3"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2n2/1kV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C1, C51</text:p>
          </table:table-cell>
          <table:table-cell table:style-name="ce45" office:value-type="string" calcext:value-type="string">
            <text:p>1855965</text:p>
          </table:table-cell>
          <table:table-cell table:style-name="ce48" office:value-type="string" calcext:value-type="string">
            <text:p>MC1210B222K102CT</text:p>
          </table:table-cell>
          <table:table-cell table:style-name="ce51" office:value-type="float" office:value="0.496" calcext:value-type="float">
            <text:p>0,496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490-12018-1-ND</text:p>
          </table:table-cell>
          <table:table-cell table:style-name="ce77" office:value-type="float" office:value="0.502" calcext:value-type="float">
            <text:p>0,502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710-885342208019</text:p>
          </table:table-cell>
          <table:table-cell table:style-name="ce77" office:value-type="float" office:value="0.121" calcext:value-type="float">
            <text:p>0,121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723-6492</text:p>
          </table:table-cell>
          <table:table-cell table:style-name="ce93" office:value-type="string" calcext:value-type="string">
            <text:p>GRM31BR73A222KW01L</text:p>
          </table:table-cell>
          <table:table-cell table:style-name="ce77" office:value-type="float" office:value="0.246" calcext:value-type="float">
            <text:p>0,246</text:p>
          </table:table-cell>
          <table:table-cell table:style-name="ce84" office:value-type="float" office:value="25" calcext:value-type="float">
            <text:p>25</text:p>
          </table:table-cell>
          <table:table-cell table:style-name="ce103" office:value-type="string" calcext:value-type="string">
            <text:p>1206B222K102CT</text:p>
          </table:table-cell>
          <table:table-cell table:style-name="ce51" office:value-type="float" office:value="0.02954" calcext:value-type="float">
            <text:p>0,030</text:p>
          </table:table-cell>
          <table:table-cell table:style-name="ce84" office:value-type="float" office:value="50" calcext:value-type="float">
            <text:p>50</text:p>
          </table:table-cell>
          <table:table-cell table:style-name="ce111"/>
          <table:table-cell table:style-name="ce84" table:formula="of:=IF([.W60]&lt;&gt;&quot;&quot;;&quot;&quot;;[.B60])" office:value-type="float" office:value="2" calcext:value-type="float">
            <text:p>2</text:p>
          </table:table-cell>
          <table:table-cell table:style-name="ce122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9" table:formula="of:=IF([.B60]&lt;&gt;&quot;&quot;;MIN([.H60];[.K60];[.N60];[.R60];[.U60]);&quot;&quot;)" office:value-type="currency" office:currency="EUR" office:value="0.02954" calcext:value-type="currency">
            <text:p>0,030 €</text:p>
          </table:table-cell>
          <table:table-cell table:style-name="ce122" table:formula="of:=[.B60]" office:value-type="float" office:value="2" calcext:value-type="float">
            <text:p>2</text:p>
          </table:table-cell>
          <table:table-cell table:style-name="ce140" table:formula="of:=[.Z60]*[.AA60]" office:value-type="float" office:value="0.05908" calcext:value-type="float">
            <text:p>0,059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5" calcext:value-type="float">
            <text:p>5</text:p>
          </table:table-cell>
          <table:table-cell table:style-name="ce65" office:value-type="string" calcext:value-type="string">
            <text:p>N.C.</text:p>
          </table:table-cell>
          <table:table-cell table:style-name="ce24" office:value-type="string" calcext:value-type="string">
            <text:p>0603</text:p>
          </table:table-cell>
          <table:table-cell table:style-name="ce65" office:value-type="string" calcext:value-type="string">
            <text:p>C2, C25, C38, C54, C57</text:p>
          </table:table-cell>
          <table:table-cell table:style-name="ce18" table:number-columns-repeated="2"/>
          <table:table-cell table:style-name="ce50"/>
          <table:table-cell table:style-name="ce57"/>
          <table:table-cell table:style-name="ce68"/>
          <table:table-cell table:style-name="ce76"/>
          <table:table-cell table:style-name="ce83"/>
          <table:table-cell table:style-name="ce68"/>
          <table:table-cell table:style-name="ce76"/>
          <table:table-cell table:style-name="ce83"/>
          <table:table-cell table:style-name="ce92"/>
          <table:table-cell table:style-name="ce18"/>
          <table:table-cell table:style-name="ce76"/>
          <table:table-cell table:style-name="ce83"/>
          <table:table-cell table:style-name="ce102"/>
          <table:table-cell table:style-name="ce50"/>
          <table:table-cell table:style-name="ce83"/>
          <table:table-cell table:style-name="ce110"/>
          <table:table-cell table:style-name="ce83" table:formula="of:=IF([.W61]&lt;&gt;&quot;&quot;;&quot;&quot;;[.B61])" office:value-type="float" office:value="5" calcext:value-type="float">
            <text:p>5</text:p>
          </table:table-cell>
          <table:table-cell table:style-name="ce122" table:formula="of:=IF([.Z61]=[.H61];&quot;Farnell&quot;; IF([.Z61]=[.K61]; &quot;Digikey&quot;; IF([.Z61]=[.N61]; &quot;Mouser&quot;; IF([.Z61]=[.R61]; &quot;RS&quot;; IF([.Z61]=[.U61]; &quot;TME&quot;)))))" office:value-type="string" office:string-value="Farnell" calcext:value-type="string">
            <text:p>Farnell</text:p>
          </table:table-cell>
          <table:table-cell table:style-name="ce129" table:formula="of:=IF([.B61]&lt;&gt;&quot;&quot;;MIN([.H61];[.K61];[.N61];[.R61];[.U61]);&quot;&quot;)" office:value-type="currency" office:currency="EUR" office:value="0" calcext:value-type="currency">
            <text:p>0,000 €</text:p>
          </table:table-cell>
          <table:table-cell table:style-name="ce122" table:formula="of:=[.B61]" office:value-type="float" office:value="5" calcext:value-type="float">
            <text:p>5</text:p>
          </table:table-cell>
          <table:table-cell table:style-name="ce140" table:formula="of:=[.Z61]*[.AA61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3" calcext:value-type="float">
            <text:p>3</text:p>
          </table:table-cell>
          <table:table-cell table:style-name="ce15" office:value-type="string" calcext:value-type="string">
            <text:p>TPD4E001DRLR</text:p>
          </table:table-cell>
          <table:table-cell table:style-name="ce25" office:value-type="string" calcext:value-type="string">
            <text:p>SOT-6 </text:p>
          </table:table-cell>
          <table:table-cell table:style-name="ce15" office:value-type="string" calcext:value-type="string">
            <text:p>IC5, IC11, IC13</text:p>
          </table:table-cell>
          <table:table-cell table:style-name="ce45" office:value-type="string" calcext:value-type="string">
            <text:p>1611469</text:p>
          </table:table-cell>
          <table:table-cell table:style-name="ce48" office:value-type="string" calcext:value-type="string">
            <text:p>TPD4E001DRLR</text:p>
          </table:table-cell>
          <table:table-cell table:style-name="ce51" office:value-type="float" office:value="0.453" calcext:value-type="float">
            <text:p>0,453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296-21887-1-ND</text:p>
          </table:table-cell>
          <table:table-cell table:style-name="ce77" office:value-type="float" office:value="0.59" calcext:value-type="float">
            <text:p>0,59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595-TPD4E001DRLR</text:p>
          </table:table-cell>
          <table:table-cell table:style-name="ce77" office:value-type="float" office:value="0.536" calcext:value-type="float">
            <text:p>0,536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709-9066</text:p>
          </table:table-cell>
          <table:table-cell table:style-name="ce93" office:value-type="string" calcext:value-type="string">
            <text:p>TPD4E001DRLR</text:p>
          </table:table-cell>
          <table:table-cell table:style-name="ce77" office:value-type="float" office:value="0.552" calcext:value-type="float">
            <text:p>0,552</text:p>
          </table:table-cell>
          <table:table-cell table:style-name="ce84" office:value-type="float" office:value="5" calcext:value-type="float">
            <text:p>5</text:p>
          </table:table-cell>
          <table:table-cell table:style-name="ce103" office:value-type="string" calcext:value-type="string">
            <text:p>-</text:p>
          </table:table-cell>
          <table:table-cell table:style-name="ce51"/>
          <table:table-cell table:style-name="ce84"/>
          <table:table-cell table:style-name="ce111"/>
          <table:table-cell table:style-name="ce84" table:formula="of:=IF([.W62]&lt;&gt;&quot;&quot;;&quot;&quot;;[.B62])" office:value-type="float" office:value="3" calcext:value-type="float">
            <text:p>3</text:p>
          </table:table-cell>
          <table:table-cell table:style-name="ce122" table:formula="of:=IF([.Z62]=[.H62];&quot;Farnell&quot;; IF([.Z62]=[.K62]; &quot;Digikey&quot;; IF([.Z62]=[.N62]; &quot;Mouser&quot;; IF([.Z62]=[.R62]; &quot;RS&quot;; IF([.Z62]=[.U62]; &quot;TME&quot;)))))" office:value-type="string" office:string-value="Farnell" calcext:value-type="string">
            <text:p>Farnell</text:p>
          </table:table-cell>
          <table:table-cell table:style-name="ce129" table:formula="of:=IF([.B62]&lt;&gt;&quot;&quot;;MIN([.H62];[.K62];[.N62];[.R62];[.U62]);&quot;&quot;)" office:value-type="currency" office:currency="EUR" office:value="0.453" calcext:value-type="currency">
            <text:p>0,453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2]*[.AA62]" office:value-type="float" office:value="1.359" calcext:value-type="float">
            <text:p>1,359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MBT5551</text:p>
          </table:table-cell>
          <table:table-cell table:style-name="ce24" office:value-type="string" calcext:value-type="string">
            <text:p>SOT-23</text:p>
          </table:table-cell>
          <table:table-cell table:style-name="ce65" office:value-type="string" calcext:value-type="string">
            <text:p>Q1</text:p>
          </table:table-cell>
          <table:table-cell table:style-name="ce18" office:value-type="float" office:value="1459109" calcext:value-type="float">
            <text:p>1459109</text:p>
          </table:table-cell>
          <table:table-cell table:style-name="ce18" office:value-type="string" calcext:value-type="string">
            <text:p>MMBT5551LT1G</text:p>
          </table:table-cell>
          <table:table-cell table:style-name="ce50" office:value-type="float" office:value="0.154" calcext:value-type="float">
            <text:p>0,154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MMBT5551LT1GOSCT-ND </text:p>
          </table:table-cell>
          <table:table-cell table:style-name="ce76" office:value-type="float" office:value="0.18" calcext:value-type="float">
            <text:p>0,18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863-MMBT5551LT1G</text:p>
          </table:table-cell>
          <table:table-cell table:style-name="ce76" office:value-type="float" office:value="0.17" calcext:value-type="float">
            <text:p>0,17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545-0400</text:p>
          </table:table-cell>
          <table:table-cell table:style-name="ce18" office:value-type="string" calcext:value-type="string">
            <text:p>MMBT5551LT1G</text:p>
          </table:table-cell>
          <table:table-cell table:style-name="ce76" office:value-type="float" office:value="0.146" calcext:value-type="float">
            <text:p>0,146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MMBT5551</text:p>
          </table:table-cell>
          <table:table-cell table:style-name="ce50" office:value-type="float" office:value="0.0242" calcext:value-type="float">
            <text:p>0,024</text:p>
          </table:table-cell>
          <table:table-cell table:style-name="ce83" office:value-type="float" office:value="25" calcext:value-type="float">
            <text:p>25</text:p>
          </table:table-cell>
          <table:table-cell table:style-name="ce110"/>
          <table:table-cell table:style-name="ce83" table:formula="of:=IF([.W63]&lt;&gt;&quot;&quot;;&quot;&quot;;[.B63])" office:value-type="float" office:value="1" calcext:value-type="float">
            <text:p>1</text:p>
          </table:table-cell>
          <table:table-cell table:style-name="ce122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9" table:formula="of:=IF([.B63]&lt;&gt;&quot;&quot;;MIN([.H63];[.K63];[.N63];[.R63];[.U63]);&quot;&quot;)" office:value-type="currency" office:currency="EUR" office:value="0.0242" calcext:value-type="currency">
            <text:p>0,024 €</text:p>
          </table:table-cell>
          <table:table-cell table:style-name="ce122" table:formula="of:=[.B63]" office:value-type="float" office:value="1" calcext:value-type="float">
            <text:p>1</text:p>
          </table:table-cell>
          <table:table-cell table:style-name="ce140" table:formula="of:=[.Z63]*[.AA63]" office:value-type="float" office:value="0.0242" calcext:value-type="float">
            <text:p>0,024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2" calcext:value-type="float">
            <text:p>2</text:p>
          </table:table-cell>
          <table:table-cell table:style-name="ce15" office:value-type="string" calcext:value-type="string">
            <text:p>10K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18, R26</text:p>
          </table:table-cell>
          <table:table-cell table:style-name="ce45" office:value-type="float" office:value="9237755" calcext:value-type="float">
            <text:p>9237755</text:p>
          </table:table-cell>
          <table:table-cell table:style-name="ce48" office:value-type="string" calcext:value-type="string">
            <text:p>RC0805FR-0710KL</text:p>
          </table:table-cell>
          <table:table-cell table:style-name="ce51" office:value-type="float" office:value="0.0217" calcext:value-type="float">
            <text:p>0,022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311-10.0KCRCT-ND</text:p>
          </table:table-cell>
          <table:table-cell table:style-name="ce77" office:value-type="float" office:value="0.039" calcext:value-type="float">
            <text:p>0,039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0710KL</text:p>
          </table:table-cell>
          <table:table-cell table:style-name="ce77" office:value-type="float" office:value="0.014" calcext:value-type="float">
            <text:p>0,014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125-1189</text:p>
          </table:table-cell>
          <table:table-cell table:style-name="ce93" office:value-type="string" calcext:value-type="string">
            <text:p>CRG0805F10K</text:p>
          </table:table-cell>
          <table:table-cell table:style-name="ce77" office:value-type="float" office:value="0.002" calcext:value-type="float">
            <text:p>0,002</text:p>
          </table:table-cell>
          <table:table-cell table:style-name="ce84" office:value-type="float" office:value="100" calcext:value-type="float">
            <text:p>100</text:p>
          </table:table-cell>
          <table:table-cell table:style-name="ce103" office:value-type="string" calcext:value-type="string">
            <text:p>RC0805FR-0710K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4]&lt;&gt;&quot;&quot;;&quot;&quot;;[.B64])" office:value-type="float" office:value="2" calcext:value-type="float">
            <text:p>2</text:p>
          </table:table-cell>
          <table:table-cell table:style-name="ce122" table:formula="of:=IF([.Z64]=[.H64];&quot;Farnell&quot;; IF([.Z64]=[.K64]; &quot;Digikey&quot;; IF([.Z64]=[.N64]; &quot;Mouser&quot;; IF([.Z64]=[.R64]; &quot;RS&quot;; IF([.Z64]=[.U64]; &quot;TME&quot;)))))" office:value-type="string" office:string-value="RS" calcext:value-type="string">
            <text:p>RS</text:p>
          </table:table-cell>
          <table:table-cell table:style-name="ce129" table:formula="of:=IF([.B64]&lt;&gt;&quot;&quot;;MIN([.H64];[.K64];[.N64];[.R64];[.U64]);&quot;&quot;)" office:value-type="currency" office:currency="EUR" office:value="0.002" calcext:value-type="currency">
            <text:p>0,002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4]*[.AA64]" office:value-type="float" office:value="0.004" calcext:value-type="float">
            <text:p>0,004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>
            <text:p>22R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19, R20</text:p>
          </table:table-cell>
          <table:table-cell table:style-name="ce18" office:value-type="string" calcext:value-type="string">
            <text:p>1099795</text:p>
          </table:table-cell>
          <table:table-cell table:style-name="ce18" office:value-type="string" calcext:value-type="string">
            <text:p>WCR0805-220RFI</text:p>
          </table:table-cell>
          <table:table-cell table:style-name="ce50" office:value-type="float" office:value="0.0189" calcext:value-type="float">
            <text:p>0,019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MCF0805FT22R0CT-ND</text:p>
          </table:table-cell>
          <table:table-cell table:style-name="ce76" office:value-type="float" office:value="0.02" calcext:value-type="float">
            <text:p>0,020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RC0805FR-07220R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223-0332</text:p>
          </table:table-cell>
          <table:table-cell table:style-name="ce18" office:value-type="string" calcext:value-type="string">
            <text:p>CRG0805F220R</text:p>
          </table:table-cell>
          <table:table-cell table:style-name="ce76" office:value-type="float" office:value="0.024" calcext:value-type="float">
            <text:p>0,024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5]&lt;&gt;&quot;&quot;;&quot;&quot;;[.B65])" office:value-type="float" office:value="2" calcext:value-type="float">
            <text:p>2</text:p>
          </table:table-cell>
          <table:table-cell table:style-name="ce122" table:formula="of:=IF([.Z65]=[.H65];&quot;Farnell&quot;; IF([.Z65]=[.K65]; &quot;Digikey&quot;; IF([.Z65]=[.N65]; &quot;Mouser&quot;; IF([.Z65]=[.R65]; &quot;RS&quot;; IF([.Z65]=[.U65]; &quot;TME&quot;)))))" office:value-type="string" office:string-value="Farnell" calcext:value-type="string">
            <text:p>Farnell</text:p>
          </table:table-cell>
          <table:table-cell table:style-name="ce129" table:formula="of:=IF([.B65]&lt;&gt;&quot;&quot;;MIN([.H65];[.K65];[.N65];[.R65];[.U65]);&quot;&quot;)" office:value-type="currency" office:currency="EUR" office:value="0.0189" calcext:value-type="currency">
            <text:p>0,019 €</text:p>
          </table:table-cell>
          <table:table-cell table:style-name="ce122" table:formula="of:=[.B65]" office:value-type="float" office:value="2" calcext:value-type="float">
            <text:p>2</text:p>
          </table:table-cell>
          <table:table-cell table:style-name="ce140" table:formula="of:=[.Z65]*[.AA65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33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24</text:p>
          </table:table-cell>
          <table:table-cell table:style-name="ce45"/>
          <table:table-cell table:style-name="ce48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03"/>
          <table:table-cell table:style-name="ce51"/>
          <table:table-cell table:style-name="ce84"/>
          <table:table-cell table:style-name="ce111"/>
          <table:table-cell table:style-name="ce84" table:formula="of:=IF([.W66]&lt;&gt;&quot;&quot;;&quot;&quot;;[.B66])" office:value-type="float" office:value="1" calcext:value-type="float">
            <text:p>1</text:p>
          </table:table-cell>
          <table:table-cell table:style-name="ce122" table:formula="of:=IF([.Z66]=[.H66];&quot;Farnell&quot;; IF([.Z66]=[.K66]; &quot;Digikey&quot;; IF([.Z66]=[.N66]; &quot;Mouser&quot;; IF([.Z66]=[.R66]; &quot;RS&quot;; IF([.Z66]=[.U66]; &quot;TME&quot;)))))" office:value-type="string" office:string-value="Farnell" calcext:value-type="string">
            <text:p>Farnell</text:p>
          </table:table-cell>
          <table:table-cell table:style-name="ce129" table:formula="of:=IF([.B66]&lt;&gt;&quot;&quot;;MIN([.H66];[.K66];[.N66];[.R66];[.U66]);&quot;&quot;)" office:value-type="currency" office:currency="EUR" office:value="0" calcext:value-type="currency">
            <text:p>0,000 €</text:p>
          </table:table-cell>
          <table:table-cell table:style-name="ce122" office:value-type="float" office:value="3" calcext:value-type="float">
            <text:p>3</text:p>
          </table:table-cell>
          <table:table-cell table:style-name="ce140" table:formula="of:=[.Z66]*[.AA66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7K</text:p>
          </table:table-cell>
          <table:table-cell table:style-name="ce24" office:value-type="string" calcext:value-type="string">
            <text:p>0805</text:p>
          </table:table-cell>
          <table:table-cell table:style-name="ce65" office:value-type="string" calcext:value-type="string">
            <text:p>R27</text:p>
          </table:table-cell>
          <table:table-cell table:style-name="ce18" office:value-type="string" calcext:value-type="string">
            <text:p>2447664</text:p>
          </table:table-cell>
          <table:table-cell table:style-name="ce18" office:value-type="string" calcext:value-type="string">
            <text:p>MCWR08X4702FTL</text:p>
          </table:table-cell>
          <table:table-cell table:style-name="ce50" office:value-type="float" office:value="0.0096" calcext:value-type="float">
            <text:p>0,010</text:p>
          </table:table-cell>
          <table:table-cell table:style-name="ce57" office:value-type="float" office:value="10" calcext:value-type="float">
            <text:p>10</text:p>
          </table:table-cell>
          <table:table-cell table:style-name="ce68" office:value-type="string" calcext:value-type="string">
            <text:p>RHM47KKCT-ND</text:p>
          </table:table-cell>
          <table:table-cell table:style-name="ce76" office:value-type="float" office:value="0.074" calcext:value-type="float">
            <text:p>0,074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603-RC0805FR-0747KL</text:p>
          </table:table-cell>
          <table:table-cell table:style-name="ce76" office:value-type="float" office:value="0.026" calcext:value-type="float">
            <text:p>0,026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1434</text:p>
          </table:table-cell>
          <table:table-cell table:style-name="ce18" office:value-type="string" calcext:value-type="string">
            <text:p>CRCW080547K0FKEA</text:p>
          </table:table-cell>
          <table:table-cell table:style-name="ce76" office:value-type="float" office:value="0.046" calcext:value-type="float">
            <text:p>0,04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SMD0805-47K-1%</text:p>
          </table:table-cell>
          <table:table-cell table:style-name="ce50" office:value-type="float" office:value="0.02234" calcext:value-type="float">
            <text:p>0,022</text:p>
          </table:table-cell>
          <table:table-cell table:style-name="ce83" office:value-type="float" office:value="100" calcext:value-type="float">
            <text:p>100</text:p>
          </table:table-cell>
          <table:table-cell table:style-name="ce110"/>
          <table:table-cell table:style-name="ce83" table:formula="of:=IF([.W67]&lt;&gt;&quot;&quot;;&quot;&quot;;[.B67])" office:value-type="float" office:value="1" calcext:value-type="float">
            <text:p>1</text:p>
          </table:table-cell>
          <table:table-cell table:style-name="ce122" table:formula="of:=IF([.Z67]=[.H67];&quot;Farnell&quot;; IF([.Z67]=[.K67]; &quot;Digikey&quot;; IF([.Z67]=[.N67]; &quot;Mouser&quot;; IF([.Z67]=[.R67]; &quot;RS&quot;; IF([.Z67]=[.U67]; &quot;TME&quot;)))))" office:value-type="string" office:string-value="Farnell" calcext:value-type="string">
            <text:p>Farnell</text:p>
          </table:table-cell>
          <table:table-cell table:style-name="ce129" table:formula="of:=IF([.B67]&lt;&gt;&quot;&quot;;MIN([.H67];[.K67];[.N67];[.R67];[.U67]);&quot;&quot;)" office:value-type="currency" office:currency="EUR" office:value="0.0096" calcext:value-type="currency">
            <text:p>0,010 €</text:p>
          </table:table-cell>
          <table:table-cell table:style-name="ce122" table:formula="of:=[.B67]" office:value-type="float" office:value="1" calcext:value-type="float">
            <text:p>1</text:p>
          </table:table-cell>
          <table:table-cell table:style-name="ce140" table:formula="of:=[.Z67]*[.AA67]" office:value-type="float" office:value="0.0096" calcext:value-type="float">
            <text:p>0,0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220R</text:p>
          </table:table-cell>
          <table:table-cell table:style-name="ce25" office:value-type="string" calcext:value-type="string">
            <text:p>0805</text:p>
          </table:table-cell>
          <table:table-cell table:style-name="ce15" office:value-type="string" calcext:value-type="string">
            <text:p>R38</text:p>
          </table:table-cell>
          <table:table-cell table:style-name="ce45" office:value-type="string" calcext:value-type="string">
            <text:p>1099795</text:p>
          </table:table-cell>
          <table:table-cell table:style-name="ce48" office:value-type="string" calcext:value-type="string">
            <text:p>WCR0805-220RFI</text:p>
          </table:table-cell>
          <table:table-cell table:style-name="ce51" office:value-type="float" office:value="0.0189" calcext:value-type="float">
            <text:p>0,019</text:p>
          </table:table-cell>
          <table:table-cell table:style-name="ce58" office:value-type="float" office:value="10" calcext:value-type="float">
            <text:p>10</text:p>
          </table:table-cell>
          <table:table-cell table:style-name="ce69" office:value-type="string" calcext:value-type="string">
            <text:p>RMCF0805FT220RCT-ND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603-RC0805FR-13220RL</text:p>
          </table:table-cell>
          <table:table-cell table:style-name="ce77" office:value-type="float" office:value="0.02" calcext:value-type="float">
            <text:p>0,020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223-0332</text:p>
          </table:table-cell>
          <table:table-cell table:style-name="ce93" office:value-type="string" calcext:value-type="string">
            <text:p>CRG0805F220R</text:p>
          </table:table-cell>
          <table:table-cell table:style-name="ce77" office:value-type="float" office:value="0.018" calcext:value-type="float">
            <text:p>0,018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SMD0805-220R-1%</text:p>
          </table:table-cell>
          <table:table-cell table:style-name="ce51" office:value-type="float" office:value="0.02227" calcext:value-type="float">
            <text:p>0,022</text:p>
          </table:table-cell>
          <table:table-cell table:style-name="ce84" office:value-type="float" office:value="100" calcext:value-type="float">
            <text:p>100</text:p>
          </table:table-cell>
          <table:table-cell table:style-name="ce111"/>
          <table:table-cell table:style-name="ce84" table:formula="of:=IF([.W68]&lt;&gt;&quot;&quot;;&quot;&quot;;[.B68])" office:value-type="float" office:value="1" calcext:value-type="float">
            <text:p>1</text:p>
          </table:table-cell>
          <table:table-cell table:style-name="ce122" table:formula="of:=IF([.Z68]=[.H68];&quot;Farnell&quot;; IF([.Z68]=[.K68]; &quot;Digikey&quot;; IF([.Z68]=[.N68]; &quot;Mouser&quot;; IF([.Z68]=[.R68]; &quot;RS&quot;; IF([.Z68]=[.U68]; &quot;TME&quot;)))))" office:value-type="string" office:string-value="RS" calcext:value-type="string">
            <text:p>RS</text:p>
          </table:table-cell>
          <table:table-cell table:style-name="ce129" table:formula="of:=IF([.B68]&lt;&gt;&quot;&quot;;MIN([.H68];[.K68];[.N68];[.R68];[.U68]);&quot;&quot;)" office:value-type="currency" office:currency="EUR" office:value="0.018" calcext:value-type="currency">
            <text:p>0,018 €</text:p>
          </table:table-cell>
          <table:table-cell table:style-name="ce122" office:value-type="float" office:value="2" calcext:value-type="float">
            <text:p>2</text:p>
          </table:table-cell>
          <table:table-cell table:style-name="ce140" table:formula="of:=[.Z68]*[.AA68]" office:value-type="float" office:value="0.036" calcext:value-type="float">
            <text:p>0,036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LTST-C170YKT</text:p>
          </table:table-cell>
          <table:table-cell table:style-name="ce24" office:value-type="string" calcext:value-type="string">
            <text:p>0805 LED; Yellow</text:p>
          </table:table-cell>
          <table:table-cell table:style-name="ce65" office:value-type="string" calcext:value-type="string">
            <text:p>SPEED</text:p>
          </table:table-cell>
          <table:table-cell table:style-name="ce18" office:value-type="string" calcext:value-type="string">
            <text:p>2062217</text:p>
          </table:table-cell>
          <table:table-cell table:style-name="ce18" office:value-type="string" calcext:value-type="string">
            <text:p>SML-LX0805YC-TR </text:p>
          </table:table-cell>
          <table:table-cell table:style-name="ce50" office:value-type="float" office:value="0.18" calcext:value-type="float">
            <text:p>0,180</text:p>
          </table:table-cell>
          <table:table-cell table:style-name="ce57" office:value-type="float" office:value="5" calcext:value-type="float">
            <text:p>5</text:p>
          </table:table-cell>
          <table:table-cell table:style-name="ce68" office:value-type="string" calcext:value-type="string">
            <text:p>160-1175-1-ND</text:p>
          </table:table-cell>
          <table:table-cell table:style-name="ce76" office:value-type="float" office:value="0.229" calcext:value-type="float">
            <text:p>0,229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859-LTST-C170YKT</text:p>
          </table:table-cell>
          <table:table-cell table:style-name="ce76" office:value-type="float" office:value="0.153" calcext:value-type="float">
            <text:p>0,153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92-0925</text:p>
          </table:table-cell>
          <table:table-cell table:style-name="ce18" office:value-type="string" calcext:value-type="string">
            <text:p>LTST-C170YKT</text:p>
          </table:table-cell>
          <table:table-cell table:style-name="ce76" office:value-type="float" office:value="0.206" calcext:value-type="float">
            <text:p>0,206</text:p>
          </table:table-cell>
          <table:table-cell table:style-name="ce83" office:value-type="float" office:value="50" calcext:value-type="float">
            <text:p>50</text:p>
          </table:table-cell>
          <table:table-cell table:style-name="ce102" office:value-type="string" calcext:value-type="string">
            <text:p>LTST-C170YKT</text:p>
          </table:table-cell>
          <table:table-cell table:style-name="ce50" office:value-type="float" office:value="0.0545" calcext:value-type="float">
            <text:p>0,055</text:p>
          </table:table-cell>
          <table:table-cell table:style-name="ce83" office:value-type="float" office:value="10" calcext:value-type="float">
            <text:p>10</text:p>
          </table:table-cell>
          <table:table-cell table:style-name="ce110"/>
          <table:table-cell table:style-name="ce83" table:formula="of:=IF([.W69]&lt;&gt;&quot;&quot;;&quot;&quot;;[.B69])" office:value-type="float" office:value="1" calcext:value-type="float">
            <text:p>1</text:p>
          </table:table-cell>
          <table:table-cell table:style-name="ce122" table:formula="of:=IF([.Z69]=[.H69];&quot;Farnell&quot;; IF([.Z69]=[.K69]; &quot;Digikey&quot;; IF([.Z69]=[.N69]; &quot;Mouser&quot;; IF([.Z69]=[.R69]; &quot;RS&quot;; IF([.Z69]=[.U69]; &quot;TME&quot;)))))" office:value-type="string" office:string-value="TME" calcext:value-type="string">
            <text:p>TME</text:p>
          </table:table-cell>
          <table:table-cell table:style-name="ce129" table:formula="of:=IF([.B69]&lt;&gt;&quot;&quot;;MIN([.H69];[.K69];[.N69];[.R69];[.U69]);&quot;&quot;)" office:value-type="currency" office:currency="EUR" office:value="0.0545" calcext:value-type="currency">
            <text:p>0,055 €</text:p>
          </table:table-cell>
          <table:table-cell table:style-name="ce122" table:formula="of:=[.B69]" office:value-type="float" office:value="1" calcext:value-type="float">
            <text:p>1</text:p>
          </table:table-cell>
          <table:table-cell table:style-name="ce140" table:formula="of:=[.Z69]*[.AA69]" office:value-type="float" office:value="0.0545" calcext:value-type="float">
            <text:p>0,055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LTST-C170GKT</text:p>
          </table:table-cell>
          <table:table-cell table:style-name="ce25" office:value-type="string" calcext:value-type="string">
            <text:p>0805 LED; Green</text:p>
          </table:table-cell>
          <table:table-cell table:style-name="ce15" office:value-type="string" calcext:value-type="string">
            <text:p>VBUS</text:p>
          </table:table-cell>
          <table:table-cell table:style-name="ce45" office:value-type="string" calcext:value-type="string">
            <text:p>2322081</text:p>
          </table:table-cell>
          <table:table-cell table:style-name="ce48" office:value-type="string" calcext:value-type="string">
            <text:p>150080VS75000</text:p>
          </table:table-cell>
          <table:table-cell table:style-name="ce51" office:value-type="float" office:value="0.171" calcext:value-type="float">
            <text:p>0,171</text:p>
          </table:table-cell>
          <table:table-cell table:style-name="ce58" office:value-type="float" office:value="5" calcext:value-type="float">
            <text:p>5</text:p>
          </table:table-cell>
          <table:table-cell table:style-name="ce69" office:value-type="string" calcext:value-type="string">
            <text:p>160-1179-1-ND</text:p>
          </table:table-cell>
          <table:table-cell table:style-name="ce77" office:value-type="float" office:value="0.201" calcext:value-type="float">
            <text:p>0,201</text:p>
          </table:table-cell>
          <table:table-cell table:style-name="ce84" office:value-type="float" office:value="10" calcext:value-type="float">
            <text:p>10</text:p>
          </table:table-cell>
          <table:table-cell table:style-name="ce69" office:value-type="string" calcext:value-type="string">
            <text:p>859-LTST-C170GKT</text:p>
          </table:table-cell>
          <table:table-cell table:style-name="ce77" office:value-type="float" office:value="0.136" calcext:value-type="float">
            <text:p>0,136</text:p>
          </table:table-cell>
          <table:table-cell table:style-name="ce84" office:value-type="float" office:value="10" calcext:value-type="float">
            <text:p>10</text:p>
          </table:table-cell>
          <table:table-cell table:style-name="ce93" office:value-type="string" calcext:value-type="string">
            <text:p>692-0900</text:p>
          </table:table-cell>
          <table:table-cell table:style-name="ce93" office:value-type="string" calcext:value-type="string">
            <text:p>LTST-C170GKT</text:p>
          </table:table-cell>
          <table:table-cell table:style-name="ce77" office:value-type="float" office:value="0.211" calcext:value-type="float">
            <text:p>0,211</text:p>
          </table:table-cell>
          <table:table-cell table:style-name="ce84" office:value-type="float" office:value="50" calcext:value-type="float">
            <text:p>50</text:p>
          </table:table-cell>
          <table:table-cell table:style-name="ce103" office:value-type="string" calcext:value-type="string">
            <text:p>LTST-C170GKT</text:p>
          </table:table-cell>
          <table:table-cell table:style-name="ce51" office:value-type="float" office:value="0.0545" calcext:value-type="float">
            <text:p>0,055</text:p>
          </table:table-cell>
          <table:table-cell table:style-name="ce84" office:value-type="float" office:value="10" calcext:value-type="float">
            <text:p>10</text:p>
          </table:table-cell>
          <table:table-cell table:style-name="ce111"/>
          <table:table-cell table:style-name="ce84" table:formula="of:=IF([.W70]&lt;&gt;&quot;&quot;;&quot;&quot;;[.B70])" office:value-type="float" office:value="1" calcext:value-type="float">
            <text:p>1</text:p>
          </table:table-cell>
          <table:table-cell table:style-name="ce122" table:formula="of:=IF([.Z70]=[.H70];&quot;Farnell&quot;; IF([.Z70]=[.K70]; &quot;Digikey&quot;; IF([.Z70]=[.N70]; &quot;Mouser&quot;; IF([.Z70]=[.R70]; &quot;RS&quot;; IF([.Z70]=[.U70]; &quot;TME&quot;)))))" office:value-type="string" office:string-value="TME" calcext:value-type="string">
            <text:p>TME</text:p>
          </table:table-cell>
          <table:table-cell table:style-name="ce129" table:formula="of:=IF([.B70]&lt;&gt;&quot;&quot;;MIN([.H70];[.K70];[.N70];[.R70];[.U70]);&quot;&quot;)" office:value-type="currency" office:currency="EUR" office:value="0.0545" calcext:value-type="currency">
            <text:p>0,055 €</text:p>
          </table:table-cell>
          <table:table-cell table:style-name="ce122" table:formula="of:=[.B70]" office:value-type="float" office:value="1" calcext:value-type="float">
            <text:p>1</text:p>
          </table:table-cell>
          <table:table-cell table:style-name="ce140" table:formula="of:=[.Z70]*[.AA70]" office:value-type="float" office:value="0.0545" calcext:value-type="float">
            <text:p>0,055</text:p>
          </table:table-cell>
          <table:table-cell table:style-name="ce149" table:number-columns-repeated="987"/>
          <table:table-cell table:number-columns-repeated="9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22-23-2061</text:p>
          </table:table-cell>
          <table:table-cell table:style-name="ce24" office:value-type="string" calcext:value-type="string">
            <text:p>THT; 6-pin, 0.1” socket; wire-board; male</text:p>
          </table:table-cell>
          <table:table-cell table:style-name="ce65" office:value-type="string" calcext:value-type="string">
            <text:p>X4</text:p>
          </table:table-cell>
          <table:table-cell table:style-name="ce18" office:value-type="string" calcext:value-type="string">
            <text:p>1462922</text:p>
          </table:table-cell>
          <table:table-cell table:style-name="ce18" office:value-type="string" calcext:value-type="string">
            <text:p>22-23-2061</text:p>
          </table:table-cell>
          <table:table-cell table:style-name="ce50" office:value-type="float" office:value="0.229" calcext:value-type="float">
            <text:p>0,229</text:p>
          </table:table-cell>
          <table:table-cell table:style-name="ce57" office:value-type="float" office:value="100" calcext:value-type="float">
            <text:p>100</text:p>
          </table:table-cell>
          <table:table-cell table:style-name="ce68" office:value-type="string" calcext:value-type="string">
            <text:p>WM4204-ND</text:p>
          </table:table-cell>
          <table:table-cell table:style-name="ce76" office:value-type="float" office:value="0.341" calcext:value-type="float">
            <text:p>0,341</text:p>
          </table:table-cell>
          <table:table-cell table:style-name="ce83" office:value-type="float" office:value="10" calcext:value-type="float">
            <text:p>10</text:p>
          </table:table-cell>
          <table:table-cell table:style-name="ce68" office:value-type="string" calcext:value-type="string">
            <text:p>538-22-23-2061</text:p>
          </table:table-cell>
          <table:table-cell table:style-name="ce76" office:value-type="float" office:value="0.275" calcext:value-type="float">
            <text:p>0,275</text:p>
          </table:table-cell>
          <table:table-cell table:style-name="ce83" office:value-type="float" office:value="10" calcext:value-type="float">
            <text:p>10</text:p>
          </table:table-cell>
          <table:table-cell table:style-name="ce92" office:value-type="string" calcext:value-type="string">
            <text:p>679-5593</text:p>
          </table:table-cell>
          <table:table-cell table:style-name="ce18" office:value-type="string" calcext:value-type="string">
            <text:p>22-23-2061</text:p>
          </table:table-cell>
          <table:table-cell table:style-name="ce76" office:value-type="float" office:value="0.221" calcext:value-type="float">
            <text:p>0,221</text:p>
          </table:table-cell>
          <table:table-cell table:style-name="ce83" office:value-type="float" office:value="10" calcext:value-type="float">
            <text:p>10</text:p>
          </table:table-cell>
          <table:table-cell table:style-name="ce102" office:value-type="string" calcext:value-type="string">
            <text:p>MX-22-23-2061</text:p>
          </table:table-cell>
          <table:table-cell table:style-name="ce50" office:value-type="float" office:value="0.1241" calcext:value-type="float">
            <text:p>0,124</text:p>
          </table:table-cell>
          <table:table-cell table:style-name="ce83" office:value-type="float" office:value="5" calcext:value-type="float">
            <text:p>5</text:p>
          </table:table-cell>
          <table:table-cell table:style-name="ce110" table:formula="of:=[.B71]" office:value-type="float" office:value="1" calcext:value-type="float">
            <text:p>1</text:p>
          </table:table-cell>
          <table:table-cell table:style-name="ce83" table:formula="of:=IF([.W71]&lt;&gt;&quot;&quot;;&quot;&quot;;[.B71])">
            <text:p/>
          </table:table-cell>
          <table:table-cell table:style-name="ce122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9" table:formula="of:=IF([.B71]&lt;&gt;&quot;&quot;;MIN([.H71];[.K71];[.N71];[.R71];[.U71]);&quot;&quot;)" office:value-type="currency" office:currency="EUR" office:value="0.1241" calcext:value-type="currency">
            <text:p>0,124 €</text:p>
          </table:table-cell>
          <table:table-cell table:style-name="ce122" table:formula="of:=[.B71]" office:value-type="float" office:value="1" calcext:value-type="float">
            <text:p>1</text:p>
          </table:table-cell>
          <table:table-cell table:style-name="ce140" table:formula="of:=[.Z71]*[.AA71]" office:value-type="float" office:value="0.1241" calcext:value-type="float">
            <text:p>0,124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4JWHT</text:p>
          </table:table-cell>
          <table:table-cell table:style-name="ce24" office:value-type="string" calcext:value-type="string">
            <text:p>SW2 button cap; red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612-4J-WH</text:p>
          </table:table-cell>
          <table:table-cell table:style-name="ce76" office:value-type="float" office:value="0.126" calcext:value-type="float">
            <text:p>0,126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-</text:p>
          </table:table-cell>
          <table:table-cell table:style-name="ce50"/>
          <table:table-cell table:style-name="ce83"/>
          <table:table-cell table:style-name="ce110"/>
          <table:table-cell table:style-name="ce83"/>
          <table:table-cell table:style-name="ce122" table:formula="of:=IF([.Z74]=[.H74];&quot;Farnell&quot;; IF([.Z74]=[.K74]; &quot;Digikey&quot;; IF([.Z74]=[.N74]; &quot;Mouser&quot;; IF([.Z74]=[.R74]; &quot;RS&quot;; IF([.Z74]=[.U74]; &quot;TME&quot;)))))" office:value-type="string" office:string-value="Mouser" calcext:value-type="string">
            <text:p>Mouser</text:p>
          </table:table-cell>
          <table:table-cell table:style-name="ce129" table:formula="of:=IF([.B74]&lt;&gt;&quot;&quot;;MIN([.H74];[.K74];[.N74];[.R74];[.U74]);&quot;&quot;)" office:value-type="currency" office:currency="EUR" office:value="0.126" calcext:value-type="currency">
            <text:p>0,126 €</text:p>
          </table:table-cell>
          <table:table-cell table:style-name="ce122" table:formula="of:=[.B74]" office:value-type="float" office:value="1" calcext:value-type="float">
            <text:p>1</text:p>
          </table:table-cell>
          <table:table-cell table:style-name="ce140" table:formula="of:=[.Z74]*[.AA74]" office:value-type="float" office:value="0.126" calcext:value-type="float">
            <text:p>0,126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A1031648</text:p>
          </table:table-cell>
          <table:table-cell table:style-name="ce25" office:value-type="string" calcext:value-type="string">
            <text:p>SW1 knob with pointer; Ø31x16mm; grey</text:p>
          </table:table-cell>
          <table:table-cell table:style-name="ce15"/>
          <table:table-cell table:style-name="ce45" office:value-type="string" calcext:value-type="string">
            <text:p>-</text:p>
          </table:table-cell>
          <table:table-cell table:style-name="ce15"/>
          <table:table-cell table:style-name="ce51"/>
          <table:table-cell table:style-name="ce58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-</text:p>
          </table:table-cell>
          <table:table-cell table:style-name="ce93"/>
          <table:table-cell table:style-name="ce77"/>
          <table:table-cell table:style-name="ce84"/>
          <table:table-cell table:style-name="ce15" office:value-type="string" calcext:value-type="string">
            <text:p>A1031648</text:p>
          </table:table-cell>
          <table:table-cell table:style-name="ce51" office:value-type="float" office:value="1.9633" calcext:value-type="float">
            <text:p>1,963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5]=[.H75];&quot;Farnell&quot;; IF([.Z75]=[.K75]; &quot;Digikey&quot;; IF([.Z75]=[.N75]; &quot;Mouser&quot;; IF([.Z75]=[.R75]; &quot;RS&quot;; IF([.Z75]=[.U75]; &quot;TME&quot;)))))" office:value-type="string" office:string-value="TME" calcext:value-type="string">
            <text:p>TME</text:p>
          </table:table-cell>
          <table:table-cell table:style-name="ce129" table:formula="of:=IF([.B75]&lt;&gt;&quot;&quot;;MIN([.H75];[.K75];[.N75];[.R75];[.U75]);&quot;&quot;)" office:value-type="currency" office:currency="EUR" office:value="1.9633" calcext:value-type="currency">
            <text:p>1,963 €</text:p>
          </table:table-cell>
          <table:table-cell table:style-name="ce122" table:formula="of:=[.B75]" office:value-type="float" office:value="1" calcext:value-type="float">
            <text:p>1</text:p>
          </table:table-cell>
          <table:table-cell table:style-name="ce140" table:formula="of:=[.Z75]*[.AA75]" office:value-type="float" office:value="1.9633" calcext:value-type="float">
            <text:p>1,963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A1101007</text:p>
          </table:table-cell>
          <table:table-cell table:style-name="ce24" office:value-type="string" calcext:value-type="string">
            <text:p>SW1 knob pointer; grey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65" office:value-type="string" calcext:value-type="string">
            <text:p>A1101007</text:p>
          </table:table-cell>
          <table:table-cell table:style-name="ce50" office:value-type="float" office:value="0.5198" calcext:value-type="float">
            <text:p>0,52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6]=[.H76];&quot;Farnell&quot;; IF([.Z76]=[.K76]; &quot;Digikey&quot;; IF([.Z76]=[.N76]; &quot;Mouser&quot;; IF([.Z76]=[.R76]; &quot;RS&quot;; IF([.Z76]=[.U76]; &quot;TME&quot;)))))" office:value-type="string" office:string-value="TME" calcext:value-type="string">
            <text:p>TME</text:p>
          </table:table-cell>
          <table:table-cell table:style-name="ce129" table:formula="of:=IF([.B76]&lt;&gt;&quot;&quot;;MIN([.H76];[.K76];[.N76];[.R76];[.U76]);&quot;&quot;)" office:value-type="currency" office:currency="EUR" office:value="0.5198" calcext:value-type="currency">
            <text:p>0,520 €</text:p>
          </table:table-cell>
          <table:table-cell table:style-name="ce122" table:formula="of:=[.B76]" office:value-type="float" office:value="1" calcext:value-type="float">
            <text:p>1</text:p>
          </table:table-cell>
          <table:table-cell table:style-name="ce140" table:formula="of:=[.Z76]*[.AA76]" office:value-type="float" office:value="0.5198" calcext:value-type="float">
            <text:p>0,52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ER-TFT043-8-3023, resistive touchscreen</text:p>
          </table:table-cell>
          <table:table-cell table:style-name="ce25" office:value-type="string" calcext:value-type="string">
            <text:p>Buydisplay.com: <text:a xlink:href="https://www.buydisplay.com/default/low-cost-4-3-inch-480x272-tft-lcd-display-w-optl-capacitive-touch-screen" xlink:type="simple">https://www.buydisplay.com/default/low-cost-4-3-inch-480x272-tft-lcd-display-w-optl-capacitive-touch-screen</text:a></text:p>
          </table:table-cell>
          <table:table-cell table:style-name="ce15"/>
          <table:table-cell table:style-name="ce45"/>
          <table:table-cell table:style-name="ce15"/>
          <table:table-cell table:style-name="ce51"/>
          <table:table-cell table:style-name="ce58"/>
          <table:table-cell table:style-name="ce69"/>
          <table:table-cell table:style-name="ce77"/>
          <table:table-cell table:style-name="ce84"/>
          <table:table-cell table:style-name="ce69"/>
          <table:table-cell table:style-name="ce77"/>
          <table:table-cell table:style-name="ce84"/>
          <table:table-cell table:style-name="ce93" table:number-columns-repeated="2"/>
          <table:table-cell table:style-name="ce77"/>
          <table:table-cell table:style-name="ce84"/>
          <table:table-cell table:style-name="ce15"/>
          <table:table-cell table:style-name="ce51"/>
          <table:table-cell table:style-name="ce84"/>
          <table:table-cell table:style-name="ce111"/>
          <table:table-cell table:style-name="ce84"/>
          <table:table-cell table:style-name="ce125" office:value-type="string" calcext:value-type="string">
            <text:p>Buydisplay.com</text:p>
          </table:table-cell>
          <table:table-cell table:style-name="ce129" office:value-type="currency" office:currency="EUR" office:value="13.7" calcext:value-type="currency">
            <text:p>13,700 €</text:p>
          </table:table-cell>
          <table:table-cell table:style-name="ce122" table:formula="of:=[.B77]" office:value-type="float" office:value="1" calcext:value-type="float">
            <text:p>1</text:p>
          </table:table-cell>
          <table:table-cell table:style-name="ce140" table:formula="of:=[.Z77]*[.AA77]" office:value-type="float" office:value="13.7" calcext:value-type="float">
            <text:p>13,7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/>
          <table:table-cell table:style-name="ce65" office:value-type="string" calcext:value-type="string">
            <text:p>Display option: RFE43BH-AIW-DNS</text:p>
          </table:table-cell>
          <table:table-cell table:style-name="ce24" office:value-type="string" calcext:value-type="string">
            <text:p>TFT LCD 4.3”; 480x272; resistive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68" office:value-type="string" calcext:value-type="string">
            <text:p>-</text:p>
          </table:table-cell>
          <table:table-cell table:style-name="ce76"/>
          <table:table-cell table:style-name="ce83"/>
          <table:table-cell table:style-name="ce92" office:value-type="string" calcext:value-type="string">
            <text:p>-</text:p>
          </table:table-cell>
          <table:table-cell table:style-name="ce18"/>
          <table:table-cell table:style-name="ce76"/>
          <table:table-cell table:style-name="ce83"/>
          <table:table-cell table:style-name="ce18" office:value-type="string" calcext:value-type="string">
            <text:p>RFE43BH-AIW-DNS</text:p>
          </table:table-cell>
          <table:table-cell table:style-name="ce50" office:value-type="float" office:value="21.14" calcext:value-type="float">
            <text:p>21,14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78]=[.H78];&quot;Farnell&quot;; IF([.Z78]=[.K78]; &quot;Digikey&quot;; IF([.Z78]=[.N78]; &quot;Mouser&quot;; IF([.Z78]=[.R78]; &quot;RS&quot;; IF([.Z78]=[.U78]; &quot;TME&quot;)))))" office:value-type="string" office:string-value="Farnell" calcext:value-type="string">
            <text:p>Farnell</text:p>
          </table:table-cell>
          <table:table-cell table:style-name="ce129" table:formula="of:=IF([.B78]&lt;&gt;&quot;&quot;;MIN([.H78];[.K78];[.N78];[.R78];[.U78]);&quot;&quot;)">
            <text:p/>
          </table:table-cell>
          <table:table-cell table:style-name="ce122" table:formula="of:=[.B78]" office:value-type="float" office:value="0" calcext:value-type="float">
            <text:p>0</text:p>
          </table:table-cell>
          <table:table-cell table:style-name="ce140" table:formula="of:=[.Z78]*[.AA78]" office:value-type="float" office:value="0" calcext:value-type="float">
            <text:p>0,00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25" office:value-type="string" calcext:value-type="string">
            <text:p>Pluggable terminal block; 3.5mm; push-in, 5-pin</text:p>
          </table:table-cell>
          <table:table-cell table:style-name="ce15"/>
          <table:table-cell table:style-name="ce45" office:value-type="string" calcext:value-type="string">
            <text:p>1792972</text:p>
          </table:table-cell>
          <table:table-cell table:style-name="ce15" office:value-type="string" calcext:value-type="string">
            <text:p>FMC 1,5/ 5-ST-3,5</text:p>
          </table:table-cell>
          <table:table-cell table:style-name="ce51" office:value-type="float" office:value="3.36" calcext:value-type="float">
            <text:p>3,36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277-6248-ND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651-1952296</text:p>
          </table:table-cell>
          <table:table-cell table:style-name="ce77" office:value-type="float" office:value="5.06" calcext:value-type="float">
            <text:p>5,060</text:p>
          </table:table-cell>
          <table:table-cell table:style-name="ce84" office:value-type="float" office:value="1" calcext:value-type="float">
            <text:p>1</text:p>
          </table:table-cell>
          <table:table-cell table:style-name="ce93" office:value-type="string" calcext:value-type="string">
            <text:p>176-1456</text:p>
          </table:table-cell>
          <table:table-cell table:style-name="ce93" office:value-type="string" calcext:value-type="string">
            <text:p>1952296</text:p>
          </table:table-cell>
          <table:table-cell table:style-name="ce77" office:value-type="float" office:value="5.056" calcext:value-type="float">
            <text:p>5,056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15EDGKN-3.5-05P-14-1000AH</text:p>
          </table:table-cell>
          <table:table-cell table:style-name="ce51" office:value-type="float" office:value="1.2712" calcext:value-type="float">
            <text:p>1,271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9" table:formula="of:=IF([.B79]&lt;&gt;&quot;&quot;;MIN([.H79];[.K79];[.N79];[.R79];[.U79]);&quot;&quot;)" office:value-type="currency" office:currency="EUR" office:value="1.2712" calcext:value-type="currency">
            <text:p>1,271 €</text:p>
          </table:table-cell>
          <table:table-cell table:style-name="ce122" table:formula="of:=[.B79]" office:value-type="float" office:value="1" calcext:value-type="float">
            <text:p>1</text:p>
          </table:table-cell>
          <table:table-cell table:style-name="ce140" table:formula="of:=[.Z79]*[.AA79]" office:value-type="float" office:value="1.2712" calcext:value-type="float">
            <text:p>1,271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>
            <text:p>Micro SD card</text:p>
          </table:table-cell>
          <table:table-cell table:style-name="ce24" office:value-type="string" calcext:value-type="string">
            <text:p>4 GB or 8 GB without adapter</text:p>
          </table:table-cell>
          <table:table-cell table:style-name="ce65"/>
          <table:table-cell table:style-name="ce18" office:value-type="string" calcext:value-type="string">
            <text:p>-</text:p>
          </table:table-cell>
          <table:table-cell table:style-name="ce18"/>
          <table:table-cell table:style-name="ce50"/>
          <table:table-cell table:style-name="ce57"/>
          <table:table-cell table:style-name="ce68" office:value-type="string" calcext:value-type="string">
            <text:p>SQF-MSDM1-4G-21C-ND</text:p>
          </table:table-cell>
          <table:table-cell table:style-name="ce76" office:value-type="float" office:value="8.56" calcext:value-type="float">
            <text:p>8,560</text:p>
          </table:table-cell>
          <table:table-cell table:style-name="ce83" office:value-type="float" office:value="1" calcext:value-type="float">
            <text:p>1</text:p>
          </table:table-cell>
          <table:table-cell table:style-name="ce68" office:value-type="string" calcext:value-type="string">
            <text:p>619-32328 </text:p>
          </table:table-cell>
          <table:table-cell table:style-name="ce76" office:value-type="float" office:value="6.98" calcext:value-type="float">
            <text:p>6,980</text:p>
          </table:table-cell>
          <table:table-cell table:style-name="ce83" office:value-type="float" office:value="1" calcext:value-type="float">
            <text:p>1</text:p>
          </table:table-cell>
          <table:table-cell table:style-name="ce92" office:value-type="string" calcext:value-type="string">
            <text:p>124-1042</text:p>
          </table:table-cell>
          <table:table-cell table:style-name="ce18" office:value-type="string" calcext:value-type="string">
            <text:p>MS-C6-8G</text:p>
          </table:table-cell>
          <table:table-cell table:style-name="ce76" office:value-type="float" office:value="12.35" calcext:value-type="float">
            <text:p>12,350</text:p>
          </table:table-cell>
          <table:table-cell table:style-name="ce83" office:value-type="float" office:value="1" calcext:value-type="float">
            <text:p>1</text:p>
          </table:table-cell>
          <table:table-cell table:style-name="ce18" office:value-type="string" calcext:value-type="string">
            <text:p>M400-0080R11</text:p>
          </table:table-cell>
          <table:table-cell table:style-name="ce50" office:value-type="float" office:value="3.81" calcext:value-type="float">
            <text:p>3,810</text:p>
          </table:table-cell>
          <table:table-cell table:style-name="ce83" office:value-type="float" office:value="1" calcext:value-type="float">
            <text:p>1</text:p>
          </table:table-cell>
          <table:table-cell table:style-name="ce110"/>
          <table:table-cell table:style-name="ce83"/>
          <table:table-cell table:style-name="ce122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9" table:formula="of:=IF([.B80]&lt;&gt;&quot;&quot;;MIN([.H80];[.K80];[.N80];[.R80];[.U80]);&quot;&quot;)" office:value-type="currency" office:currency="EUR" office:value="3.81" calcext:value-type="currency">
            <text:p>3,810 €</text:p>
          </table:table-cell>
          <table:table-cell table:style-name="ce122" table:formula="of:=[.B80]" office:value-type="float" office:value="1" calcext:value-type="float">
            <text:p>1</text:p>
          </table:table-cell>
          <table:table-cell table:style-name="ce140" table:formula="of:=[.Z80]*[.AA80]" office:value-type="float" office:value="3.81" calcext:value-type="float">
            <text:p>3,810</text:p>
          </table:table-cell>
          <table:table-cell table:number-columns-repeated="996"/>
        </table:table-row>
        <table:table-row table:style-name="ro3">
          <table:table-cell table:style-name="ce3"/>
          <table:table-cell table:style-name="ce11" office:value-type="float" office:value="1" calcext:value-type="float">
            <text:p>1</text:p>
          </table:table-cell>
          <table:table-cell table:style-name="ce15" office:value-type="string" calcext:value-type="string">
            <text:p>CR2025</text:p>
          </table:table-cell>
          <table:table-cell table:style-name="ce25" office:value-type="string" calcext:value-type="string">
            <text:p>Battery; lithium; 3V; Ø20x2.5mm</text:p>
          </table:table-cell>
          <table:table-cell table:style-name="ce15"/>
          <table:table-cell table:style-name="ce45" office:value-type="string" calcext:value-type="string">
            <text:p>1823475</text:p>
          </table:table-cell>
          <table:table-cell table:style-name="ce15" office:value-type="string" calcext:value-type="string">
            <text:p>CR 2025 MFR (1BL) </text:p>
          </table:table-cell>
          <table:table-cell table:style-name="ce51" office:value-type="float" office:value="1.71" calcext:value-type="float">
            <text:p>1,710</text:p>
          </table:table-cell>
          <table:table-cell table:style-name="ce58" office:value-type="float" office:value="1" calcext:value-type="float">
            <text:p>1</text:p>
          </table:table-cell>
          <table:table-cell table:style-name="ce69" office:value-type="string" calcext:value-type="string">
            <text:p>1908-1384-ND</text:p>
          </table:table-cell>
          <table:table-cell table:style-name="ce77" office:value-type="float" office:value="0.23" calcext:value-type="float">
            <text:p>0,230</text:p>
          </table:table-cell>
          <table:table-cell table:style-name="ce84" office:value-type="float" office:value="1" calcext:value-type="float">
            <text:p>1</text:p>
          </table:table-cell>
          <table:table-cell table:style-name="ce69" office:value-type="string" calcext:value-type="string">
            <text:p>-</text:p>
          </table:table-cell>
          <table:table-cell table:style-name="ce77"/>
          <table:table-cell table:style-name="ce84"/>
          <table:table-cell table:style-name="ce93" office:value-type="string" calcext:value-type="string">
            <text:p>457-4741</text:p>
          </table:table-cell>
          <table:table-cell table:style-name="ce93" office:value-type="string" calcext:value-type="string">
            <text:p>CR-2025/BN</text:p>
          </table:table-cell>
          <table:table-cell table:style-name="ce77" office:value-type="float" office:value="1.74" calcext:value-type="float">
            <text:p>1,740</text:p>
          </table:table-cell>
          <table:table-cell table:style-name="ce84" office:value-type="float" office:value="1" calcext:value-type="float">
            <text:p>1</text:p>
          </table:table-cell>
          <table:table-cell table:style-name="ce15" office:value-type="string" calcext:value-type="string">
            <text:p>BAT-CR2025/RE-B</text:p>
          </table:table-cell>
          <table:table-cell table:style-name="ce51" office:value-type="float" office:value="0.58" calcext:value-type="float">
            <text:p>0,580</text:p>
          </table:table-cell>
          <table:table-cell table:style-name="ce84" office:value-type="float" office:value="1" calcext:value-type="float">
            <text:p>1</text:p>
          </table:table-cell>
          <table:table-cell table:style-name="ce111"/>
          <table:table-cell table:style-name="ce84"/>
          <table:table-cell table:style-name="ce122" table:formula="of:=IF([.Z81]=[.H81];&quot;Farnell&quot;; IF([.Z81]=[.K81]; &quot;Digikey&quot;; IF([.Z81]=[.N81]; &quot;Mouser&quot;; IF([.Z81]=[.R81]; &quot;RS&quot;; IF([.Z81]=[.U81]; &quot;TME&quot;)))))" office:value-type="string" office:string-value="Digikey" calcext:value-type="string">
            <text:p>Digikey</text:p>
          </table:table-cell>
          <table:table-cell table:style-name="ce129" table:formula="of:=IF([.B81]&lt;&gt;&quot;&quot;;MIN([.H81];[.K81];[.N81];[.R81];[.U81]);&quot;&quot;)" office:value-type="currency" office:currency="EUR" office:value="0.23" calcext:value-type="currency">
            <text:p>0,230 €</text:p>
          </table:table-cell>
          <table:table-cell table:style-name="ce122" table:formula="of:=[.B81]" office:value-type="float" office:value="1" calcext:value-type="float">
            <text:p>1</text:p>
          </table:table-cell>
          <table:table-cell table:style-name="ce140" table:formula="of:=[.Z81]*[.AA81]" office:value-type="float" office:value="0.23" calcext:value-type="float">
            <text:p>0,230</text:p>
          </table:table-cell>
          <table:table-cell table:number-columns-repeated="996"/>
        </table:table-row>
        <table:table-row table:style-name="ro5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41" table:formula="of:=SUM([.AB74:.AB81])" office:value-type="currency" office:currency="EUR" office:value="21.6203" calcext:value-type="currency">
            <text:p>21,62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6"/>
          <table:table-cell table:style-name="ce123"/>
          <table:table-cell table:style-name="ce130"/>
          <table:table-cell table:style-name="ce123"/>
          <table:table-cell table:style-name="ce16"/>
          <table:table-cell table:number-columns-repeated="996"/>
        </table:table-row>
        <table:table-row table:style-name="ro8">
          <table:table-cell table:style-name="ce4"/>
          <table:table-cell table:style-name="ce2"/>
          <table:table-cell table:style-name="ce17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7"/>
          <table:covered-table-cell table:style-name="ce53"/>
          <table:covered-table-cell table:style-name="ce60"/>
          <table:covered-table-cell table:style-name="ce71"/>
          <table:covered-table-cell table:style-name="ce78"/>
          <table:covered-table-cell table:style-name="ce86"/>
          <table:covered-table-cell table:style-name="ce71"/>
          <table:covered-table-cell table:style-name="ce78"/>
          <table:covered-table-cell table:style-name="ce86"/>
          <table:covered-table-cell table:number-columns-repeated="2" table:style-name="ce71"/>
          <table:covered-table-cell table:style-name="ce95"/>
          <table:covered-table-cell table:style-name="ce86"/>
          <table:covered-table-cell table:style-name="ce27"/>
          <table:covered-table-cell table:style-name="ce105"/>
          <table:covered-table-cell table:style-name="ce86"/>
          <table:covered-table-cell table:style-name="ce113"/>
          <table:covered-table-cell table:style-name="ce86"/>
          <table:covered-table-cell table:style-name="ce124"/>
          <table:covered-table-cell table:style-name="ce131"/>
          <table:covered-table-cell table:number-columns-repeated="2" table:style-name="ce124"/>
          <table:table-cell table:number-columns-repeated="996"/>
        </table:table-row>
        <table:table-row table:style-name="ro5">
          <table:table-cell table:style-name="ce33"/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PCB 4-layer 139 x 70 mm</text:p>
          </table:table-cell>
          <table:table-cell table:style-name="ce28" office:value-type="string" calcext:value-type="string">
            <text:p>ALLPCB.com (Qty of 5)</text:p>
          </table:table-cell>
          <table:table-cell table:style-name="ce40" office:value-type="string" calcext:value-type="string">
            <text:p>-</text:p>
          </table:table-cell>
          <table:table-cell table:style-name="ce179" table:number-columns-spanned="19" table:number-rows-spanned="1"/>
          <table:covered-table-cell table:style-name="ce179"/>
          <table:covered-table-cell table:style-name="ce33"/>
          <table:covered-table-cell table:style-name="ce61"/>
          <table:covered-table-cell table:style-name="ce72"/>
          <table:covered-table-cell table:style-name="ce33"/>
          <table:covered-table-cell table:style-name="ce87"/>
          <table:covered-table-cell table:style-name="ce72"/>
          <table:covered-table-cell table:style-name="ce33"/>
          <table:covered-table-cell table:style-name="ce87"/>
          <table:covered-table-cell table:number-columns-repeated="2" table:style-name="ce72"/>
          <table:covered-table-cell table:style-name="ce33"/>
          <table:covered-table-cell table:style-name="ce98"/>
          <table:covered-table-cell table:style-name="ce179"/>
          <table:covered-table-cell table:style-name="ce33"/>
          <table:covered-table-cell table:number-columns-repeated="3" table:style-name="ce98"/>
          <table:table-cell table:style-name="ce125" office:value-type="string" calcext:value-type="string">
            <text:p>ALLPCB</text:p>
          </table:table-cell>
          <table:table-cell table:style-name="ce129" office:value-type="currency" office:currency="EUR" office:value="12.8" calcext:value-type="currency">
            <text:p>12,800 €</text:p>
          </table:table-cell>
          <table:table-cell table:style-name="ce122" office:value-type="float" office:value="1" calcext:value-type="float">
            <text:p>1</text:p>
          </table:table-cell>
          <table:table-cell table:style-name="ce140" table:formula="of:=[.Z85]*[.AA85]" office:value-type="float" office:value="12.8" calcext:value-type="float">
            <text:p>12,800</text:p>
          </table:table-cell>
          <table:table-cell table:number-columns-repeated="996"/>
        </table:table-row>
        <table:table-row table:style-name="ro7">
          <table:table-cell table:style-name="ce33"/>
          <table:table-cell table:style-name="ce12"/>
          <table:table-cell table:style-name="ce16"/>
          <table:table-cell table:style-name="ce26"/>
          <table:table-cell table:style-name="ce39"/>
          <table:table-cell table:style-name="ce26" table:number-columns-repeated="2"/>
          <table:table-cell table:style-name="ce52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 table:number-columns-repeated="2"/>
          <table:table-cell table:style-name="ce16"/>
          <table:table-cell table:style-name="ce97"/>
          <table:table-cell table:style-name="ce26"/>
          <table:table-cell table:style-name="ce16"/>
          <table:table-cell table:style-name="ce107"/>
          <table:table-cell table:style-name="ce112"/>
          <table:table-cell table:style-name="ce117"/>
          <table:table-cell table:style-name="ce123"/>
          <table:table-cell table:style-name="ce130"/>
          <table:table-cell table:style-name="ce123"/>
          <table:table-cell table:style-name="ce141" table:formula="of:=SUM([.AB85:.AB85])" office:value-type="currency" office:currency="EUR" office:value="12.8" calcext:value-type="currency">
            <text:p>12,80 €</text:p>
          </table:table-cell>
          <table:table-cell table:number-columns-repeated="996"/>
        </table:table-row>
        <table:table-row table:style-name="ro8">
          <table:table-cell table:style-name="ce33"/>
          <table:table-cell table:style-name="ce12"/>
          <table:table-cell table:style-name="ce16"/>
          <table:table-cell table:style-name="ce29" office:value-type="string" calcext:value-type="string">
            <text:p>All prices are net prices (without VAT)</text:p>
          </table:table-cell>
          <table:table-cell table:style-name="ce41"/>
          <table:table-cell table:style-name="ce47" table:number-columns-repeated="2"/>
          <table:table-cell table:style-name="ce19"/>
          <table:table-cell table:style-name="ce62"/>
          <table:table-cell table:style-name="ce47"/>
          <table:table-cell table:style-name="ce19"/>
          <table:table-cell table:style-name="ce88"/>
          <table:table-cell table:style-name="ce47"/>
          <table:table-cell table:style-name="ce19"/>
          <table:table-cell table:style-name="ce88"/>
          <table:table-cell table:style-name="ce47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9">
          <table:table-cell table:style-name="ce33"/>
          <table:table-cell table:style-name="ce12"/>
          <table:table-cell table:style-name="ce19"/>
          <table:table-cell table:style-name="ce30"/>
          <table:table-cell table:style-name="ce39"/>
          <table:table-cell table:style-name="ce26" table:number-columns-repeated="2"/>
          <table:table-cell table:style-name="ce16"/>
          <table:table-cell table:style-name="ce59"/>
          <table:table-cell table:style-name="ce70"/>
          <table:table-cell table:style-name="ce16"/>
          <table:table-cell table:style-name="ce85"/>
          <table:table-cell table:style-name="ce70"/>
          <table:table-cell table:style-name="ce16"/>
          <table:table-cell table:style-name="ce85"/>
          <table:table-cell table:style-name="ce70"/>
          <table:table-cell table:style-name="ce47"/>
          <table:table-cell table:style-name="ce19"/>
          <table:table-cell table:style-name="ce99"/>
          <table:table-cell table:style-name="ce47"/>
          <table:table-cell table:style-name="ce19"/>
          <table:table-cell table:style-name="ce90"/>
          <table:table-cell/>
          <table:table-cell table:style-name="ce118"/>
          <table:table-cell table:style-name="ce126"/>
          <table:table-cell table:style-name="ce132"/>
          <table:table-cell table:style-name="ce136" office:value-type="string" calcext:value-type="string">
            <text:p>Total</text:p>
          </table:table-cell>
          <table:table-cell table:style-name="ce142" table:formula="of:=[.AB56]+[.AB82]+[.AB86]" office:value-type="currency" office:currency="EUR" office:value="69.47546" calcext:value-type="currency">
            <text:p>69,48 €</text:p>
          </table:table-cell>
          <table:table-cell table:number-columns-repeated="996"/>
        </table:table-row>
        <table:table-row table:style-name="ro3">
          <table:table-cell table:style-name="ce33"/>
          <table:table-cell table:style-name="ce12"/>
          <table:table-cell table:style-name="ce16"/>
          <table:table-cell table:style-name="ce31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style-name="ce175"/>
          <table:covered-table-cell table:number-columns-repeated="3" table:style-name="ce166"/>
          <table:covered-table-cell table:style-name="ce196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70"/>
          <table:table-cell table:style-name="ce16"/>
          <table:table-cell table:style-name="ce97"/>
          <table:table-cell table:style-name="ce26"/>
          <table:table-cell table:style-name="ce16"/>
          <table:table-cell table:style-name="ce90"/>
          <table:table-cell/>
          <table:table-cell table:style-name="ce97"/>
          <table:table-cell table:style-name="ce16" table:number-columns-repeated="4"/>
          <table:table-cell table:number-columns-repeated="996"/>
        </table:table-row>
        <table:table-row table:style-name="ro1">
          <table:table-cell table:style-name="ce6"/>
          <table:table-cell table:style-name="ce12"/>
          <table:table-cell table:style-name="ce20"/>
          <table:table-cell table:style-name="ce165"/>
          <table:table-cell table:style-name="ce65"/>
          <table:table-cell table:style-name="ce167" table:number-columns-repeated="2"/>
          <table:table-cell table:style-name="Default"/>
          <table:table-cell table:style-name="ce197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0"/>
          <table:table-cell table:style-name="ce165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ce65"/>
          <table:covered-table-cell table:number-columns-repeated="2" table:style-name="ce167"/>
          <table:covered-table-cell table:style-name="Default"/>
          <table:covered-table-cell table:style-name="ce197"/>
          <table:covered-table-cell table:number-columns-repeated="2" table:style-name="ce166"/>
          <table:covered-table-cell table:style-name="ce222"/>
          <table:covered-table-cell table:style-name="ce166"/>
          <table:table-cell table:style-name="ce166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 table:style-name="ce6"/>
          <table:table-cell table:style-name="ce12"/>
          <table:table-cell table:style-name="ce21"/>
          <table:table-cell table:style-name="ce166"/>
          <table:table-cell table:style-name="ce175"/>
          <table:table-cell table:style-name="ce166" table:number-columns-repeated="3"/>
          <table:table-cell table:style-name="ce196"/>
          <table:table-cell table:style-name="ce166" table:number-columns-repeated="2"/>
          <table:table-cell table:style-name="ce222"/>
          <table:table-cell table:style-name="ce166" table:number-columns-repeated="2"/>
          <table:table-cell table:style-name="ce222"/>
          <table:table-cell table:style-name="ce166"/>
          <table:table-cell table:style-name="ce20" table:number-columns-repeated="2"/>
          <table:table-cell table:style-name="ce100"/>
          <table:table-cell table:style-name="ce20" table:number-columns-repeated="2"/>
          <table:table-cell table:style-name="ce108"/>
          <table:table-cell table:style-name="Default" table:number-columns-repeated="2"/>
          <table:table-cell table:style-name="ce119"/>
          <table:table-cell table:style-name="ce133" table:number-columns-spanned="2" table:number-rows-spanned="1"/>
          <table:covered-table-cell table:style-name="ce137"/>
          <table:table-cell table:style-name="ce143"/>
          <table:table-cell table:number-columns-repeated="996"/>
        </table:table-row>
        <table:table-row table:style-name="ro10">
          <table:table-cell/>
          <table:table-cell table:style-name="ce12"/>
          <table:table-cell table:style-name="ce22"/>
          <table:table-cell table:style-name="ce167"/>
          <table:table-cell table:style-name="ce175"/>
          <table:table-cell table:style-name="ce166" table:number-columns-repeated="3"/>
          <table:table-cell table:style-name="ce196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 table:style-name="Default" table:number-columns-repeated="4"/>
          <table:table-cell table:style-name="ce138"/>
          <table:table-cell table:style-name="ce142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35"/>
          <table:table-cell table:style-name="ce65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119" table:number-columns-repeated="2"/>
          <table:table-cell table:style-name="ce108"/>
          <table:table-cell table:style-name="ce119"/>
          <table:table-cell table:style-name="ce144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167"/>
          <table:table-cell table:style-name="ce65"/>
          <table:table-cell table:number-columns-repeated="3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Default" table:number-columns-repeated="5"/>
          <table:table-cell table:number-columns-repeated="996"/>
        </table:table-row>
        <table:table-row table:style-name="ro10">
          <table:table-cell table:number-columns-repeated="2"/>
          <table:table-cell table:style-name="ce16"/>
          <table:table-cell table:style-name="ce35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2"/>
          <table:table-cell table:style-name="ce16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11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style-name="ce119"/>
          <table:table-cell table:style-name="ce108"/>
          <table:table-cell table:style-name="ce119"/>
          <table:table-cell table:style-name="ce145"/>
          <table:table-cell table:number-columns-repeated="996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156"/>
          <table:table-cell table:style-name="ce43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156"/>
          <table:table-cell table:style-name="ce156" table:number-columns-spanned="5" table:number-rows-spanned="1"/>
          <table:covered-table-cell table:number-columns-repeated="3"/>
          <table:covered-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167"/>
          <table:table-cell table:style-name="ce65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5">
          <table:table-cell table:number-columns-repeated="3"/>
          <table:table-cell table:style-name="ce167"/>
          <table:table-cell table:style-name="ce65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167"/>
          <table:table-cell table:style-name="ce65"/>
          <table:table-cell table:style-name="Default" table:number-columns-repeated="3"/>
          <table:table-cell table:style-name="ce197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6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>
          <table:table-cell table:number-columns-repeated="3"/>
          <table:table-cell table:style-name="ce38"/>
          <table:table-cell table:number-columns-repeated="4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98"/>
          <table:table-cell/>
          <table:table-cell table:style-name="ce79"/>
          <table:table-cell table:style-name="ce90"/>
          <table:table-cell/>
          <table:table-cell table:style-name="ce79"/>
          <table:table-cell table:style-name="ce90"/>
          <table:table-cell table:number-columns-repeated="3"/>
          <table:table-cell table:style-name="ce90"/>
          <table:table-cell table:number-columns-repeated="2"/>
          <table:table-cell table:style-name="ce90"/>
          <table:table-cell/>
          <table:table-cell table:style-name="ce90"/>
          <table:table-cell table:number-columns-repeated="3"/>
          <table:table-cell table:style-name="ce146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2" table:number-rows-repeated="598">
          <table:table-cell table:number-columns-repeated="1024"/>
        </table:table-row>
        <table:table-row table:style-name="ro13" table:number-rows-repeated="18">
          <table:table-cell table:number-columns-repeated="1024"/>
        </table:table-row>
        <table:table-row table:style-name="ro12" table:number-rows-repeated="24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6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18:'EEZ PSU consolidated BOM'.AMJ27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.00.0000</text:date>, <text:time style:data-style-name="N2" text:time-value="13:11:27.248255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MCU BOM (r1B6, 2019-11-1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date>2019-11-15T13:15:13.287024867</dc:date>
    <meta:editing-cycles>2834</meta:editing-cycles>
    <meta:editing-duration>P15DT10H24M15S</meta:editing-duration>
    <meta:generator>LibreOffice/6.2.4.2$Linux_X86_64 LibreOffice_project/2412653d852ce75f65fbfa83fb7e7b669a126d64</meta:generator>
    <meta:document-statistic meta:table-count="1" meta:cell-count="1865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